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228</text:p>
          </table:table-cell>
          <table:table-cell/>
          <table:table-cell table:formula="of:=IF([.A1]=&quot;&quot;;&quot;&quot;;CONCATENATE(&quot; &quot;;[.A1];&quot; &quot;;[.B1];&quot; &quot;;))" office:value-type="string" office:string-value=" BR 228 " calcext:value-type="string">
            <text:p><text:s/>BR 228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2]=&quot;&quot;;&quot;&quot;;CONCATENATE(&quot; &quot;;[.A2];&quot; &quot;;[.B2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4</text:p>
          </table:table-cell>
          <table:table-cell/>
          <table:table-cell table:formula="of:=IF([.A3]=&quot;&quot;;&quot;&quot;;CONCATENATE(&quot; &quot;;[.A3];&quot; &quot;;[.B3];&quot; &quot;;))" office:value-type="string" office:string-value=" 228 104 " calcext:value-type="string">
            <text:p><text:s/>228 1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5</text:p>
          </table:table-cell>
          <table:table-cell/>
          <table:table-cell table:formula="of:=IF([.A4]=&quot;&quot;;&quot;&quot;;CONCATENATE(&quot; &quot;;[.A4];&quot; &quot;;[.B4];&quot; &quot;;))" office:value-type="string" office:string-value=" 228 105 " calcext:value-type="string">
            <text:p><text:s/>228 1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6</text:p>
          </table:table-cell>
          <table:table-cell/>
          <table:table-cell table:formula="of:=IF([.A5]=&quot;&quot;;&quot;&quot;;CONCATENATE(&quot; &quot;;[.A5];&quot; &quot;;[.B5];&quot; &quot;;))" office:value-type="string" office:string-value=" 228 106 " calcext:value-type="string">
            <text:p><text:s/>228 1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7</text:p>
          </table:table-cell>
          <table:table-cell/>
          <table:table-cell table:formula="of:=IF([.A6]=&quot;&quot;;&quot;&quot;;CONCATENATE(&quot; &quot;;[.A6];&quot; &quot;;[.B6];&quot; &quot;;))" office:value-type="string" office:string-value=" 228 107 " calcext:value-type="string">
            <text:p><text:s/>228 1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8</text:p>
          </table:table-cell>
          <table:table-cell/>
          <table:table-cell table:formula="of:=IF([.A7]=&quot;&quot;;&quot;&quot;;CONCATENATE(&quot; &quot;;[.A7];&quot; &quot;;[.B7];&quot; &quot;;))" office:value-type="string" office:string-value=" 228 108 " calcext:value-type="string">
            <text:p><text:s/>228 1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09</text:p>
          </table:table-cell>
          <table:table-cell/>
          <table:table-cell table:formula="of:=IF([.A8]=&quot;&quot;;&quot;&quot;;CONCATENATE(&quot; &quot;;[.A8];&quot; &quot;;[.B8];&quot; &quot;;))" office:value-type="string" office:string-value=" 228 109 " calcext:value-type="string">
            <text:p><text:s/>228 1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0</text:p>
          </table:table-cell>
          <table:table-cell/>
          <table:table-cell table:formula="of:=IF([.A9]=&quot;&quot;;&quot;&quot;;CONCATENATE(&quot; &quot;;[.A9];&quot; &quot;;[.B9];&quot; &quot;;))" office:value-type="string" office:string-value=" 228 110 " calcext:value-type="string">
            <text:p><text:s/>228 1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1</text:p>
          </table:table-cell>
          <table:table-cell/>
          <table:table-cell table:formula="of:=IF([.A10]=&quot;&quot;;&quot;&quot;;CONCATENATE(&quot; &quot;;[.A10];&quot; &quot;;[.B10];&quot; &quot;;))" office:value-type="string" office:string-value=" 228 111 " calcext:value-type="string">
            <text:p><text:s/>228 1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2</text:p>
          </table:table-cell>
          <table:table-cell/>
          <table:table-cell table:formula="of:=IF([.A11]=&quot;&quot;;&quot;&quot;;CONCATENATE(&quot; &quot;;[.A11];&quot; &quot;;[.B11];&quot; &quot;;))" office:value-type="string" office:string-value=" 228 112 " calcext:value-type="string">
            <text:p><text:s/>228 1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3</text:p>
          </table:table-cell>
          <table:table-cell/>
          <table:table-cell table:formula="of:=IF([.A12]=&quot;&quot;;&quot;&quot;;CONCATENATE(&quot; &quot;;[.A12];&quot; &quot;;[.B12];&quot; &quot;;))" office:value-type="string" office:string-value=" 228 113 " calcext:value-type="string">
            <text:p><text:s/>228 1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4</text:p>
          </table:table-cell>
          <table:table-cell/>
          <table:table-cell table:formula="of:=IF([.A13]=&quot;&quot;;&quot;&quot;;CONCATENATE(&quot; &quot;;[.A13];&quot; &quot;;[.B13];&quot; &quot;;))" office:value-type="string" office:string-value=" 228 114 " calcext:value-type="string">
            <text:p><text:s/>228 1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5</text:p>
          </table:table-cell>
          <table:table-cell/>
          <table:table-cell table:formula="of:=IF([.A14]=&quot;&quot;;&quot;&quot;;CONCATENATE(&quot; &quot;;[.A14];&quot; &quot;;[.B14];&quot; &quot;;))" office:value-type="string" office:string-value=" 228 115 " calcext:value-type="string">
            <text:p><text:s/>228 1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6</text:p>
          </table:table-cell>
          <table:table-cell/>
          <table:table-cell table:formula="of:=IF([.A15]=&quot;&quot;;&quot;&quot;;CONCATENATE(&quot; &quot;;[.A15];&quot; &quot;;[.B15];&quot; &quot;;))" office:value-type="string" office:string-value=" 228 116 " calcext:value-type="string">
            <text:p><text:s/>228 1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7</text:p>
          </table:table-cell>
          <table:table-cell/>
          <table:table-cell table:formula="of:=IF([.A16]=&quot;&quot;;&quot;&quot;;CONCATENATE(&quot; &quot;;[.A16];&quot; &quot;;[.B16];&quot; &quot;;))" office:value-type="string" office:string-value=" 228 117 " calcext:value-type="string">
            <text:p><text:s/>228 1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8</text:p>
          </table:table-cell>
          <table:table-cell/>
          <table:table-cell table:formula="of:=IF([.A17]=&quot;&quot;;&quot;&quot;;CONCATENATE(&quot; &quot;;[.A17];&quot; &quot;;[.B17];&quot; &quot;;))" office:value-type="string" office:string-value=" 228 118 " calcext:value-type="string">
            <text:p><text:s/>228 1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19</text:p>
          </table:table-cell>
          <table:table-cell/>
          <table:table-cell table:formula="of:=IF([.A18]=&quot;&quot;;&quot;&quot;;CONCATENATE(&quot; &quot;;[.A18];&quot; &quot;;[.B18];&quot; &quot;;))" office:value-type="string" office:string-value=" 228 119 " calcext:value-type="string">
            <text:p><text:s/>228 1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0</text:p>
          </table:table-cell>
          <table:table-cell/>
          <table:table-cell table:formula="of:=IF([.A19]=&quot;&quot;;&quot;&quot;;CONCATENATE(&quot; &quot;;[.A19];&quot; &quot;;[.B19];&quot; &quot;;))" office:value-type="string" office:string-value=" 228 120 " calcext:value-type="string">
            <text:p><text:s/>228 1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1</text:p>
          </table:table-cell>
          <table:table-cell/>
          <table:table-cell table:formula="of:=IF([.A20]=&quot;&quot;;&quot;&quot;;CONCATENATE(&quot; &quot;;[.A20];&quot; &quot;;[.B20];&quot; &quot;;))" office:value-type="string" office:string-value=" 228 121 " calcext:value-type="string">
            <text:p><text:s/>228 1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2</text:p>
          </table:table-cell>
          <table:table-cell/>
          <table:table-cell table:formula="of:=IF([.A21]=&quot;&quot;;&quot;&quot;;CONCATENATE(&quot; &quot;;[.A21];&quot; &quot;;[.B21];&quot; &quot;;))" office:value-type="string" office:string-value=" 228 122 " calcext:value-type="string">
            <text:p><text:s/>228 1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3</text:p>
          </table:table-cell>
          <table:table-cell/>
          <table:table-cell table:formula="of:=IF([.A22]=&quot;&quot;;&quot;&quot;;CONCATENATE(&quot; &quot;;[.A22];&quot; &quot;;[.B22];&quot; &quot;;))" office:value-type="string" office:string-value=" 228 123 " calcext:value-type="string">
            <text:p><text:s/>228 1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4</text:p>
          </table:table-cell>
          <table:table-cell/>
          <table:table-cell table:formula="of:=IF([.A23]=&quot;&quot;;&quot;&quot;;CONCATENATE(&quot; &quot;;[.A23];&quot; &quot;;[.B23];&quot; &quot;;))" office:value-type="string" office:string-value=" 228 124 " calcext:value-type="string">
            <text:p><text:s/>228 1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5</text:p>
          </table:table-cell>
          <table:table-cell/>
          <table:table-cell table:formula="of:=IF([.A24]=&quot;&quot;;&quot;&quot;;CONCATENATE(&quot; &quot;;[.A24];&quot; &quot;;[.B24];&quot; &quot;;))" office:value-type="string" office:string-value=" 228 125 " calcext:value-type="string">
            <text:p><text:s/>228 1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6</text:p>
          </table:table-cell>
          <table:table-cell/>
          <table:table-cell table:formula="of:=IF([.A25]=&quot;&quot;;&quot;&quot;;CONCATENATE(&quot; &quot;;[.A25];&quot; &quot;;[.B25];&quot; &quot;;))" office:value-type="string" office:string-value=" 228 126 " calcext:value-type="string">
            <text:p><text:s/>228 1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7</text:p>
          </table:table-cell>
          <table:table-cell/>
          <table:table-cell table:formula="of:=IF([.A26]=&quot;&quot;;&quot;&quot;;CONCATENATE(&quot; &quot;;[.A26];&quot; &quot;;[.B26];&quot; &quot;;))" office:value-type="string" office:string-value=" 228 127 " calcext:value-type="string">
            <text:p><text:s/>228 1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8</text:p>
          </table:table-cell>
          <table:table-cell/>
          <table:table-cell table:formula="of:=IF([.A27]=&quot;&quot;;&quot;&quot;;CONCATENATE(&quot; &quot;;[.A27];&quot; &quot;;[.B27];&quot; &quot;;))" office:value-type="string" office:string-value=" 228 128 " calcext:value-type="string">
            <text:p><text:s/>228 1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29</text:p>
          </table:table-cell>
          <table:table-cell/>
          <table:table-cell table:formula="of:=IF([.A28]=&quot;&quot;;&quot;&quot;;CONCATENATE(&quot; &quot;;[.A28];&quot; &quot;;[.B28];&quot; &quot;;))" office:value-type="string" office:string-value=" 228 129 " calcext:value-type="string">
            <text:p><text:s/>228 1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0</text:p>
          </table:table-cell>
          <table:table-cell/>
          <table:table-cell table:formula="of:=IF([.A29]=&quot;&quot;;&quot;&quot;;CONCATENATE(&quot; &quot;;[.A29];&quot; &quot;;[.B29];&quot; &quot;;))" office:value-type="string" office:string-value=" 228 130 " calcext:value-type="string">
            <text:p><text:s/>228 1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1</text:p>
          </table:table-cell>
          <table:table-cell/>
          <table:table-cell table:formula="of:=IF([.A30]=&quot;&quot;;&quot;&quot;;CONCATENATE(&quot; &quot;;[.A30];&quot; &quot;;[.B30];&quot; &quot;;))" office:value-type="string" office:string-value=" 228 131 " calcext:value-type="string">
            <text:p><text:s/>228 1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2</text:p>
          </table:table-cell>
          <table:table-cell/>
          <table:table-cell table:formula="of:=IF([.A31]=&quot;&quot;;&quot;&quot;;CONCATENATE(&quot; &quot;;[.A31];&quot; &quot;;[.B31];&quot; &quot;;))" office:value-type="string" office:string-value=" 228 132 " calcext:value-type="string">
            <text:p><text:s/>228 1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3</text:p>
          </table:table-cell>
          <table:table-cell/>
          <table:table-cell table:formula="of:=IF([.A32]=&quot;&quot;;&quot;&quot;;CONCATENATE(&quot; &quot;;[.A32];&quot; &quot;;[.B32];&quot; &quot;;))" office:value-type="string" office:string-value=" 228 133 " calcext:value-type="string">
            <text:p><text:s/>228 1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4</text:p>
          </table:table-cell>
          <table:table-cell/>
          <table:table-cell table:formula="of:=IF([.A33]=&quot;&quot;;&quot;&quot;;CONCATENATE(&quot; &quot;;[.A33];&quot; &quot;;[.B33];&quot; &quot;;))" office:value-type="string" office:string-value=" 228 134 " calcext:value-type="string">
            <text:p><text:s/>228 1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5</text:p>
          </table:table-cell>
          <table:table-cell/>
          <table:table-cell table:formula="of:=IF([.A34]=&quot;&quot;;&quot;&quot;;CONCATENATE(&quot; &quot;;[.A34];&quot; &quot;;[.B34];&quot; &quot;;))" office:value-type="string" office:string-value=" 228 135 " calcext:value-type="string">
            <text:p><text:s/>228 1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6</text:p>
          </table:table-cell>
          <table:table-cell/>
          <table:table-cell table:formula="of:=IF([.A35]=&quot;&quot;;&quot;&quot;;CONCATENATE(&quot; &quot;;[.A35];&quot; &quot;;[.B35];&quot; &quot;;))" office:value-type="string" office:string-value=" 228 136 " calcext:value-type="string">
            <text:p><text:s/>228 1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7</text:p>
          </table:table-cell>
          <table:table-cell/>
          <table:table-cell table:formula="of:=IF([.A36]=&quot;&quot;;&quot;&quot;;CONCATENATE(&quot; &quot;;[.A36];&quot; &quot;;[.B36];&quot; &quot;;))" office:value-type="string" office:string-value=" 228 137 " calcext:value-type="string">
            <text:p><text:s/>228 1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8</text:p>
          </table:table-cell>
          <table:table-cell/>
          <table:table-cell table:formula="of:=IF([.A37]=&quot;&quot;;&quot;&quot;;CONCATENATE(&quot; &quot;;[.A37];&quot; &quot;;[.B37];&quot; &quot;;))" office:value-type="string" office:string-value=" 228 138 " calcext:value-type="string">
            <text:p><text:s/>228 1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39</text:p>
          </table:table-cell>
          <table:table-cell/>
          <table:table-cell table:formula="of:=IF([.A38]=&quot;&quot;;&quot;&quot;;CONCATENATE(&quot; &quot;;[.A38];&quot; &quot;;[.B38];&quot; &quot;;))" office:value-type="string" office:string-value=" 228 139 " calcext:value-type="string">
            <text:p><text:s/>228 1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0</text:p>
          </table:table-cell>
          <table:table-cell/>
          <table:table-cell table:formula="of:=IF([.A39]=&quot;&quot;;&quot;&quot;;CONCATENATE(&quot; &quot;;[.A39];&quot; &quot;;[.B39];&quot; &quot;;))" office:value-type="string" office:string-value=" 228 140 " calcext:value-type="string">
            <text:p><text:s/>228 1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1</text:p>
          </table:table-cell>
          <table:table-cell/>
          <table:table-cell table:formula="of:=IF([.A40]=&quot;&quot;;&quot;&quot;;CONCATENATE(&quot; &quot;;[.A40];&quot; &quot;;[.B40];&quot; &quot;;))" office:value-type="string" office:string-value=" 228 141 " calcext:value-type="string">
            <text:p><text:s/>228 1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2</text:p>
          </table:table-cell>
          <table:table-cell/>
          <table:table-cell table:formula="of:=IF([.A41]=&quot;&quot;;&quot;&quot;;CONCATENATE(&quot; &quot;;[.A41];&quot; &quot;;[.B41];&quot; &quot;;))" office:value-type="string" office:string-value=" 228 142 " calcext:value-type="string">
            <text:p><text:s/>228 1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3</text:p>
          </table:table-cell>
          <table:table-cell/>
          <table:table-cell table:formula="of:=IF([.A42]=&quot;&quot;;&quot;&quot;;CONCATENATE(&quot; &quot;;[.A42];&quot; &quot;;[.B42];&quot; &quot;;))" office:value-type="string" office:string-value=" 228 143 " calcext:value-type="string">
            <text:p><text:s/>228 1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4</text:p>
          </table:table-cell>
          <table:table-cell/>
          <table:table-cell table:formula="of:=IF([.A43]=&quot;&quot;;&quot;&quot;;CONCATENATE(&quot; &quot;;[.A43];&quot; &quot;;[.B43];&quot; &quot;;))" office:value-type="string" office:string-value=" 228 144 " calcext:value-type="string">
            <text:p><text:s/>228 1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5</text:p>
          </table:table-cell>
          <table:table-cell/>
          <table:table-cell table:formula="of:=IF([.A44]=&quot;&quot;;&quot;&quot;;CONCATENATE(&quot; &quot;;[.A44];&quot; &quot;;[.B44];&quot; &quot;;))" office:value-type="string" office:string-value=" 228 145 " calcext:value-type="string">
            <text:p><text:s/>228 1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6</text:p>
          </table:table-cell>
          <table:table-cell/>
          <table:table-cell table:formula="of:=IF([.A45]=&quot;&quot;;&quot;&quot;;CONCATENATE(&quot; &quot;;[.A45];&quot; &quot;;[.B45];&quot; &quot;;))" office:value-type="string" office:string-value=" 228 146 " calcext:value-type="string">
            <text:p><text:s/>228 1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7</text:p>
          </table:table-cell>
          <table:table-cell/>
          <table:table-cell table:formula="of:=IF([.A46]=&quot;&quot;;&quot;&quot;;CONCATENATE(&quot; &quot;;[.A46];&quot; &quot;;[.B46];&quot; &quot;;))" office:value-type="string" office:string-value=" 228 147 " calcext:value-type="string">
            <text:p><text:s/>228 1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8</text:p>
          </table:table-cell>
          <table:table-cell/>
          <table:table-cell table:formula="of:=IF([.A47]=&quot;&quot;;&quot;&quot;;CONCATENATE(&quot; &quot;;[.A47];&quot; &quot;;[.B47];&quot; &quot;;))" office:value-type="string" office:string-value=" 228 148 " calcext:value-type="string">
            <text:p><text:s/>228 1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49</text:p>
          </table:table-cell>
          <table:table-cell/>
          <table:table-cell table:formula="of:=IF([.A48]=&quot;&quot;;&quot;&quot;;CONCATENATE(&quot; &quot;;[.A48];&quot; &quot;;[.B48];&quot; &quot;;))" office:value-type="string" office:string-value=" 228 149 " calcext:value-type="string">
            <text:p><text:s/>228 1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0</text:p>
          </table:table-cell>
          <table:table-cell/>
          <table:table-cell table:formula="of:=IF([.A49]=&quot;&quot;;&quot;&quot;;CONCATENATE(&quot; &quot;;[.A49];&quot; &quot;;[.B49];&quot; &quot;;))" office:value-type="string" office:string-value=" 228 150 " calcext:value-type="string">
            <text:p><text:s/>228 1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1</text:p>
          </table:table-cell>
          <table:table-cell/>
          <table:table-cell table:formula="of:=IF([.A50]=&quot;&quot;;&quot;&quot;;CONCATENATE(&quot; &quot;;[.A50];&quot; &quot;;[.B50];&quot; &quot;;))" office:value-type="string" office:string-value=" 228 151 " calcext:value-type="string">
            <text:p><text:s/>228 1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2</text:p>
          </table:table-cell>
          <table:table-cell/>
          <table:table-cell table:formula="of:=IF([.A51]=&quot;&quot;;&quot;&quot;;CONCATENATE(&quot; &quot;;[.A51];&quot; &quot;;[.B51];&quot; &quot;;))" office:value-type="string" office:string-value=" 228 152 " calcext:value-type="string">
            <text:p><text:s/>228 1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3</text:p>
          </table:table-cell>
          <table:table-cell/>
          <table:table-cell table:formula="of:=IF([.A52]=&quot;&quot;;&quot;&quot;;CONCATENATE(&quot; &quot;;[.A52];&quot; &quot;;[.B52];&quot; &quot;;))" office:value-type="string" office:string-value=" 228 153 " calcext:value-type="string">
            <text:p><text:s/>228 1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4</text:p>
          </table:table-cell>
          <table:table-cell/>
          <table:table-cell table:formula="of:=IF([.A53]=&quot;&quot;;&quot;&quot;;CONCATENATE(&quot; &quot;;[.A53];&quot; &quot;;[.B53];&quot; &quot;;))" office:value-type="string" office:string-value=" 228 154 " calcext:value-type="string">
            <text:p><text:s/>228 1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5</text:p>
          </table:table-cell>
          <table:table-cell/>
          <table:table-cell table:formula="of:=IF([.A54]=&quot;&quot;;&quot;&quot;;CONCATENATE(&quot; &quot;;[.A54];&quot; &quot;;[.B54];&quot; &quot;;))" office:value-type="string" office:string-value=" 228 155 " calcext:value-type="string">
            <text:p><text:s/>228 1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6</text:p>
          </table:table-cell>
          <table:table-cell/>
          <table:table-cell table:formula="of:=IF([.A55]=&quot;&quot;;&quot;&quot;;CONCATENATE(&quot; &quot;;[.A55];&quot; &quot;;[.B55];&quot; &quot;;))" office:value-type="string" office:string-value=" 228 156 " calcext:value-type="string">
            <text:p><text:s/>228 1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7</text:p>
          </table:table-cell>
          <table:table-cell/>
          <table:table-cell table:formula="of:=IF([.A56]=&quot;&quot;;&quot;&quot;;CONCATENATE(&quot; &quot;;[.A56];&quot; &quot;;[.B56];&quot; &quot;;))" office:value-type="string" office:string-value=" 228 157 " calcext:value-type="string">
            <text:p><text:s/>228 1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8</text:p>
          </table:table-cell>
          <table:table-cell/>
          <table:table-cell table:formula="of:=IF([.A57]=&quot;&quot;;&quot;&quot;;CONCATENATE(&quot; &quot;;[.A57];&quot; &quot;;[.B57];&quot; &quot;;))" office:value-type="string" office:string-value=" 228 158 " calcext:value-type="string">
            <text:p><text:s/>228 1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59</text:p>
          </table:table-cell>
          <table:table-cell/>
          <table:table-cell table:formula="of:=IF([.A58]=&quot;&quot;;&quot;&quot;;CONCATENATE(&quot; &quot;;[.A58];&quot; &quot;;[.B58];&quot; &quot;;))" office:value-type="string" office:string-value=" 228 159 " calcext:value-type="string">
            <text:p><text:s/>228 1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0</text:p>
          </table:table-cell>
          <table:table-cell/>
          <table:table-cell table:formula="of:=IF([.A59]=&quot;&quot;;&quot;&quot;;CONCATENATE(&quot; &quot;;[.A59];&quot; &quot;;[.B59];&quot; &quot;;))" office:value-type="string" office:string-value=" 228 160 " calcext:value-type="string">
            <text:p><text:s/>228 1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1</text:p>
          </table:table-cell>
          <table:table-cell/>
          <table:table-cell table:formula="of:=IF([.A60]=&quot;&quot;;&quot;&quot;;CONCATENATE(&quot; &quot;;[.A60];&quot; &quot;;[.B60];&quot; &quot;;))" office:value-type="string" office:string-value=" 228 161 " calcext:value-type="string">
            <text:p><text:s/>228 1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2</text:p>
          </table:table-cell>
          <table:table-cell/>
          <table:table-cell table:formula="of:=IF([.A61]=&quot;&quot;;&quot;&quot;;CONCATENATE(&quot; &quot;;[.A61];&quot; &quot;;[.B61];&quot; &quot;;))" office:value-type="string" office:string-value=" 228 162 " calcext:value-type="string">
            <text:p><text:s/>228 1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3</text:p>
          </table:table-cell>
          <table:table-cell/>
          <table:table-cell table:formula="of:=IF([.A62]=&quot;&quot;;&quot;&quot;;CONCATENATE(&quot; &quot;;[.A62];&quot; &quot;;[.B62];&quot; &quot;;))" office:value-type="string" office:string-value=" 228 163 " calcext:value-type="string">
            <text:p><text:s/>228 1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4</text:p>
          </table:table-cell>
          <table:table-cell/>
          <table:table-cell table:formula="of:=IF([.A63]=&quot;&quot;;&quot;&quot;;CONCATENATE(&quot; &quot;;[.A63];&quot; &quot;;[.B63];&quot; &quot;;))" office:value-type="string" office:string-value=" 228 164 " calcext:value-type="string">
            <text:p><text:s/>228 1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5</text:p>
          </table:table-cell>
          <table:table-cell/>
          <table:table-cell table:formula="of:=IF([.A64]=&quot;&quot;;&quot;&quot;;CONCATENATE(&quot; &quot;;[.A64];&quot; &quot;;[.B64];&quot; &quot;;))" office:value-type="string" office:string-value=" 228 165 " calcext:value-type="string">
            <text:p><text:s/>228 1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6</text:p>
          </table:table-cell>
          <table:table-cell/>
          <table:table-cell table:formula="of:=IF([.A65]=&quot;&quot;;&quot;&quot;;CONCATENATE(&quot; &quot;;[.A65];&quot; &quot;;[.B65];&quot; &quot;;))" office:value-type="string" office:string-value=" 228 166 " calcext:value-type="string">
            <text:p><text:s/>228 1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7</text:p>
          </table:table-cell>
          <table:table-cell/>
          <table:table-cell table:formula="of:=IF([.A66]=&quot;&quot;;&quot;&quot;;CONCATENATE(&quot; &quot;;[.A66];&quot; &quot;;[.B66];&quot; &quot;;))" office:value-type="string" office:string-value=" 228 167 " calcext:value-type="string">
            <text:p><text:s/>228 1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8</text:p>
          </table:table-cell>
          <table:table-cell/>
          <table:table-cell table:formula="of:=IF([.A67]=&quot;&quot;;&quot;&quot;;CONCATENATE(&quot; &quot;;[.A67];&quot; &quot;;[.B67];&quot; &quot;;))" office:value-type="string" office:string-value=" 228 168 " calcext:value-type="string">
            <text:p><text:s/>228 1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69</text:p>
          </table:table-cell>
          <table:table-cell/>
          <table:table-cell table:formula="of:=IF([.A68]=&quot;&quot;;&quot;&quot;;CONCATENATE(&quot; &quot;;[.A68];&quot; &quot;;[.B68];&quot; &quot;;))" office:value-type="string" office:string-value=" 228 169 " calcext:value-type="string">
            <text:p><text:s/>228 1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0</text:p>
          </table:table-cell>
          <table:table-cell/>
          <table:table-cell table:formula="of:=IF([.A69]=&quot;&quot;;&quot;&quot;;CONCATENATE(&quot; &quot;;[.A69];&quot; &quot;;[.B69];&quot; &quot;;))" office:value-type="string" office:string-value=" 228 170 " calcext:value-type="string">
            <text:p><text:s/>228 1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1</text:p>
          </table:table-cell>
          <table:table-cell/>
          <table:table-cell table:formula="of:=IF([.A70]=&quot;&quot;;&quot;&quot;;CONCATENATE(&quot; &quot;;[.A70];&quot; &quot;;[.B70];&quot; &quot;;))" office:value-type="string" office:string-value=" 228 171 " calcext:value-type="string">
            <text:p><text:s/>228 1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2</text:p>
          </table:table-cell>
          <table:table-cell/>
          <table:table-cell table:formula="of:=IF([.A71]=&quot;&quot;;&quot;&quot;;CONCATENATE(&quot; &quot;;[.A71];&quot; &quot;;[.B71];&quot; &quot;;))" office:value-type="string" office:string-value=" 228 172 " calcext:value-type="string">
            <text:p><text:s/>228 1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3</text:p>
          </table:table-cell>
          <table:table-cell/>
          <table:table-cell table:formula="of:=IF([.A72]=&quot;&quot;;&quot;&quot;;CONCATENATE(&quot; &quot;;[.A72];&quot; &quot;;[.B72];&quot; &quot;;))" office:value-type="string" office:string-value=" 228 173 " calcext:value-type="string">
            <text:p><text:s/>228 1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4</text:p>
          </table:table-cell>
          <table:table-cell/>
          <table:table-cell table:formula="of:=IF([.A73]=&quot;&quot;;&quot;&quot;;CONCATENATE(&quot; &quot;;[.A73];&quot; &quot;;[.B73];&quot; &quot;;))" office:value-type="string" office:string-value=" 228 174 " calcext:value-type="string">
            <text:p><text:s/>228 1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5</text:p>
          </table:table-cell>
          <table:table-cell/>
          <table:table-cell table:formula="of:=IF([.A74]=&quot;&quot;;&quot;&quot;;CONCATENATE(&quot; &quot;;[.A74];&quot; &quot;;[.B74];&quot; &quot;;))" office:value-type="string" office:string-value=" 228 175 " calcext:value-type="string">
            <text:p><text:s/>228 1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6</text:p>
          </table:table-cell>
          <table:table-cell/>
          <table:table-cell table:formula="of:=IF([.A75]=&quot;&quot;;&quot;&quot;;CONCATENATE(&quot; &quot;;[.A75];&quot; &quot;;[.B75];&quot; &quot;;))" office:value-type="string" office:string-value=" 228 176 " calcext:value-type="string">
            <text:p><text:s/>228 1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7</text:p>
          </table:table-cell>
          <table:table-cell/>
          <table:table-cell table:formula="of:=IF([.A76]=&quot;&quot;;&quot;&quot;;CONCATENATE(&quot; &quot;;[.A76];&quot; &quot;;[.B76];&quot; &quot;;))" office:value-type="string" office:string-value=" 228 177 " calcext:value-type="string">
            <text:p><text:s/>228 1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8</text:p>
          </table:table-cell>
          <table:table-cell/>
          <table:table-cell table:formula="of:=IF([.A77]=&quot;&quot;;&quot;&quot;;CONCATENATE(&quot; &quot;;[.A77];&quot; &quot;;[.B77];&quot; &quot;;))" office:value-type="string" office:string-value=" 228 178 " calcext:value-type="string">
            <text:p><text:s/>228 1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79</text:p>
          </table:table-cell>
          <table:table-cell/>
          <table:table-cell table:formula="of:=IF([.A78]=&quot;&quot;;&quot;&quot;;CONCATENATE(&quot; &quot;;[.A78];&quot; &quot;;[.B78];&quot; &quot;;))" office:value-type="string" office:string-value=" 228 179 " calcext:value-type="string">
            <text:p><text:s/>228 1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80</text:p>
          </table:table-cell>
          <table:table-cell/>
          <table:table-cell table:formula="of:=IF([.A79]=&quot;&quot;;&quot;&quot;;CONCATENATE(&quot; &quot;;[.A79];&quot; &quot;;[.B79];&quot; &quot;;))" office:value-type="string" office:string-value=" 228 180 " calcext:value-type="string">
            <text:p><text:s/>228 1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81</text:p>
          </table:table-cell>
          <table:table-cell/>
          <table:table-cell table:formula="of:=IF([.A80]=&quot;&quot;;&quot;&quot;;CONCATENATE(&quot; &quot;;[.A80];&quot; &quot;;[.B80];&quot; &quot;;))" office:value-type="string" office:string-value=" 228 181 " calcext:value-type="string">
            <text:p><text:s/>228 1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182</text:p>
          </table:table-cell>
          <table:table-cell/>
          <table:table-cell table:formula="of:=IF([.A81]=&quot;&quot;;&quot;&quot;;CONCATENATE(&quot; &quot;;[.A81];&quot; &quot;;[.B81];&quot; &quot;;))" office:value-type="string" office:string-value=" 228 182 " calcext:value-type="string">
            <text:p><text:s/>228 182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82]=&quot;&quot;;&quot;&quot;;CONCATENATE(&quot; &quot;;[.A82];&quot; &quot;;[.B82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3</text:p>
          </table:table-cell>
          <table:table-cell/>
          <table:table-cell table:formula="of:=IF([.A83]=&quot;&quot;;&quot;&quot;;CONCATENATE(&quot; &quot;;[.A83];&quot; &quot;;[.B83];&quot; &quot;;))" office:value-type="string" office:string-value=" 228 203 " calcext:value-type="string">
            <text:p><text:s/>228 2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4</text:p>
          </table:table-cell>
          <table:table-cell/>
          <table:table-cell table:formula="of:=IF([.A84]=&quot;&quot;;&quot;&quot;;CONCATENATE(&quot; &quot;;[.A84];&quot; &quot;;[.B84];&quot; &quot;;))" office:value-type="string" office:string-value=" 228 204 " calcext:value-type="string">
            <text:p><text:s/>228 2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5</text:p>
          </table:table-cell>
          <table:table-cell/>
          <table:table-cell table:formula="of:=IF([.A85]=&quot;&quot;;&quot;&quot;;CONCATENATE(&quot; &quot;;[.A85];&quot; &quot;;[.B85];&quot; &quot;;))" office:value-type="string" office:string-value=" 228 205 " calcext:value-type="string">
            <text:p><text:s/>228 2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6</text:p>
          </table:table-cell>
          <table:table-cell/>
          <table:table-cell table:formula="of:=IF([.A86]=&quot;&quot;;&quot;&quot;;CONCATENATE(&quot; &quot;;[.A86];&quot; &quot;;[.B86];&quot; &quot;;))" office:value-type="string" office:string-value=" 228 206 " calcext:value-type="string">
            <text:p><text:s/>228 2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7</text:p>
          </table:table-cell>
          <table:table-cell/>
          <table:table-cell table:formula="of:=IF([.A87]=&quot;&quot;;&quot;&quot;;CONCATENATE(&quot; &quot;;[.A87];&quot; &quot;;[.B87];&quot; &quot;;))" office:value-type="string" office:string-value=" 228 207 " calcext:value-type="string">
            <text:p><text:s/>228 2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8</text:p>
          </table:table-cell>
          <table:table-cell/>
          <table:table-cell table:formula="of:=IF([.A88]=&quot;&quot;;&quot;&quot;;CONCATENATE(&quot; &quot;;[.A88];&quot; &quot;;[.B88];&quot; &quot;;))" office:value-type="string" office:string-value=" 228 208 " calcext:value-type="string">
            <text:p><text:s/>228 2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09</text:p>
          </table:table-cell>
          <table:table-cell/>
          <table:table-cell table:formula="of:=IF([.A89]=&quot;&quot;;&quot;&quot;;CONCATENATE(&quot; &quot;;[.A89];&quot; &quot;;[.B89];&quot; &quot;;))" office:value-type="string" office:string-value=" 228 209 " calcext:value-type="string">
            <text:p><text:s/>228 2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0</text:p>
          </table:table-cell>
          <table:table-cell/>
          <table:table-cell table:formula="of:=IF([.A90]=&quot;&quot;;&quot;&quot;;CONCATENATE(&quot; &quot;;[.A90];&quot; &quot;;[.B90];&quot; &quot;;))" office:value-type="string" office:string-value=" 228 210 " calcext:value-type="string">
            <text:p><text:s/>228 2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1</text:p>
          </table:table-cell>
          <table:table-cell/>
          <table:table-cell table:formula="of:=IF([.A91]=&quot;&quot;;&quot;&quot;;CONCATENATE(&quot; &quot;;[.A91];&quot; &quot;;[.B91];&quot; &quot;;))" office:value-type="string" office:string-value=" 228 211 " calcext:value-type="string">
            <text:p><text:s/>228 2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2</text:p>
          </table:table-cell>
          <table:table-cell/>
          <table:table-cell table:formula="of:=IF([.A92]=&quot;&quot;;&quot;&quot;;CONCATENATE(&quot; &quot;;[.A92];&quot; &quot;;[.B92];&quot; &quot;;))" office:value-type="string" office:string-value=" 228 212 " calcext:value-type="string">
            <text:p><text:s/>228 2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3</text:p>
          </table:table-cell>
          <table:table-cell/>
          <table:table-cell table:formula="of:=IF([.A93]=&quot;&quot;;&quot;&quot;;CONCATENATE(&quot; &quot;;[.A93];&quot; &quot;;[.B93];&quot; &quot;;))" office:value-type="string" office:string-value=" 228 213 " calcext:value-type="string">
            <text:p><text:s/>228 2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4</text:p>
          </table:table-cell>
          <table:table-cell/>
          <table:table-cell table:formula="of:=IF([.A94]=&quot;&quot;;&quot;&quot;;CONCATENATE(&quot; &quot;;[.A94];&quot; &quot;;[.B94];&quot; &quot;;))" office:value-type="string" office:string-value=" 228 214 " calcext:value-type="string">
            <text:p><text:s/>228 2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5</text:p>
          </table:table-cell>
          <table:table-cell/>
          <table:table-cell table:formula="of:=IF([.A95]=&quot;&quot;;&quot;&quot;;CONCATENATE(&quot; &quot;;[.A95];&quot; &quot;;[.B95];&quot; &quot;;))" office:value-type="string" office:string-value=" 228 215 " calcext:value-type="string">
            <text:p><text:s/>228 2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6</text:p>
          </table:table-cell>
          <table:table-cell/>
          <table:table-cell table:formula="of:=IF([.A96]=&quot;&quot;;&quot;&quot;;CONCATENATE(&quot; &quot;;[.A96];&quot; &quot;;[.B96];&quot; &quot;;))" office:value-type="string" office:string-value=" 228 216 " calcext:value-type="string">
            <text:p><text:s/>228 2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7</text:p>
          </table:table-cell>
          <table:table-cell/>
          <table:table-cell table:formula="of:=IF([.A97]=&quot;&quot;;&quot;&quot;;CONCATENATE(&quot; &quot;;[.A97];&quot; &quot;;[.B97];&quot; &quot;;))" office:value-type="string" office:string-value=" 228 217 " calcext:value-type="string">
            <text:p><text:s/>228 2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8</text:p>
          </table:table-cell>
          <table:table-cell/>
          <table:table-cell table:formula="of:=IF([.A98]=&quot;&quot;;&quot;&quot;;CONCATENATE(&quot; &quot;;[.A98];&quot; &quot;;[.B98];&quot; &quot;;))" office:value-type="string" office:string-value=" 228 218 " calcext:value-type="string">
            <text:p><text:s/>228 2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19</text:p>
          </table:table-cell>
          <table:table-cell/>
          <table:table-cell table:formula="of:=IF([.A99]=&quot;&quot;;&quot;&quot;;CONCATENATE(&quot; &quot;;[.A99];&quot; &quot;;[.B99];&quot; &quot;;))" office:value-type="string" office:string-value=" 228 219 " calcext:value-type="string">
            <text:p><text:s/>228 2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0</text:p>
          </table:table-cell>
          <table:table-cell/>
          <table:table-cell table:formula="of:=IF([.A100]=&quot;&quot;;&quot;&quot;;CONCATENATE(&quot; &quot;;[.A100];&quot; &quot;;[.B100];&quot; &quot;;))" office:value-type="string" office:string-value=" 228 220 " calcext:value-type="string">
            <text:p><text:s/>228 2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1</text:p>
          </table:table-cell>
          <table:table-cell/>
          <table:table-cell table:formula="of:=IF([.A101]=&quot;&quot;;&quot;&quot;;CONCATENATE(&quot; &quot;;[.A101];&quot; &quot;;[.B101];&quot; &quot;;))" office:value-type="string" office:string-value=" 228 221 " calcext:value-type="string">
            <text:p><text:s/>228 2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2</text:p>
          </table:table-cell>
          <table:table-cell/>
          <table:table-cell table:formula="of:=IF([.A102]=&quot;&quot;;&quot;&quot;;CONCATENATE(&quot; &quot;;[.A102];&quot; &quot;;[.B102];&quot; &quot;;))" office:value-type="string" office:string-value=" 228 222 " calcext:value-type="string">
            <text:p><text:s/>228 2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3</text:p>
          </table:table-cell>
          <table:table-cell/>
          <table:table-cell table:formula="of:=IF([.A103]=&quot;&quot;;&quot;&quot;;CONCATENATE(&quot; &quot;;[.A103];&quot; &quot;;[.B103];&quot; &quot;;))" office:value-type="string" office:string-value=" 228 223 " calcext:value-type="string">
            <text:p><text:s/>228 2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4</text:p>
          </table:table-cell>
          <table:table-cell/>
          <table:table-cell table:formula="of:=IF([.A104]=&quot;&quot;;&quot;&quot;;CONCATENATE(&quot; &quot;;[.A104];&quot; &quot;;[.B104];&quot; &quot;;))" office:value-type="string" office:string-value=" 228 224 " calcext:value-type="string">
            <text:p><text:s/>228 2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5</text:p>
          </table:table-cell>
          <table:table-cell/>
          <table:table-cell table:formula="of:=IF([.A105]=&quot;&quot;;&quot;&quot;;CONCATENATE(&quot; &quot;;[.A105];&quot; &quot;;[.B105];&quot; &quot;;))" office:value-type="string" office:string-value=" 228 225 " calcext:value-type="string">
            <text:p><text:s/>228 2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6</text:p>
          </table:table-cell>
          <table:table-cell/>
          <table:table-cell table:formula="of:=IF([.A106]=&quot;&quot;;&quot;&quot;;CONCATENATE(&quot; &quot;;[.A106];&quot; &quot;;[.B106];&quot; &quot;;))" office:value-type="string" office:string-value=" 228 226 " calcext:value-type="string">
            <text:p><text:s/>228 2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7</text:p>
          </table:table-cell>
          <table:table-cell/>
          <table:table-cell table:formula="of:=IF([.A107]=&quot;&quot;;&quot;&quot;;CONCATENATE(&quot; &quot;;[.A107];&quot; &quot;;[.B107];&quot; &quot;;))" office:value-type="string" office:string-value=" 228 227 " calcext:value-type="string">
            <text:p><text:s/>228 227 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228</text:p>
          </table:table-cell>
          <table:table-cell/>
          <table:table-cell table:formula="of:=IF([.A108]=&quot;&quot;;&quot;&quot;;CONCATENATE(&quot; &quot;;[.A108];&quot; &quot;;[.B108];&quot; &quot;;))" office:value-type="string" office:string-value=" 228 228 " calcext:value-type="string">
            <text:p><text:s/>228 2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29</text:p>
          </table:table-cell>
          <table:table-cell/>
          <table:table-cell table:formula="of:=IF([.A109]=&quot;&quot;;&quot;&quot;;CONCATENATE(&quot; &quot;;[.A109];&quot; &quot;;[.B109];&quot; &quot;;))" office:value-type="string" office:string-value=" 228 229 " calcext:value-type="string">
            <text:p><text:s/>228 2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0</text:p>
          </table:table-cell>
          <table:table-cell/>
          <table:table-cell table:formula="of:=IF([.A110]=&quot;&quot;;&quot;&quot;;CONCATENATE(&quot; &quot;;[.A110];&quot; &quot;;[.B110];&quot; &quot;;))" office:value-type="string" office:string-value=" 228 230 " calcext:value-type="string">
            <text:p><text:s/>228 2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1</text:p>
          </table:table-cell>
          <table:table-cell/>
          <table:table-cell table:formula="of:=IF([.A111]=&quot;&quot;;&quot;&quot;;CONCATENATE(&quot; &quot;;[.A111];&quot; &quot;;[.B111];&quot; &quot;;))" office:value-type="string" office:string-value=" 228 231 " calcext:value-type="string">
            <text:p><text:s/>228 2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2</text:p>
          </table:table-cell>
          <table:table-cell/>
          <table:table-cell table:formula="of:=IF([.A112]=&quot;&quot;;&quot;&quot;;CONCATENATE(&quot; &quot;;[.A112];&quot; &quot;;[.B112];&quot; &quot;;))" office:value-type="string" office:string-value=" 228 232 " calcext:value-type="string">
            <text:p><text:s/>228 2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3</text:p>
          </table:table-cell>
          <table:table-cell/>
          <table:table-cell table:formula="of:=IF([.A113]=&quot;&quot;;&quot;&quot;;CONCATENATE(&quot; &quot;;[.A113];&quot; &quot;;[.B113];&quot; &quot;;))" office:value-type="string" office:string-value=" 228 233 " calcext:value-type="string">
            <text:p><text:s/>228 2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4</text:p>
          </table:table-cell>
          <table:table-cell/>
          <table:table-cell table:formula="of:=IF([.A114]=&quot;&quot;;&quot;&quot;;CONCATENATE(&quot; &quot;;[.A114];&quot; &quot;;[.B114];&quot; &quot;;))" office:value-type="string" office:string-value=" 228 234 " calcext:value-type="string">
            <text:p><text:s/>228 2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5</text:p>
          </table:table-cell>
          <table:table-cell/>
          <table:table-cell table:formula="of:=IF([.A115]=&quot;&quot;;&quot;&quot;;CONCATENATE(&quot; &quot;;[.A115];&quot; &quot;;[.B115];&quot; &quot;;))" office:value-type="string" office:string-value=" 228 235 " calcext:value-type="string">
            <text:p><text:s/>228 2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6</text:p>
          </table:table-cell>
          <table:table-cell/>
          <table:table-cell table:formula="of:=IF([.A116]=&quot;&quot;;&quot;&quot;;CONCATENATE(&quot; &quot;;[.A116];&quot; &quot;;[.B116];&quot; &quot;;))" office:value-type="string" office:string-value=" 228 236 " calcext:value-type="string">
            <text:p><text:s/>228 2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7</text:p>
          </table:table-cell>
          <table:table-cell/>
          <table:table-cell table:formula="of:=IF([.A117]=&quot;&quot;;&quot;&quot;;CONCATENATE(&quot; &quot;;[.A117];&quot; &quot;;[.B117];&quot; &quot;;))" office:value-type="string" office:string-value=" 228 237 " calcext:value-type="string">
            <text:p><text:s/>228 2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8</text:p>
          </table:table-cell>
          <table:table-cell/>
          <table:table-cell table:formula="of:=IF([.A118]=&quot;&quot;;&quot;&quot;;CONCATENATE(&quot; &quot;;[.A118];&quot; &quot;;[.B118];&quot; &quot;;))" office:value-type="string" office:string-value=" 228 238 " calcext:value-type="string">
            <text:p><text:s/>228 2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39</text:p>
          </table:table-cell>
          <table:table-cell/>
          <table:table-cell table:formula="of:=IF([.A119]=&quot;&quot;;&quot;&quot;;CONCATENATE(&quot; &quot;;[.A119];&quot; &quot;;[.B119];&quot; &quot;;))" office:value-type="string" office:string-value=" 228 239 " calcext:value-type="string">
            <text:p><text:s/>228 2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0</text:p>
          </table:table-cell>
          <table:table-cell/>
          <table:table-cell table:formula="of:=IF([.A120]=&quot;&quot;;&quot;&quot;;CONCATENATE(&quot; &quot;;[.A120];&quot; &quot;;[.B120];&quot; &quot;;))" office:value-type="string" office:string-value=" 228 240 " calcext:value-type="string">
            <text:p><text:s/>228 2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1</text:p>
          </table:table-cell>
          <table:table-cell/>
          <table:table-cell table:formula="of:=IF([.A121]=&quot;&quot;;&quot;&quot;;CONCATENATE(&quot; &quot;;[.A121];&quot; &quot;;[.B121];&quot; &quot;;))" office:value-type="string" office:string-value=" 228 241 " calcext:value-type="string">
            <text:p><text:s/>228 2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2</text:p>
          </table:table-cell>
          <table:table-cell/>
          <table:table-cell table:formula="of:=IF([.A122]=&quot;&quot;;&quot;&quot;;CONCATENATE(&quot; &quot;;[.A122];&quot; &quot;;[.B122];&quot; &quot;;))" office:value-type="string" office:string-value=" 228 242 " calcext:value-type="string">
            <text:p><text:s/>228 2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3</text:p>
          </table:table-cell>
          <table:table-cell/>
          <table:table-cell table:formula="of:=IF([.A123]=&quot;&quot;;&quot;&quot;;CONCATENATE(&quot; &quot;;[.A123];&quot; &quot;;[.B123];&quot; &quot;;))" office:value-type="string" office:string-value=" 228 243 " calcext:value-type="string">
            <text:p><text:s/>228 2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4</text:p>
          </table:table-cell>
          <table:table-cell/>
          <table:table-cell table:formula="of:=IF([.A124]=&quot;&quot;;&quot;&quot;;CONCATENATE(&quot; &quot;;[.A124];&quot; &quot;;[.B124];&quot; &quot;;))" office:value-type="string" office:string-value=" 228 244 " calcext:value-type="string">
            <text:p><text:s/>228 2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5</text:p>
          </table:table-cell>
          <table:table-cell/>
          <table:table-cell table:formula="of:=IF([.A125]=&quot;&quot;;&quot;&quot;;CONCATENATE(&quot; &quot;;[.A125];&quot; &quot;;[.B125];&quot; &quot;;))" office:value-type="string" office:string-value=" 228 245 " calcext:value-type="string">
            <text:p><text:s/>228 2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6</text:p>
          </table:table-cell>
          <table:table-cell/>
          <table:table-cell table:formula="of:=IF([.A126]=&quot;&quot;;&quot;&quot;;CONCATENATE(&quot; &quot;;[.A126];&quot; &quot;;[.B126];&quot; &quot;;))" office:value-type="string" office:string-value=" 228 246 " calcext:value-type="string">
            <text:p><text:s/>228 2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7</text:p>
          </table:table-cell>
          <table:table-cell/>
          <table:table-cell table:formula="of:=IF([.A127]=&quot;&quot;;&quot;&quot;;CONCATENATE(&quot; &quot;;[.A127];&quot; &quot;;[.B127];&quot; &quot;;))" office:value-type="string" office:string-value=" 228 247 " calcext:value-type="string">
            <text:p><text:s/>228 2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8</text:p>
          </table:table-cell>
          <table:table-cell/>
          <table:table-cell table:formula="of:=IF([.A128]=&quot;&quot;;&quot;&quot;;CONCATENATE(&quot; &quot;;[.A128];&quot; &quot;;[.B128];&quot; &quot;;))" office:value-type="string" office:string-value=" 228 248 " calcext:value-type="string">
            <text:p><text:s/>228 2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49</text:p>
          </table:table-cell>
          <table:table-cell/>
          <table:table-cell table:formula="of:=IF([.A129]=&quot;&quot;;&quot;&quot;;CONCATENATE(&quot; &quot;;[.A129];&quot; &quot;;[.B129];&quot; &quot;;))" office:value-type="string" office:string-value=" 228 249 " calcext:value-type="string">
            <text:p><text:s/>228 2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0</text:p>
          </table:table-cell>
          <table:table-cell/>
          <table:table-cell table:formula="of:=IF([.A130]=&quot;&quot;;&quot;&quot;;CONCATENATE(&quot; &quot;;[.A130];&quot; &quot;;[.B130];&quot; &quot;;))" office:value-type="string" office:string-value=" 228 250 " calcext:value-type="string">
            <text:p><text:s/>228 2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1</text:p>
          </table:table-cell>
          <table:table-cell/>
          <table:table-cell table:formula="of:=IF([.A131]=&quot;&quot;;&quot;&quot;;CONCATENATE(&quot; &quot;;[.A131];&quot; &quot;;[.B131];&quot; &quot;;))" office:value-type="string" office:string-value=" 228 251 " calcext:value-type="string">
            <text:p><text:s/>228 2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2</text:p>
          </table:table-cell>
          <table:table-cell/>
          <table:table-cell table:formula="of:=IF([.A132]=&quot;&quot;;&quot;&quot;;CONCATENATE(&quot; &quot;;[.A132];&quot; &quot;;[.B132];&quot; &quot;;))" office:value-type="string" office:string-value=" 228 252 " calcext:value-type="string">
            <text:p><text:s/>228 2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3</text:p>
          </table:table-cell>
          <table:table-cell/>
          <table:table-cell table:formula="of:=IF([.A133]=&quot;&quot;;&quot;&quot;;CONCATENATE(&quot; &quot;;[.A133];&quot; &quot;;[.B133];&quot; &quot;;))" office:value-type="string" office:string-value=" 228 253 " calcext:value-type="string">
            <text:p><text:s/>228 2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4</text:p>
          </table:table-cell>
          <table:table-cell/>
          <table:table-cell table:formula="of:=IF([.A134]=&quot;&quot;;&quot;&quot;;CONCATENATE(&quot; &quot;;[.A134];&quot; &quot;;[.B134];&quot; &quot;;))" office:value-type="string" office:string-value=" 228 254 " calcext:value-type="string">
            <text:p><text:s/>228 2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5</text:p>
          </table:table-cell>
          <table:table-cell/>
          <table:table-cell table:formula="of:=IF([.A135]=&quot;&quot;;&quot;&quot;;CONCATENATE(&quot; &quot;;[.A135];&quot; &quot;;[.B135];&quot; &quot;;))" office:value-type="string" office:string-value=" 228 255 " calcext:value-type="string">
            <text:p><text:s/>228 2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6</text:p>
          </table:table-cell>
          <table:table-cell/>
          <table:table-cell table:formula="of:=IF([.A136]=&quot;&quot;;&quot;&quot;;CONCATENATE(&quot; &quot;;[.A136];&quot; &quot;;[.B136];&quot; &quot;;))" office:value-type="string" office:string-value=" 228 256 " calcext:value-type="string">
            <text:p><text:s/>228 2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7</text:p>
          </table:table-cell>
          <table:table-cell/>
          <table:table-cell table:formula="of:=IF([.A137]=&quot;&quot;;&quot;&quot;;CONCATENATE(&quot; &quot;;[.A137];&quot; &quot;;[.B137];&quot; &quot;;))" office:value-type="string" office:string-value=" 228 257 " calcext:value-type="string">
            <text:p><text:s/>228 2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8</text:p>
          </table:table-cell>
          <table:table-cell/>
          <table:table-cell table:formula="of:=IF([.A138]=&quot;&quot;;&quot;&quot;;CONCATENATE(&quot; &quot;;[.A138];&quot; &quot;;[.B138];&quot; &quot;;))" office:value-type="string" office:string-value=" 228 258 " calcext:value-type="string">
            <text:p><text:s/>228 2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59</text:p>
          </table:table-cell>
          <table:table-cell/>
          <table:table-cell table:formula="of:=IF([.A139]=&quot;&quot;;&quot;&quot;;CONCATENATE(&quot; &quot;;[.A139];&quot; &quot;;[.B139];&quot; &quot;;))" office:value-type="string" office:string-value=" 228 259 " calcext:value-type="string">
            <text:p><text:s/>228 2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0</text:p>
          </table:table-cell>
          <table:table-cell/>
          <table:table-cell table:formula="of:=IF([.A140]=&quot;&quot;;&quot;&quot;;CONCATENATE(&quot; &quot;;[.A140];&quot; &quot;;[.B140];&quot; &quot;;))" office:value-type="string" office:string-value=" 228 260 " calcext:value-type="string">
            <text:p><text:s/>228 2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1</text:p>
          </table:table-cell>
          <table:table-cell/>
          <table:table-cell table:formula="of:=IF([.A141]=&quot;&quot;;&quot;&quot;;CONCATENATE(&quot; &quot;;[.A141];&quot; &quot;;[.B141];&quot; &quot;;))" office:value-type="string" office:string-value=" 228 261 " calcext:value-type="string">
            <text:p><text:s/>228 2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2</text:p>
          </table:table-cell>
          <table:table-cell/>
          <table:table-cell table:formula="of:=IF([.A142]=&quot;&quot;;&quot;&quot;;CONCATENATE(&quot; &quot;;[.A142];&quot; &quot;;[.B142];&quot; &quot;;))" office:value-type="string" office:string-value=" 228 262 " calcext:value-type="string">
            <text:p><text:s/>228 2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3</text:p>
          </table:table-cell>
          <table:table-cell/>
          <table:table-cell table:formula="of:=IF([.A143]=&quot;&quot;;&quot;&quot;;CONCATENATE(&quot; &quot;;[.A143];&quot; &quot;;[.B143];&quot; &quot;;))" office:value-type="string" office:string-value=" 228 263 " calcext:value-type="string">
            <text:p><text:s/>228 2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4</text:p>
          </table:table-cell>
          <table:table-cell/>
          <table:table-cell table:formula="of:=IF([.A144]=&quot;&quot;;&quot;&quot;;CONCATENATE(&quot; &quot;;[.A144];&quot; &quot;;[.B144];&quot; &quot;;))" office:value-type="string" office:string-value=" 228 264 " calcext:value-type="string">
            <text:p><text:s/>228 2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5</text:p>
          </table:table-cell>
          <table:table-cell/>
          <table:table-cell table:formula="of:=IF([.A145]=&quot;&quot;;&quot;&quot;;CONCATENATE(&quot; &quot;;[.A145];&quot; &quot;;[.B145];&quot; &quot;;))" office:value-type="string" office:string-value=" 228 265 " calcext:value-type="string">
            <text:p><text:s/>228 2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6</text:p>
          </table:table-cell>
          <table:table-cell/>
          <table:table-cell table:formula="of:=IF([.A146]=&quot;&quot;;&quot;&quot;;CONCATENATE(&quot; &quot;;[.A146];&quot; &quot;;[.B146];&quot; &quot;;))" office:value-type="string" office:string-value=" 228 266 " calcext:value-type="string">
            <text:p><text:s/>228 2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7</text:p>
          </table:table-cell>
          <table:table-cell/>
          <table:table-cell table:formula="of:=IF([.A147]=&quot;&quot;;&quot;&quot;;CONCATENATE(&quot; &quot;;[.A147];&quot; &quot;;[.B147];&quot; &quot;;))" office:value-type="string" office:string-value=" 228 267 " calcext:value-type="string">
            <text:p><text:s/>228 2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8</text:p>
          </table:table-cell>
          <table:table-cell/>
          <table:table-cell table:formula="of:=IF([.A148]=&quot;&quot;;&quot;&quot;;CONCATENATE(&quot; &quot;;[.A148];&quot; &quot;;[.B148];&quot; &quot;;))" office:value-type="string" office:string-value=" 228 268 " calcext:value-type="string">
            <text:p><text:s/>228 2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69</text:p>
          </table:table-cell>
          <table:table-cell/>
          <table:table-cell table:formula="of:=IF([.A149]=&quot;&quot;;&quot;&quot;;CONCATENATE(&quot; &quot;;[.A149];&quot; &quot;;[.B149];&quot; &quot;;))" office:value-type="string" office:string-value=" 228 269 " calcext:value-type="string">
            <text:p><text:s/>228 2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0</text:p>
          </table:table-cell>
          <table:table-cell/>
          <table:table-cell table:formula="of:=IF([.A150]=&quot;&quot;;&quot;&quot;;CONCATENATE(&quot; &quot;;[.A150];&quot; &quot;;[.B150];&quot; &quot;;))" office:value-type="string" office:string-value=" 228 270 " calcext:value-type="string">
            <text:p><text:s/>228 2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1</text:p>
          </table:table-cell>
          <table:table-cell/>
          <table:table-cell table:formula="of:=IF([.A151]=&quot;&quot;;&quot;&quot;;CONCATENATE(&quot; &quot;;[.A151];&quot; &quot;;[.B151];&quot; &quot;;))" office:value-type="string" office:string-value=" 228 271 " calcext:value-type="string">
            <text:p><text:s/>228 2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2</text:p>
          </table:table-cell>
          <table:table-cell/>
          <table:table-cell table:formula="of:=IF([.A152]=&quot;&quot;;&quot;&quot;;CONCATENATE(&quot; &quot;;[.A152];&quot; &quot;;[.B152];&quot; &quot;;))" office:value-type="string" office:string-value=" 228 272 " calcext:value-type="string">
            <text:p><text:s/>228 2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3</text:p>
          </table:table-cell>
          <table:table-cell/>
          <table:table-cell table:formula="of:=IF([.A153]=&quot;&quot;;&quot;&quot;;CONCATENATE(&quot; &quot;;[.A153];&quot; &quot;;[.B153];&quot; &quot;;))" office:value-type="string" office:string-value=" 228 273 " calcext:value-type="string">
            <text:p><text:s/>228 2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4</text:p>
          </table:table-cell>
          <table:table-cell/>
          <table:table-cell table:formula="of:=IF([.A154]=&quot;&quot;;&quot;&quot;;CONCATENATE(&quot; &quot;;[.A154];&quot; &quot;;[.B154];&quot; &quot;;))" office:value-type="string" office:string-value=" 228 274 " calcext:value-type="string">
            <text:p><text:s/>228 2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5</text:p>
          </table:table-cell>
          <table:table-cell/>
          <table:table-cell table:formula="of:=IF([.A155]=&quot;&quot;;&quot;&quot;;CONCATENATE(&quot; &quot;;[.A155];&quot; &quot;;[.B155];&quot; &quot;;))" office:value-type="string" office:string-value=" 228 275 " calcext:value-type="string">
            <text:p><text:s/>228 2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6</text:p>
          </table:table-cell>
          <table:table-cell/>
          <table:table-cell table:formula="of:=IF([.A156]=&quot;&quot;;&quot;&quot;;CONCATENATE(&quot; &quot;;[.A156];&quot; &quot;;[.B156];&quot; &quot;;))" office:value-type="string" office:string-value=" 228 276 " calcext:value-type="string">
            <text:p><text:s/>228 2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7</text:p>
          </table:table-cell>
          <table:table-cell/>
          <table:table-cell table:formula="of:=IF([.A157]=&quot;&quot;;&quot;&quot;;CONCATENATE(&quot; &quot;;[.A157];&quot; &quot;;[.B157];&quot; &quot;;))" office:value-type="string" office:string-value=" 228 277 " calcext:value-type="string">
            <text:p><text:s/>228 2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8</text:p>
          </table:table-cell>
          <table:table-cell/>
          <table:table-cell table:formula="of:=IF([.A158]=&quot;&quot;;&quot;&quot;;CONCATENATE(&quot; &quot;;[.A158];&quot; &quot;;[.B158];&quot; &quot;;))" office:value-type="string" office:string-value=" 228 278 " calcext:value-type="string">
            <text:p><text:s/>228 2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79</text:p>
          </table:table-cell>
          <table:table-cell/>
          <table:table-cell table:formula="of:=IF([.A159]=&quot;&quot;;&quot;&quot;;CONCATENATE(&quot; &quot;;[.A159];&quot; &quot;;[.B159];&quot; &quot;;))" office:value-type="string" office:string-value=" 228 279 " calcext:value-type="string">
            <text:p><text:s/>228 2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0</text:p>
          </table:table-cell>
          <table:table-cell/>
          <table:table-cell table:formula="of:=IF([.A160]=&quot;&quot;;&quot;&quot;;CONCATENATE(&quot; &quot;;[.A160];&quot; &quot;;[.B160];&quot; &quot;;))" office:value-type="string" office:string-value=" 228 280 " calcext:value-type="string">
            <text:p><text:s/>228 2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1</text:p>
          </table:table-cell>
          <table:table-cell/>
          <table:table-cell table:formula="of:=IF([.A161]=&quot;&quot;;&quot;&quot;;CONCATENATE(&quot; &quot;;[.A161];&quot; &quot;;[.B161];&quot; &quot;;))" office:value-type="string" office:string-value=" 228 281 " calcext:value-type="string">
            <text:p><text:s/>228 2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2</text:p>
          </table:table-cell>
          <table:table-cell/>
          <table:table-cell table:formula="of:=IF([.A162]=&quot;&quot;;&quot;&quot;;CONCATENATE(&quot; &quot;;[.A162];&quot; &quot;;[.B162];&quot; &quot;;))" office:value-type="string" office:string-value=" 228 282 " calcext:value-type="string">
            <text:p><text:s/>228 2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3</text:p>
          </table:table-cell>
          <table:table-cell/>
          <table:table-cell table:formula="of:=IF([.A163]=&quot;&quot;;&quot;&quot;;CONCATENATE(&quot; &quot;;[.A163];&quot; &quot;;[.B163];&quot; &quot;;))" office:value-type="string" office:string-value=" 228 283 " calcext:value-type="string">
            <text:p><text:s/>228 2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4</text:p>
          </table:table-cell>
          <table:table-cell/>
          <table:table-cell table:formula="of:=IF([.A164]=&quot;&quot;;&quot;&quot;;CONCATENATE(&quot; &quot;;[.A164];&quot; &quot;;[.B164];&quot; &quot;;))" office:value-type="string" office:string-value=" 228 284 " calcext:value-type="string">
            <text:p><text:s/>228 2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5</text:p>
          </table:table-cell>
          <table:table-cell/>
          <table:table-cell table:formula="of:=IF([.A165]=&quot;&quot;;&quot;&quot;;CONCATENATE(&quot; &quot;;[.A165];&quot; &quot;;[.B165];&quot; &quot;;))" office:value-type="string" office:string-value=" 228 285 " calcext:value-type="string">
            <text:p><text:s/>228 2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6</text:p>
          </table:table-cell>
          <table:table-cell/>
          <table:table-cell table:formula="of:=IF([.A166]=&quot;&quot;;&quot;&quot;;CONCATENATE(&quot; &quot;;[.A166];&quot; &quot;;[.B166];&quot; &quot;;))" office:value-type="string" office:string-value=" 228 286 " calcext:value-type="string">
            <text:p><text:s/>228 2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7</text:p>
          </table:table-cell>
          <table:table-cell/>
          <table:table-cell table:formula="of:=IF([.A167]=&quot;&quot;;&quot;&quot;;CONCATENATE(&quot; &quot;;[.A167];&quot; &quot;;[.B167];&quot; &quot;;))" office:value-type="string" office:string-value=" 228 287 " calcext:value-type="string">
            <text:p><text:s/>228 2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8</text:p>
          </table:table-cell>
          <table:table-cell/>
          <table:table-cell table:formula="of:=IF([.A168]=&quot;&quot;;&quot;&quot;;CONCATENATE(&quot; &quot;;[.A168];&quot; &quot;;[.B168];&quot; &quot;;))" office:value-type="string" office:string-value=" 228 288 " calcext:value-type="string">
            <text:p><text:s/>228 2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89</text:p>
          </table:table-cell>
          <table:table-cell/>
          <table:table-cell table:formula="of:=IF([.A169]=&quot;&quot;;&quot;&quot;;CONCATENATE(&quot; &quot;;[.A169];&quot; &quot;;[.B169];&quot; &quot;;))" office:value-type="string" office:string-value=" 228 289 " calcext:value-type="string">
            <text:p><text:s/>228 2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0</text:p>
          </table:table-cell>
          <table:table-cell/>
          <table:table-cell table:formula="of:=IF([.A170]=&quot;&quot;;&quot;&quot;;CONCATENATE(&quot; &quot;;[.A170];&quot; &quot;;[.B170];&quot; &quot;;))" office:value-type="string" office:string-value=" 228 290 " calcext:value-type="string">
            <text:p><text:s/>228 2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1</text:p>
          </table:table-cell>
          <table:table-cell/>
          <table:table-cell table:formula="of:=IF([.A171]=&quot;&quot;;&quot;&quot;;CONCATENATE(&quot; &quot;;[.A171];&quot; &quot;;[.B171];&quot; &quot;;))" office:value-type="string" office:string-value=" 228 291 " calcext:value-type="string">
            <text:p><text:s/>228 2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2</text:p>
          </table:table-cell>
          <table:table-cell/>
          <table:table-cell table:formula="of:=IF([.A172]=&quot;&quot;;&quot;&quot;;CONCATENATE(&quot; &quot;;[.A172];&quot; &quot;;[.B172];&quot; &quot;;))" office:value-type="string" office:string-value=" 228 292 " calcext:value-type="string">
            <text:p><text:s/>228 2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3</text:p>
          </table:table-cell>
          <table:table-cell/>
          <table:table-cell table:formula="of:=IF([.A173]=&quot;&quot;;&quot;&quot;;CONCATENATE(&quot; &quot;;[.A173];&quot; &quot;;[.B173];&quot; &quot;;))" office:value-type="string" office:string-value=" 228 293 " calcext:value-type="string">
            <text:p><text:s/>228 2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4</text:p>
          </table:table-cell>
          <table:table-cell/>
          <table:table-cell table:formula="of:=IF([.A174]=&quot;&quot;;&quot;&quot;;CONCATENATE(&quot; &quot;;[.A174];&quot; &quot;;[.B174];&quot; &quot;;))" office:value-type="string" office:string-value=" 228 294 " calcext:value-type="string">
            <text:p><text:s/>228 2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5</text:p>
          </table:table-cell>
          <table:table-cell/>
          <table:table-cell table:formula="of:=IF([.A175]=&quot;&quot;;&quot;&quot;;CONCATENATE(&quot; &quot;;[.A175];&quot; &quot;;[.B175];&quot; &quot;;))" office:value-type="string" office:string-value=" 228 295 " calcext:value-type="string">
            <text:p><text:s/>228 2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6</text:p>
          </table:table-cell>
          <table:table-cell/>
          <table:table-cell table:formula="of:=IF([.A176]=&quot;&quot;;&quot;&quot;;CONCATENATE(&quot; &quot;;[.A176];&quot; &quot;;[.B176];&quot; &quot;;))" office:value-type="string" office:string-value=" 228 296 " calcext:value-type="string">
            <text:p><text:s/>228 2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7</text:p>
          </table:table-cell>
          <table:table-cell/>
          <table:table-cell table:formula="of:=IF([.A177]=&quot;&quot;;&quot;&quot;;CONCATENATE(&quot; &quot;;[.A177];&quot; &quot;;[.B177];&quot; &quot;;))" office:value-type="string" office:string-value=" 228 297 " calcext:value-type="string">
            <text:p><text:s/>228 2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8</text:p>
          </table:table-cell>
          <table:table-cell/>
          <table:table-cell table:formula="of:=IF([.A178]=&quot;&quot;;&quot;&quot;;CONCATENATE(&quot; &quot;;[.A178];&quot; &quot;;[.B178];&quot; &quot;;))" office:value-type="string" office:string-value=" 228 298 " calcext:value-type="string">
            <text:p><text:s/>228 2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299</text:p>
          </table:table-cell>
          <table:table-cell/>
          <table:table-cell table:formula="of:=IF([.A179]=&quot;&quot;;&quot;&quot;;CONCATENATE(&quot; &quot;;[.A179];&quot; &quot;;[.B179];&quot; &quot;;))" office:value-type="string" office:string-value=" 228 299 " calcext:value-type="string">
            <text:p><text:s/>228 2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0</text:p>
          </table:table-cell>
          <table:table-cell/>
          <table:table-cell table:formula="of:=IF([.A180]=&quot;&quot;;&quot;&quot;;CONCATENATE(&quot; &quot;;[.A180];&quot; &quot;;[.B180];&quot; &quot;;))" office:value-type="string" office:string-value=" 228 300 " calcext:value-type="string">
            <text:p><text:s/>228 3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1</text:p>
          </table:table-cell>
          <table:table-cell/>
          <table:table-cell table:formula="of:=IF([.A181]=&quot;&quot;;&quot;&quot;;CONCATENATE(&quot; &quot;;[.A181];&quot; &quot;;[.B181];&quot; &quot;;))" office:value-type="string" office:string-value=" 228 301 " calcext:value-type="string">
            <text:p><text:s/>228 3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2</text:p>
          </table:table-cell>
          <table:table-cell/>
          <table:table-cell table:formula="of:=IF([.A182]=&quot;&quot;;&quot;&quot;;CONCATENATE(&quot; &quot;;[.A182];&quot; &quot;;[.B182];&quot; &quot;;))" office:value-type="string" office:string-value=" 228 302 " calcext:value-type="string">
            <text:p><text:s/>228 3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3</text:p>
          </table:table-cell>
          <table:table-cell/>
          <table:table-cell table:formula="of:=IF([.A183]=&quot;&quot;;&quot;&quot;;CONCATENATE(&quot; &quot;;[.A183];&quot; &quot;;[.B183];&quot; &quot;;))" office:value-type="string" office:string-value=" 228 303 " calcext:value-type="string">
            <text:p><text:s/>228 3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4</text:p>
          </table:table-cell>
          <table:table-cell/>
          <table:table-cell table:formula="of:=IF([.A184]=&quot;&quot;;&quot;&quot;;CONCATENATE(&quot; &quot;;[.A184];&quot; &quot;;[.B184];&quot; &quot;;))" office:value-type="string" office:string-value=" 228 304 " calcext:value-type="string">
            <text:p><text:s/>228 3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5</text:p>
          </table:table-cell>
          <table:table-cell/>
          <table:table-cell table:formula="of:=IF([.A185]=&quot;&quot;;&quot;&quot;;CONCATENATE(&quot; &quot;;[.A185];&quot; &quot;;[.B185];&quot; &quot;;))" office:value-type="string" office:string-value=" 228 305 " calcext:value-type="string">
            <text:p><text:s/>228 3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6</text:p>
          </table:table-cell>
          <table:table-cell/>
          <table:table-cell table:formula="of:=IF([.A186]=&quot;&quot;;&quot;&quot;;CONCATENATE(&quot; &quot;;[.A186];&quot; &quot;;[.B186];&quot; &quot;;))" office:value-type="string" office:string-value=" 228 306 " calcext:value-type="string">
            <text:p><text:s/>228 3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7</text:p>
          </table:table-cell>
          <table:table-cell/>
          <table:table-cell table:formula="of:=IF([.A187]=&quot;&quot;;&quot;&quot;;CONCATENATE(&quot; &quot;;[.A187];&quot; &quot;;[.B187];&quot; &quot;;))" office:value-type="string" office:string-value=" 228 307 " calcext:value-type="string">
            <text:p><text:s/>228 3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8</text:p>
          </table:table-cell>
          <table:table-cell/>
          <table:table-cell table:formula="of:=IF([.A188]=&quot;&quot;;&quot;&quot;;CONCATENATE(&quot; &quot;;[.A188];&quot; &quot;;[.B188];&quot; &quot;;))" office:value-type="string" office:string-value=" 228 308 " calcext:value-type="string">
            <text:p><text:s/>228 3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09</text:p>
          </table:table-cell>
          <table:table-cell/>
          <table:table-cell table:formula="of:=IF([.A189]=&quot;&quot;;&quot;&quot;;CONCATENATE(&quot; &quot;;[.A189];&quot; &quot;;[.B189];&quot; &quot;;))" office:value-type="string" office:string-value=" 228 309 " calcext:value-type="string">
            <text:p><text:s/>228 3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0</text:p>
          </table:table-cell>
          <table:table-cell/>
          <table:table-cell table:formula="of:=IF([.A190]=&quot;&quot;;&quot;&quot;;CONCATENATE(&quot; &quot;;[.A190];&quot; &quot;;[.B190];&quot; &quot;;))" office:value-type="string" office:string-value=" 228 310 " calcext:value-type="string">
            <text:p><text:s/>228 3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1</text:p>
          </table:table-cell>
          <table:table-cell/>
          <table:table-cell table:formula="of:=IF([.A191]=&quot;&quot;;&quot;&quot;;CONCATENATE(&quot; &quot;;[.A191];&quot; &quot;;[.B191];&quot; &quot;;))" office:value-type="string" office:string-value=" 228 311 " calcext:value-type="string">
            <text:p><text:s/>228 3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2</text:p>
          </table:table-cell>
          <table:table-cell/>
          <table:table-cell table:formula="of:=IF([.A192]=&quot;&quot;;&quot;&quot;;CONCATENATE(&quot; &quot;;[.A192];&quot; &quot;;[.B192];&quot; &quot;;))" office:value-type="string" office:string-value=" 228 312 " calcext:value-type="string">
            <text:p><text:s/>228 3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3</text:p>
          </table:table-cell>
          <table:table-cell/>
          <table:table-cell table:formula="of:=IF([.A193]=&quot;&quot;;&quot;&quot;;CONCATENATE(&quot; &quot;;[.A193];&quot; &quot;;[.B193];&quot; &quot;;))" office:value-type="string" office:string-value=" 228 313 " calcext:value-type="string">
            <text:p><text:s/>228 3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4</text:p>
          </table:table-cell>
          <table:table-cell/>
          <table:table-cell table:formula="of:=IF([.A194]=&quot;&quot;;&quot;&quot;;CONCATENATE(&quot; &quot;;[.A194];&quot; &quot;;[.B194];&quot; &quot;;))" office:value-type="string" office:string-value=" 228 314 " calcext:value-type="string">
            <text:p><text:s/>228 3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5</text:p>
          </table:table-cell>
          <table:table-cell/>
          <table:table-cell table:formula="of:=IF([.A195]=&quot;&quot;;&quot;&quot;;CONCATENATE(&quot; &quot;;[.A195];&quot; &quot;;[.B195];&quot; &quot;;))" office:value-type="string" office:string-value=" 228 315 " calcext:value-type="string">
            <text:p><text:s/>228 3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6</text:p>
          </table:table-cell>
          <table:table-cell/>
          <table:table-cell table:formula="of:=IF([.A196]=&quot;&quot;;&quot;&quot;;CONCATENATE(&quot; &quot;;[.A196];&quot; &quot;;[.B196];&quot; &quot;;))" office:value-type="string" office:string-value=" 228 316 " calcext:value-type="string">
            <text:p><text:s/>228 3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7</text:p>
          </table:table-cell>
          <table:table-cell/>
          <table:table-cell table:formula="of:=IF([.A197]=&quot;&quot;;&quot;&quot;;CONCATENATE(&quot; &quot;;[.A197];&quot; &quot;;[.B197];&quot; &quot;;))" office:value-type="string" office:string-value=" 228 317 " calcext:value-type="string">
            <text:p><text:s/>228 3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8</text:p>
          </table:table-cell>
          <table:table-cell/>
          <table:table-cell table:formula="of:=IF([.A198]=&quot;&quot;;&quot;&quot;;CONCATENATE(&quot; &quot;;[.A198];&quot; &quot;;[.B198];&quot; &quot;;))" office:value-type="string" office:string-value=" 228 318 " calcext:value-type="string">
            <text:p><text:s/>228 3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19</text:p>
          </table:table-cell>
          <table:table-cell/>
          <table:table-cell table:formula="of:=IF([.A199]=&quot;&quot;;&quot;&quot;;CONCATENATE(&quot; &quot;;[.A199];&quot; &quot;;[.B199];&quot; &quot;;))" office:value-type="string" office:string-value=" 228 319 " calcext:value-type="string">
            <text:p><text:s/>228 3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0</text:p>
          </table:table-cell>
          <table:table-cell/>
          <table:table-cell table:formula="of:=IF([.A200]=&quot;&quot;;&quot;&quot;;CONCATENATE(&quot; &quot;;[.A200];&quot; &quot;;[.B200];&quot; &quot;;))" office:value-type="string" office:string-value=" 228 320 " calcext:value-type="string">
            <text:p><text:s/>228 3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1</text:p>
          </table:table-cell>
          <table:table-cell/>
          <table:table-cell table:formula="of:=IF([.A201]=&quot;&quot;;&quot;&quot;;CONCATENATE(&quot; &quot;;[.A201];&quot; &quot;;[.B201];&quot; &quot;;))" office:value-type="string" office:string-value=" 228 321 " calcext:value-type="string">
            <text:p><text:s/>228 3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2</text:p>
          </table:table-cell>
          <table:table-cell/>
          <table:table-cell table:formula="of:=IF([.A202]=&quot;&quot;;&quot;&quot;;CONCATENATE(&quot; &quot;;[.A202];&quot; &quot;;[.B202];&quot; &quot;;))" office:value-type="string" office:string-value=" 228 322 " calcext:value-type="string">
            <text:p><text:s/>228 3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3</text:p>
          </table:table-cell>
          <table:table-cell/>
          <table:table-cell table:formula="of:=IF([.A203]=&quot;&quot;;&quot;&quot;;CONCATENATE(&quot; &quot;;[.A203];&quot; &quot;;[.B203];&quot; &quot;;))" office:value-type="string" office:string-value=" 228 323 " calcext:value-type="string">
            <text:p><text:s/>228 3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4</text:p>
          </table:table-cell>
          <table:table-cell/>
          <table:table-cell table:formula="of:=IF([.A204]=&quot;&quot;;&quot;&quot;;CONCATENATE(&quot; &quot;;[.A204];&quot; &quot;;[.B204];&quot; &quot;;))" office:value-type="string" office:string-value=" 228 324 " calcext:value-type="string">
            <text:p><text:s/>228 3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5</text:p>
          </table:table-cell>
          <table:table-cell/>
          <table:table-cell table:formula="of:=IF([.A205]=&quot;&quot;;&quot;&quot;;CONCATENATE(&quot; &quot;;[.A205];&quot; &quot;;[.B205];&quot; &quot;;))" office:value-type="string" office:string-value=" 228 325 " calcext:value-type="string">
            <text:p><text:s/>228 3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6</text:p>
          </table:table-cell>
          <table:table-cell/>
          <table:table-cell table:formula="of:=IF([.A206]=&quot;&quot;;&quot;&quot;;CONCATENATE(&quot; &quot;;[.A206];&quot; &quot;;[.B206];&quot; &quot;;))" office:value-type="string" office:string-value=" 228 326 " calcext:value-type="string">
            <text:p><text:s/>228 3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7</text:p>
          </table:table-cell>
          <table:table-cell/>
          <table:table-cell table:formula="of:=IF([.A207]=&quot;&quot;;&quot;&quot;;CONCATENATE(&quot; &quot;;[.A207];&quot; &quot;;[.B207];&quot; &quot;;))" office:value-type="string" office:string-value=" 228 327 " calcext:value-type="string">
            <text:p><text:s/>228 3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8</text:p>
          </table:table-cell>
          <table:table-cell/>
          <table:table-cell table:formula="of:=IF([.A208]=&quot;&quot;;&quot;&quot;;CONCATENATE(&quot; &quot;;[.A208];&quot; &quot;;[.B208];&quot; &quot;;))" office:value-type="string" office:string-value=" 228 328 " calcext:value-type="string">
            <text:p><text:s/>228 3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29</text:p>
          </table:table-cell>
          <table:table-cell/>
          <table:table-cell table:formula="of:=IF([.A209]=&quot;&quot;;&quot;&quot;;CONCATENATE(&quot; &quot;;[.A209];&quot; &quot;;[.B209];&quot; &quot;;))" office:value-type="string" office:string-value=" 228 329 " calcext:value-type="string">
            <text:p><text:s/>228 3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0</text:p>
          </table:table-cell>
          <table:table-cell/>
          <table:table-cell table:formula="of:=IF([.A210]=&quot;&quot;;&quot;&quot;;CONCATENATE(&quot; &quot;;[.A210];&quot; &quot;;[.B210];&quot; &quot;;))" office:value-type="string" office:string-value=" 228 330 " calcext:value-type="string">
            <text:p><text:s/>228 3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1</text:p>
          </table:table-cell>
          <table:table-cell/>
          <table:table-cell table:formula="of:=IF([.A211]=&quot;&quot;;&quot;&quot;;CONCATENATE(&quot; &quot;;[.A211];&quot; &quot;;[.B211];&quot; &quot;;))" office:value-type="string" office:string-value=" 228 331 " calcext:value-type="string">
            <text:p><text:s/>228 3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2</text:p>
          </table:table-cell>
          <table:table-cell/>
          <table:table-cell table:formula="of:=IF([.A212]=&quot;&quot;;&quot;&quot;;CONCATENATE(&quot; &quot;;[.A212];&quot; &quot;;[.B212];&quot; &quot;;))" office:value-type="string" office:string-value=" 228 332 " calcext:value-type="string">
            <text:p><text:s/>228 3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3</text:p>
          </table:table-cell>
          <table:table-cell/>
          <table:table-cell table:formula="of:=IF([.A213]=&quot;&quot;;&quot;&quot;;CONCATENATE(&quot; &quot;;[.A213];&quot; &quot;;[.B213];&quot; &quot;;))" office:value-type="string" office:string-value=" 228 333 " calcext:value-type="string">
            <text:p><text:s/>228 3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4</text:p>
          </table:table-cell>
          <table:table-cell/>
          <table:table-cell table:formula="of:=IF([.A214]=&quot;&quot;;&quot;&quot;;CONCATENATE(&quot; &quot;;[.A214];&quot; &quot;;[.B214];&quot; &quot;;))" office:value-type="string" office:string-value=" 228 334 " calcext:value-type="string">
            <text:p><text:s/>228 3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5</text:p>
          </table:table-cell>
          <table:table-cell/>
          <table:table-cell table:formula="of:=IF([.A215]=&quot;&quot;;&quot;&quot;;CONCATENATE(&quot; &quot;;[.A215];&quot; &quot;;[.B215];&quot; &quot;;))" office:value-type="string" office:string-value=" 228 335 " calcext:value-type="string">
            <text:p><text:s/>228 3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6</text:p>
          </table:table-cell>
          <table:table-cell/>
          <table:table-cell table:formula="of:=IF([.A216]=&quot;&quot;;&quot;&quot;;CONCATENATE(&quot; &quot;;[.A216];&quot; &quot;;[.B216];&quot; &quot;;))" office:value-type="string" office:string-value=" 228 336 " calcext:value-type="string">
            <text:p><text:s/>228 3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7</text:p>
          </table:table-cell>
          <table:table-cell/>
          <table:table-cell table:formula="of:=IF([.A217]=&quot;&quot;;&quot;&quot;;CONCATENATE(&quot; &quot;;[.A217];&quot; &quot;;[.B217];&quot; &quot;;))" office:value-type="string" office:string-value=" 228 337 " calcext:value-type="string">
            <text:p><text:s/>228 3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8</text:p>
          </table:table-cell>
          <table:table-cell/>
          <table:table-cell table:formula="of:=IF([.A218]=&quot;&quot;;&quot;&quot;;CONCATENATE(&quot; &quot;;[.A218];&quot; &quot;;[.B218];&quot; &quot;;))" office:value-type="string" office:string-value=" 228 338 " calcext:value-type="string">
            <text:p><text:s/>228 3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39</text:p>
          </table:table-cell>
          <table:table-cell/>
          <table:table-cell table:formula="of:=IF([.A219]=&quot;&quot;;&quot;&quot;;CONCATENATE(&quot; &quot;;[.A219];&quot; &quot;;[.B219];&quot; &quot;;))" office:value-type="string" office:string-value=" 228 339 " calcext:value-type="string">
            <text:p><text:s/>228 3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0</text:p>
          </table:table-cell>
          <table:table-cell/>
          <table:table-cell table:formula="of:=IF([.A220]=&quot;&quot;;&quot;&quot;;CONCATENATE(&quot; &quot;;[.A220];&quot; &quot;;[.B220];&quot; &quot;;))" office:value-type="string" office:string-value=" 228 340 " calcext:value-type="string">
            <text:p><text:s/>228 3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1</text:p>
          </table:table-cell>
          <table:table-cell/>
          <table:table-cell table:formula="of:=IF([.A221]=&quot;&quot;;&quot;&quot;;CONCATENATE(&quot; &quot;;[.A221];&quot; &quot;;[.B221];&quot; &quot;;))" office:value-type="string" office:string-value=" 228 341 " calcext:value-type="string">
            <text:p><text:s/>228 3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2</text:p>
          </table:table-cell>
          <table:table-cell/>
          <table:table-cell table:formula="of:=IF([.A222]=&quot;&quot;;&quot;&quot;;CONCATENATE(&quot; &quot;;[.A222];&quot; &quot;;[.B222];&quot; &quot;;))" office:value-type="string" office:string-value=" 228 342 " calcext:value-type="string">
            <text:p><text:s/>228 3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3</text:p>
          </table:table-cell>
          <table:table-cell/>
          <table:table-cell table:formula="of:=IF([.A223]=&quot;&quot;;&quot;&quot;;CONCATENATE(&quot; &quot;;[.A223];&quot; &quot;;[.B223];&quot; &quot;;))" office:value-type="string" office:string-value=" 228 343 " calcext:value-type="string">
            <text:p><text:s/>228 3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4</text:p>
          </table:table-cell>
          <table:table-cell/>
          <table:table-cell table:formula="of:=IF([.A224]=&quot;&quot;;&quot;&quot;;CONCATENATE(&quot; &quot;;[.A224];&quot; &quot;;[.B224];&quot; &quot;;))" office:value-type="string" office:string-value=" 228 344 " calcext:value-type="string">
            <text:p><text:s/>228 3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5</text:p>
          </table:table-cell>
          <table:table-cell/>
          <table:table-cell table:formula="of:=IF([.A225]=&quot;&quot;;&quot;&quot;;CONCATENATE(&quot; &quot;;[.A225];&quot; &quot;;[.B225];&quot; &quot;;))" office:value-type="string" office:string-value=" 228 345 " calcext:value-type="string">
            <text:p><text:s/>228 3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6</text:p>
          </table:table-cell>
          <table:table-cell/>
          <table:table-cell table:formula="of:=IF([.A226]=&quot;&quot;;&quot;&quot;;CONCATENATE(&quot; &quot;;[.A226];&quot; &quot;;[.B226];&quot; &quot;;))" office:value-type="string" office:string-value=" 228 346 " calcext:value-type="string">
            <text:p><text:s/>228 3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7</text:p>
          </table:table-cell>
          <table:table-cell/>
          <table:table-cell table:formula="of:=IF([.A227]=&quot;&quot;;&quot;&quot;;CONCATENATE(&quot; &quot;;[.A227];&quot; &quot;;[.B227];&quot; &quot;;))" office:value-type="string" office:string-value=" 228 347 " calcext:value-type="string">
            <text:p><text:s/>228 3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8</text:p>
          </table:table-cell>
          <table:table-cell/>
          <table:table-cell table:formula="of:=IF([.A228]=&quot;&quot;;&quot;&quot;;CONCATENATE(&quot; &quot;;[.A228];&quot; &quot;;[.B228];&quot; &quot;;))" office:value-type="string" office:string-value=" 228 348 " calcext:value-type="string">
            <text:p><text:s/>228 3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49</text:p>
          </table:table-cell>
          <table:table-cell/>
          <table:table-cell table:formula="of:=IF([.A229]=&quot;&quot;;&quot;&quot;;CONCATENATE(&quot; &quot;;[.A229];&quot; &quot;;[.B229];&quot; &quot;;))" office:value-type="string" office:string-value=" 228 349 " calcext:value-type="string">
            <text:p><text:s/>228 3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0</text:p>
          </table:table-cell>
          <table:table-cell/>
          <table:table-cell table:formula="of:=IF([.A230]=&quot;&quot;;&quot;&quot;;CONCATENATE(&quot; &quot;;[.A230];&quot; &quot;;[.B230];&quot; &quot;;))" office:value-type="string" office:string-value=" 228 350 " calcext:value-type="string">
            <text:p><text:s/>228 3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1</text:p>
          </table:table-cell>
          <table:table-cell/>
          <table:table-cell table:formula="of:=IF([.A231]=&quot;&quot;;&quot;&quot;;CONCATENATE(&quot; &quot;;[.A231];&quot; &quot;;[.B231];&quot; &quot;;))" office:value-type="string" office:string-value=" 228 351 " calcext:value-type="string">
            <text:p><text:s/>228 3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2</text:p>
          </table:table-cell>
          <table:table-cell/>
          <table:table-cell table:formula="of:=IF([.A232]=&quot;&quot;;&quot;&quot;;CONCATENATE(&quot; &quot;;[.A232];&quot; &quot;;[.B232];&quot; &quot;;))" office:value-type="string" office:string-value=" 228 352 " calcext:value-type="string">
            <text:p><text:s/>228 3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3</text:p>
          </table:table-cell>
          <table:table-cell/>
          <table:table-cell table:formula="of:=IF([.A233]=&quot;&quot;;&quot;&quot;;CONCATENATE(&quot; &quot;;[.A233];&quot; &quot;;[.B233];&quot; &quot;;))" office:value-type="string" office:string-value=" 228 353 " calcext:value-type="string">
            <text:p><text:s/>228 3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4</text:p>
          </table:table-cell>
          <table:table-cell/>
          <table:table-cell table:formula="of:=IF([.A234]=&quot;&quot;;&quot;&quot;;CONCATENATE(&quot; &quot;;[.A234];&quot; &quot;;[.B234];&quot; &quot;;))" office:value-type="string" office:string-value=" 228 354 " calcext:value-type="string">
            <text:p><text:s/>228 3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5</text:p>
          </table:table-cell>
          <table:table-cell/>
          <table:table-cell table:formula="of:=IF([.A235]=&quot;&quot;;&quot;&quot;;CONCATENATE(&quot; &quot;;[.A235];&quot; &quot;;[.B235];&quot; &quot;;))" office:value-type="string" office:string-value=" 228 355 " calcext:value-type="string">
            <text:p><text:s/>228 3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6</text:p>
          </table:table-cell>
          <table:table-cell/>
          <table:table-cell table:formula="of:=IF([.A236]=&quot;&quot;;&quot;&quot;;CONCATENATE(&quot; &quot;;[.A236];&quot; &quot;;[.B236];&quot; &quot;;))" office:value-type="string" office:string-value=" 228 356 " calcext:value-type="string">
            <text:p><text:s/>228 3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7</text:p>
          </table:table-cell>
          <table:table-cell/>
          <table:table-cell table:formula="of:=IF([.A237]=&quot;&quot;;&quot;&quot;;CONCATENATE(&quot; &quot;;[.A237];&quot; &quot;;[.B237];&quot; &quot;;))" office:value-type="string" office:string-value=" 228 357 " calcext:value-type="string">
            <text:p><text:s/>228 3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8</text:p>
          </table:table-cell>
          <table:table-cell/>
          <table:table-cell table:formula="of:=IF([.A238]=&quot;&quot;;&quot;&quot;;CONCATENATE(&quot; &quot;;[.A238];&quot; &quot;;[.B238];&quot; &quot;;))" office:value-type="string" office:string-value=" 228 358 " calcext:value-type="string">
            <text:p><text:s/>228 3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59</text:p>
          </table:table-cell>
          <table:table-cell/>
          <table:table-cell table:formula="of:=IF([.A239]=&quot;&quot;;&quot;&quot;;CONCATENATE(&quot; &quot;;[.A239];&quot; &quot;;[.B239];&quot; &quot;;))" office:value-type="string" office:string-value=" 228 359 " calcext:value-type="string">
            <text:p><text:s/>228 3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0</text:p>
          </table:table-cell>
          <table:table-cell/>
          <table:table-cell table:formula="of:=IF([.A240]=&quot;&quot;;&quot;&quot;;CONCATENATE(&quot; &quot;;[.A240];&quot; &quot;;[.B240];&quot; &quot;;))" office:value-type="string" office:string-value=" 228 360 " calcext:value-type="string">
            <text:p><text:s/>228 3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1</text:p>
          </table:table-cell>
          <table:table-cell/>
          <table:table-cell table:formula="of:=IF([.A241]=&quot;&quot;;&quot;&quot;;CONCATENATE(&quot; &quot;;[.A241];&quot; &quot;;[.B241];&quot; &quot;;))" office:value-type="string" office:string-value=" 228 361 " calcext:value-type="string">
            <text:p><text:s/>228 3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2</text:p>
          </table:table-cell>
          <table:table-cell/>
          <table:table-cell table:formula="of:=IF([.A242]=&quot;&quot;;&quot;&quot;;CONCATENATE(&quot; &quot;;[.A242];&quot; &quot;;[.B242];&quot; &quot;;))" office:value-type="string" office:string-value=" 228 362 " calcext:value-type="string">
            <text:p><text:s/>228 3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3</text:p>
          </table:table-cell>
          <table:table-cell/>
          <table:table-cell table:formula="of:=IF([.A243]=&quot;&quot;;&quot;&quot;;CONCATENATE(&quot; &quot;;[.A243];&quot; &quot;;[.B243];&quot; &quot;;))" office:value-type="string" office:string-value=" 228 363 " calcext:value-type="string">
            <text:p><text:s/>228 3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4</text:p>
          </table:table-cell>
          <table:table-cell/>
          <table:table-cell table:formula="of:=IF([.A244]=&quot;&quot;;&quot;&quot;;CONCATENATE(&quot; &quot;;[.A244];&quot; &quot;;[.B244];&quot; &quot;;))" office:value-type="string" office:string-value=" 228 364 " calcext:value-type="string">
            <text:p><text:s/>228 3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5</text:p>
          </table:table-cell>
          <table:table-cell/>
          <table:table-cell table:formula="of:=IF([.A245]=&quot;&quot;;&quot;&quot;;CONCATENATE(&quot; &quot;;[.A245];&quot; &quot;;[.B245];&quot; &quot;;))" office:value-type="string" office:string-value=" 228 365 " calcext:value-type="string">
            <text:p><text:s/>228 3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6</text:p>
          </table:table-cell>
          <table:table-cell/>
          <table:table-cell table:formula="of:=IF([.A246]=&quot;&quot;;&quot;&quot;;CONCATENATE(&quot; &quot;;[.A246];&quot; &quot;;[.B246];&quot; &quot;;))" office:value-type="string" office:string-value=" 228 366 " calcext:value-type="string">
            <text:p><text:s/>228 3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7</text:p>
          </table:table-cell>
          <table:table-cell/>
          <table:table-cell table:formula="of:=IF([.A247]=&quot;&quot;;&quot;&quot;;CONCATENATE(&quot; &quot;;[.A247];&quot; &quot;;[.B247];&quot; &quot;;))" office:value-type="string" office:string-value=" 228 367 " calcext:value-type="string">
            <text:p><text:s/>228 3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8</text:p>
          </table:table-cell>
          <table:table-cell/>
          <table:table-cell table:formula="of:=IF([.A248]=&quot;&quot;;&quot;&quot;;CONCATENATE(&quot; &quot;;[.A248];&quot; &quot;;[.B248];&quot; &quot;;))" office:value-type="string" office:string-value=" 228 368 " calcext:value-type="string">
            <text:p><text:s/>228 3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69</text:p>
          </table:table-cell>
          <table:table-cell/>
          <table:table-cell table:formula="of:=IF([.A249]=&quot;&quot;;&quot;&quot;;CONCATENATE(&quot; &quot;;[.A249];&quot; &quot;;[.B249];&quot; &quot;;))" office:value-type="string" office:string-value=" 228 369 " calcext:value-type="string">
            <text:p><text:s/>228 3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0</text:p>
          </table:table-cell>
          <table:table-cell/>
          <table:table-cell table:formula="of:=IF([.A250]=&quot;&quot;;&quot;&quot;;CONCATENATE(&quot; &quot;;[.A250];&quot; &quot;;[.B250];&quot; &quot;;))" office:value-type="string" office:string-value=" 228 370 " calcext:value-type="string">
            <text:p><text:s/>228 3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1</text:p>
          </table:table-cell>
          <table:table-cell/>
          <table:table-cell table:formula="of:=IF([.A251]=&quot;&quot;;&quot;&quot;;CONCATENATE(&quot; &quot;;[.A251];&quot; &quot;;[.B251];&quot; &quot;;))" office:value-type="string" office:string-value=" 228 371 " calcext:value-type="string">
            <text:p><text:s/>228 3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2</text:p>
          </table:table-cell>
          <table:table-cell/>
          <table:table-cell table:formula="of:=IF([.A252]=&quot;&quot;;&quot;&quot;;CONCATENATE(&quot; &quot;;[.A252];&quot; &quot;;[.B252];&quot; &quot;;))" office:value-type="string" office:string-value=" 228 372 " calcext:value-type="string">
            <text:p><text:s/>228 3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3</text:p>
          </table:table-cell>
          <table:table-cell/>
          <table:table-cell table:formula="of:=IF([.A253]=&quot;&quot;;&quot;&quot;;CONCATENATE(&quot; &quot;;[.A253];&quot; &quot;;[.B253];&quot; &quot;;))" office:value-type="string" office:string-value=" 228 373 " calcext:value-type="string">
            <text:p><text:s/>228 3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4</text:p>
          </table:table-cell>
          <table:table-cell/>
          <table:table-cell table:formula="of:=IF([.A254]=&quot;&quot;;&quot;&quot;;CONCATENATE(&quot; &quot;;[.A254];&quot; &quot;;[.B254];&quot; &quot;;))" office:value-type="string" office:string-value=" 228 374 " calcext:value-type="string">
            <text:p><text:s/>228 3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5</text:p>
          </table:table-cell>
          <table:table-cell/>
          <table:table-cell table:formula="of:=IF([.A255]=&quot;&quot;;&quot;&quot;;CONCATENATE(&quot; &quot;;[.A255];&quot; &quot;;[.B255];&quot; &quot;;))" office:value-type="string" office:string-value=" 228 375 " calcext:value-type="string">
            <text:p><text:s/>228 3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6</text:p>
          </table:table-cell>
          <table:table-cell/>
          <table:table-cell table:formula="of:=IF([.A256]=&quot;&quot;;&quot;&quot;;CONCATENATE(&quot; &quot;;[.A256];&quot; &quot;;[.B256];&quot; &quot;;))" office:value-type="string" office:string-value=" 228 376 " calcext:value-type="string">
            <text:p><text:s/>228 3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7</text:p>
          </table:table-cell>
          <table:table-cell/>
          <table:table-cell table:formula="of:=IF([.A257]=&quot;&quot;;&quot;&quot;;CONCATENATE(&quot; &quot;;[.A257];&quot; &quot;;[.B257];&quot; &quot;;))" office:value-type="string" office:string-value=" 228 377 " calcext:value-type="string">
            <text:p><text:s/>228 3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8</text:p>
          </table:table-cell>
          <table:table-cell/>
          <table:table-cell table:formula="of:=IF([.A258]=&quot;&quot;;&quot;&quot;;CONCATENATE(&quot; &quot;;[.A258];&quot; &quot;;[.B258];&quot; &quot;;))" office:value-type="string" office:string-value=" 228 378 " calcext:value-type="string">
            <text:p><text:s/>228 3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79</text:p>
          </table:table-cell>
          <table:table-cell/>
          <table:table-cell table:formula="of:=IF([.A259]=&quot;&quot;;&quot;&quot;;CONCATENATE(&quot; &quot;;[.A259];&quot; &quot;;[.B259];&quot; &quot;;))" office:value-type="string" office:string-value=" 228 379 " calcext:value-type="string">
            <text:p><text:s/>228 3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0</text:p>
          </table:table-cell>
          <table:table-cell/>
          <table:table-cell table:formula="of:=IF([.A260]=&quot;&quot;;&quot;&quot;;CONCATENATE(&quot; &quot;;[.A260];&quot; &quot;;[.B260];&quot; &quot;;))" office:value-type="string" office:string-value=" 228 380 " calcext:value-type="string">
            <text:p><text:s/>228 3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1</text:p>
          </table:table-cell>
          <table:table-cell/>
          <table:table-cell table:formula="of:=IF([.A261]=&quot;&quot;;&quot;&quot;;CONCATENATE(&quot; &quot;;[.A261];&quot; &quot;;[.B261];&quot; &quot;;))" office:value-type="string" office:string-value=" 228 381 " calcext:value-type="string">
            <text:p><text:s/>228 3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2</text:p>
          </table:table-cell>
          <table:table-cell/>
          <table:table-cell table:formula="of:=IF([.A262]=&quot;&quot;;&quot;&quot;;CONCATENATE(&quot; &quot;;[.A262];&quot; &quot;;[.B262];&quot; &quot;;))" office:value-type="string" office:string-value=" 228 382 " calcext:value-type="string">
            <text:p><text:s/>228 3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3</text:p>
          </table:table-cell>
          <table:table-cell/>
          <table:table-cell table:formula="of:=IF([.A263]=&quot;&quot;;&quot;&quot;;CONCATENATE(&quot; &quot;;[.A263];&quot; &quot;;[.B263];&quot; &quot;;))" office:value-type="string" office:string-value=" 228 383 " calcext:value-type="string">
            <text:p><text:s/>228 3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4</text:p>
          </table:table-cell>
          <table:table-cell/>
          <table:table-cell table:formula="of:=IF([.A264]=&quot;&quot;;&quot;&quot;;CONCATENATE(&quot; &quot;;[.A264];&quot; &quot;;[.B264];&quot; &quot;;))" office:value-type="string" office:string-value=" 228 384 " calcext:value-type="string">
            <text:p><text:s/>228 3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5</text:p>
          </table:table-cell>
          <table:table-cell/>
          <table:table-cell table:formula="of:=IF([.A265]=&quot;&quot;;&quot;&quot;;CONCATENATE(&quot; &quot;;[.A265];&quot; &quot;;[.B265];&quot; &quot;;))" office:value-type="string" office:string-value=" 228 385 " calcext:value-type="string">
            <text:p><text:s/>228 3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6</text:p>
          </table:table-cell>
          <table:table-cell/>
          <table:table-cell table:formula="of:=IF([.A266]=&quot;&quot;;&quot;&quot;;CONCATENATE(&quot; &quot;;[.A266];&quot; &quot;;[.B266];&quot; &quot;;))" office:value-type="string" office:string-value=" 228 386 " calcext:value-type="string">
            <text:p><text:s/>228 3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7</text:p>
          </table:table-cell>
          <table:table-cell/>
          <table:table-cell table:formula="of:=IF([.A267]=&quot;&quot;;&quot;&quot;;CONCATENATE(&quot; &quot;;[.A267];&quot; &quot;;[.B267];&quot; &quot;;))" office:value-type="string" office:string-value=" 228 387 " calcext:value-type="string">
            <text:p><text:s/>228 3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8</text:p>
          </table:table-cell>
          <table:table-cell/>
          <table:table-cell table:formula="of:=IF([.A268]=&quot;&quot;;&quot;&quot;;CONCATENATE(&quot; &quot;;[.A268];&quot; &quot;;[.B268];&quot; &quot;;))" office:value-type="string" office:string-value=" 228 388 " calcext:value-type="string">
            <text:p><text:s/>228 3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89</text:p>
          </table:table-cell>
          <table:table-cell/>
          <table:table-cell table:formula="of:=IF([.A269]=&quot;&quot;;&quot;&quot;;CONCATENATE(&quot; &quot;;[.A269];&quot; &quot;;[.B269];&quot; &quot;;))" office:value-type="string" office:string-value=" 228 389 " calcext:value-type="string">
            <text:p><text:s/>228 3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390</text:p>
          </table:table-cell>
          <table:table-cell/>
          <table:table-cell table:formula="of:=IF([.A270]=&quot;&quot;;&quot;&quot;;CONCATENATE(&quot; &quot;;[.A270];&quot; &quot;;[.B270];&quot; &quot;;))" office:value-type="string" office:string-value=" 228 390 " calcext:value-type="string">
            <text:p><text:s/>228 390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271]=&quot;&quot;;&quot;&quot;;CONCATENATE(&quot; &quot;;[.A271];&quot; &quot;;[.B271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05</text:p>
          </table:table-cell>
          <table:table-cell/>
          <table:table-cell table:formula="of:=IF([.A272]=&quot;&quot;;&quot;&quot;;CONCATENATE(&quot; &quot;;[.A272];&quot; &quot;;[.B272];&quot; &quot;;))" office:value-type="string" office:string-value=" 228 505 " calcext:value-type="string">
            <text:p><text:s/>228 5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06</text:p>
          </table:table-cell>
          <table:table-cell/>
          <table:table-cell table:formula="of:=IF([.A273]=&quot;&quot;;&quot;&quot;;CONCATENATE(&quot; &quot;;[.A273];&quot; &quot;;[.B273];&quot; &quot;;))" office:value-type="string" office:string-value=" 228 506 " calcext:value-type="string">
            <text:p><text:s/>228 5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07</text:p>
          </table:table-cell>
          <table:table-cell/>
          <table:table-cell table:formula="of:=IF([.A274]=&quot;&quot;;&quot;&quot;;CONCATENATE(&quot; &quot;;[.A274];&quot; &quot;;[.B274];&quot; &quot;;))" office:value-type="string" office:string-value=" 228 507 " calcext:value-type="string">
            <text:p><text:s/>228 5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08</text:p>
          </table:table-cell>
          <table:table-cell/>
          <table:table-cell table:formula="of:=IF([.A275]=&quot;&quot;;&quot;&quot;;CONCATENATE(&quot; &quot;;[.A275];&quot; &quot;;[.B275];&quot; &quot;;))" office:value-type="string" office:string-value=" 228 508 " calcext:value-type="string">
            <text:p><text:s/>228 5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09</text:p>
          </table:table-cell>
          <table:table-cell/>
          <table:table-cell table:formula="of:=IF([.A276]=&quot;&quot;;&quot;&quot;;CONCATENATE(&quot; &quot;;[.A276];&quot; &quot;;[.B276];&quot; &quot;;))" office:value-type="string" office:string-value=" 228 509 " calcext:value-type="string">
            <text:p><text:s/>228 5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0</text:p>
          </table:table-cell>
          <table:table-cell/>
          <table:table-cell table:formula="of:=IF([.A277]=&quot;&quot;;&quot;&quot;;CONCATENATE(&quot; &quot;;[.A277];&quot; &quot;;[.B277];&quot; &quot;;))" office:value-type="string" office:string-value=" 228 510 " calcext:value-type="string">
            <text:p><text:s/>228 5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1</text:p>
          </table:table-cell>
          <table:table-cell/>
          <table:table-cell table:formula="of:=IF([.A278]=&quot;&quot;;&quot;&quot;;CONCATENATE(&quot; &quot;;[.A278];&quot; &quot;;[.B278];&quot; &quot;;))" office:value-type="string" office:string-value=" 228 511 " calcext:value-type="string">
            <text:p><text:s/>228 5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2</text:p>
          </table:table-cell>
          <table:table-cell/>
          <table:table-cell table:formula="of:=IF([.A279]=&quot;&quot;;&quot;&quot;;CONCATENATE(&quot; &quot;;[.A279];&quot; &quot;;[.B279];&quot; &quot;;))" office:value-type="string" office:string-value=" 228 512 " calcext:value-type="string">
            <text:p><text:s/>228 5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3</text:p>
          </table:table-cell>
          <table:table-cell/>
          <table:table-cell table:formula="of:=IF([.A280]=&quot;&quot;;&quot;&quot;;CONCATENATE(&quot; &quot;;[.A280];&quot; &quot;;[.B280];&quot; &quot;;))" office:value-type="string" office:string-value=" 228 513 " calcext:value-type="string">
            <text:p><text:s/>228 5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4</text:p>
          </table:table-cell>
          <table:table-cell/>
          <table:table-cell table:formula="of:=IF([.A281]=&quot;&quot;;&quot;&quot;;CONCATENATE(&quot; &quot;;[.A281];&quot; &quot;;[.B281];&quot; &quot;;))" office:value-type="string" office:string-value=" 228 514 " calcext:value-type="string">
            <text:p><text:s/>228 5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5</text:p>
          </table:table-cell>
          <table:table-cell/>
          <table:table-cell table:formula="of:=IF([.A282]=&quot;&quot;;&quot;&quot;;CONCATENATE(&quot; &quot;;[.A282];&quot; &quot;;[.B282];&quot; &quot;;))" office:value-type="string" office:string-value=" 228 515 " calcext:value-type="string">
            <text:p><text:s/>228 5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6</text:p>
          </table:table-cell>
          <table:table-cell/>
          <table:table-cell table:formula="of:=IF([.A283]=&quot;&quot;;&quot;&quot;;CONCATENATE(&quot; &quot;;[.A283];&quot; &quot;;[.B283];&quot; &quot;;))" office:value-type="string" office:string-value=" 228 516 " calcext:value-type="string">
            <text:p><text:s/>228 5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7</text:p>
          </table:table-cell>
          <table:table-cell/>
          <table:table-cell table:formula="of:=IF([.A284]=&quot;&quot;;&quot;&quot;;CONCATENATE(&quot; &quot;;[.A284];&quot; &quot;;[.B284];&quot; &quot;;))" office:value-type="string" office:string-value=" 228 517 " calcext:value-type="string">
            <text:p><text:s/>228 5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8</text:p>
          </table:table-cell>
          <table:table-cell/>
          <table:table-cell table:formula="of:=IF([.A285]=&quot;&quot;;&quot;&quot;;CONCATENATE(&quot; &quot;;[.A285];&quot; &quot;;[.B285];&quot; &quot;;))" office:value-type="string" office:string-value=" 228 518 " calcext:value-type="string">
            <text:p><text:s/>228 5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19</text:p>
          </table:table-cell>
          <table:table-cell/>
          <table:table-cell table:formula="of:=IF([.A286]=&quot;&quot;;&quot;&quot;;CONCATENATE(&quot; &quot;;[.A286];&quot; &quot;;[.B286];&quot; &quot;;))" office:value-type="string" office:string-value=" 228 519 " calcext:value-type="string">
            <text:p><text:s/>228 5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0</text:p>
          </table:table-cell>
          <table:table-cell/>
          <table:table-cell table:formula="of:=IF([.A287]=&quot;&quot;;&quot;&quot;;CONCATENATE(&quot; &quot;;[.A287];&quot; &quot;;[.B287];&quot; &quot;;))" office:value-type="string" office:string-value=" 228 520 " calcext:value-type="string">
            <text:p><text:s/>228 5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1</text:p>
          </table:table-cell>
          <table:table-cell/>
          <table:table-cell table:formula="of:=IF([.A288]=&quot;&quot;;&quot;&quot;;CONCATENATE(&quot; &quot;;[.A288];&quot; &quot;;[.B288];&quot; &quot;;))" office:value-type="string" office:string-value=" 228 521 " calcext:value-type="string">
            <text:p><text:s/>228 5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2</text:p>
          </table:table-cell>
          <table:table-cell/>
          <table:table-cell table:formula="of:=IF([.A289]=&quot;&quot;;&quot;&quot;;CONCATENATE(&quot; &quot;;[.A289];&quot; &quot;;[.B289];&quot; &quot;;))" office:value-type="string" office:string-value=" 228 522 " calcext:value-type="string">
            <text:p><text:s/>228 5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3</text:p>
          </table:table-cell>
          <table:table-cell/>
          <table:table-cell table:formula="of:=IF([.A290]=&quot;&quot;;&quot;&quot;;CONCATENATE(&quot; &quot;;[.A290];&quot; &quot;;[.B290];&quot; &quot;;))" office:value-type="string" office:string-value=" 228 523 " calcext:value-type="string">
            <text:p><text:s/>228 5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4</text:p>
          </table:table-cell>
          <table:table-cell/>
          <table:table-cell table:formula="of:=IF([.A291]=&quot;&quot;;&quot;&quot;;CONCATENATE(&quot; &quot;;[.A291];&quot; &quot;;[.B291];&quot; &quot;;))" office:value-type="string" office:string-value=" 228 524 " calcext:value-type="string">
            <text:p><text:s/>228 5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5</text:p>
          </table:table-cell>
          <table:table-cell/>
          <table:table-cell table:formula="of:=IF([.A292]=&quot;&quot;;&quot;&quot;;CONCATENATE(&quot; &quot;;[.A292];&quot; &quot;;[.B292];&quot; &quot;;))" office:value-type="string" office:string-value=" 228 525 " calcext:value-type="string">
            <text:p><text:s/>228 5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6</text:p>
          </table:table-cell>
          <table:table-cell/>
          <table:table-cell table:formula="of:=IF([.A293]=&quot;&quot;;&quot;&quot;;CONCATENATE(&quot; &quot;;[.A293];&quot; &quot;;[.B293];&quot; &quot;;))" office:value-type="string" office:string-value=" 228 526 " calcext:value-type="string">
            <text:p><text:s/>228 5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7</text:p>
          </table:table-cell>
          <table:table-cell/>
          <table:table-cell table:formula="of:=IF([.A294]=&quot;&quot;;&quot;&quot;;CONCATENATE(&quot; &quot;;[.A294];&quot; &quot;;[.B294];&quot; &quot;;))" office:value-type="string" office:string-value=" 228 527 " calcext:value-type="string">
            <text:p><text:s/>228 5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8</text:p>
          </table:table-cell>
          <table:table-cell/>
          <table:table-cell table:formula="of:=IF([.A295]=&quot;&quot;;&quot;&quot;;CONCATENATE(&quot; &quot;;[.A295];&quot; &quot;;[.B295];&quot; &quot;;))" office:value-type="string" office:string-value=" 228 528 " calcext:value-type="string">
            <text:p><text:s/>228 5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29</text:p>
          </table:table-cell>
          <table:table-cell/>
          <table:table-cell table:formula="of:=IF([.A296]=&quot;&quot;;&quot;&quot;;CONCATENATE(&quot; &quot;;[.A296];&quot; &quot;;[.B296];&quot; &quot;;))" office:value-type="string" office:string-value=" 228 529 " calcext:value-type="string">
            <text:p><text:s/>228 5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0</text:p>
          </table:table-cell>
          <table:table-cell/>
          <table:table-cell table:formula="of:=IF([.A297]=&quot;&quot;;&quot;&quot;;CONCATENATE(&quot; &quot;;[.A297];&quot; &quot;;[.B297];&quot; &quot;;))" office:value-type="string" office:string-value=" 228 530 " calcext:value-type="string">
            <text:p><text:s/>228 5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1</text:p>
          </table:table-cell>
          <table:table-cell/>
          <table:table-cell table:formula="of:=IF([.A298]=&quot;&quot;;&quot;&quot;;CONCATENATE(&quot; &quot;;[.A298];&quot; &quot;;[.B298];&quot; &quot;;))" office:value-type="string" office:string-value=" 228 531 " calcext:value-type="string">
            <text:p><text:s/>228 5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2</text:p>
          </table:table-cell>
          <table:table-cell/>
          <table:table-cell table:formula="of:=IF([.A299]=&quot;&quot;;&quot;&quot;;CONCATENATE(&quot; &quot;;[.A299];&quot; &quot;;[.B299];&quot; &quot;;))" office:value-type="string" office:string-value=" 228 532 " calcext:value-type="string">
            <text:p><text:s/>228 5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3</text:p>
          </table:table-cell>
          <table:table-cell/>
          <table:table-cell table:formula="of:=IF([.A300]=&quot;&quot;;&quot;&quot;;CONCATENATE(&quot; &quot;;[.A300];&quot; &quot;;[.B300];&quot; &quot;;))" office:value-type="string" office:string-value=" 228 533 " calcext:value-type="string">
            <text:p><text:s/>228 5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4</text:p>
          </table:table-cell>
          <table:table-cell/>
          <table:table-cell table:formula="of:=IF([.A301]=&quot;&quot;;&quot;&quot;;CONCATENATE(&quot; &quot;;[.A301];&quot; &quot;;[.B301];&quot; &quot;;))" office:value-type="string" office:string-value=" 228 534 " calcext:value-type="string">
            <text:p><text:s/>228 5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5</text:p>
          </table:table-cell>
          <table:table-cell/>
          <table:table-cell table:formula="of:=IF([.A302]=&quot;&quot;;&quot;&quot;;CONCATENATE(&quot; &quot;;[.A302];&quot; &quot;;[.B302];&quot; &quot;;))" office:value-type="string" office:string-value=" 228 535 " calcext:value-type="string">
            <text:p><text:s/>228 5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6</text:p>
          </table:table-cell>
          <table:table-cell/>
          <table:table-cell table:formula="of:=IF([.A303]=&quot;&quot;;&quot;&quot;;CONCATENATE(&quot; &quot;;[.A303];&quot; &quot;;[.B303];&quot; &quot;;))" office:value-type="string" office:string-value=" 228 536 " calcext:value-type="string">
            <text:p><text:s/>228 5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7</text:p>
          </table:table-cell>
          <table:table-cell/>
          <table:table-cell table:formula="of:=IF([.A304]=&quot;&quot;;&quot;&quot;;CONCATENATE(&quot; &quot;;[.A304];&quot; &quot;;[.B304];&quot; &quot;;))" office:value-type="string" office:string-value=" 228 537 " calcext:value-type="string">
            <text:p><text:s/>228 5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8</text:p>
          </table:table-cell>
          <table:table-cell/>
          <table:table-cell table:formula="of:=IF([.A305]=&quot;&quot;;&quot;&quot;;CONCATENATE(&quot; &quot;;[.A305];&quot; &quot;;[.B305];&quot; &quot;;))" office:value-type="string" office:string-value=" 228 538 " calcext:value-type="string">
            <text:p><text:s/>228 5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39</text:p>
          </table:table-cell>
          <table:table-cell/>
          <table:table-cell table:formula="of:=IF([.A306]=&quot;&quot;;&quot;&quot;;CONCATENATE(&quot; &quot;;[.A306];&quot; &quot;;[.B306];&quot; &quot;;))" office:value-type="string" office:string-value=" 228 539 " calcext:value-type="string">
            <text:p><text:s/>228 5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0</text:p>
          </table:table-cell>
          <table:table-cell/>
          <table:table-cell table:formula="of:=IF([.A307]=&quot;&quot;;&quot;&quot;;CONCATENATE(&quot; &quot;;[.A307];&quot; &quot;;[.B307];&quot; &quot;;))" office:value-type="string" office:string-value=" 228 540 " calcext:value-type="string">
            <text:p><text:s/>228 5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1</text:p>
          </table:table-cell>
          <table:table-cell/>
          <table:table-cell table:formula="of:=IF([.A308]=&quot;&quot;;&quot;&quot;;CONCATENATE(&quot; &quot;;[.A308];&quot; &quot;;[.B308];&quot; &quot;;))" office:value-type="string" office:string-value=" 228 541 " calcext:value-type="string">
            <text:p><text:s/>228 5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2</text:p>
          </table:table-cell>
          <table:table-cell/>
          <table:table-cell table:formula="of:=IF([.A309]=&quot;&quot;;&quot;&quot;;CONCATENATE(&quot; &quot;;[.A309];&quot; &quot;;[.B309];&quot; &quot;;))" office:value-type="string" office:string-value=" 228 542 " calcext:value-type="string">
            <text:p><text:s/>228 5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3</text:p>
          </table:table-cell>
          <table:table-cell/>
          <table:table-cell table:formula="of:=IF([.A310]=&quot;&quot;;&quot;&quot;;CONCATENATE(&quot; &quot;;[.A310];&quot; &quot;;[.B310];&quot; &quot;;))" office:value-type="string" office:string-value=" 228 543 " calcext:value-type="string">
            <text:p><text:s/>228 5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4</text:p>
          </table:table-cell>
          <table:table-cell/>
          <table:table-cell table:formula="of:=IF([.A311]=&quot;&quot;;&quot;&quot;;CONCATENATE(&quot; &quot;;[.A311];&quot; &quot;;[.B311];&quot; &quot;;))" office:value-type="string" office:string-value=" 228 544 " calcext:value-type="string">
            <text:p><text:s/>228 5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5</text:p>
          </table:table-cell>
          <table:table-cell/>
          <table:table-cell table:formula="of:=IF([.A312]=&quot;&quot;;&quot;&quot;;CONCATENATE(&quot; &quot;;[.A312];&quot; &quot;;[.B312];&quot; &quot;;))" office:value-type="string" office:string-value=" 228 545 " calcext:value-type="string">
            <text:p><text:s/>228 5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6</text:p>
          </table:table-cell>
          <table:table-cell/>
          <table:table-cell table:formula="of:=IF([.A313]=&quot;&quot;;&quot;&quot;;CONCATENATE(&quot; &quot;;[.A313];&quot; &quot;;[.B313];&quot; &quot;;))" office:value-type="string" office:string-value=" 228 546 " calcext:value-type="string">
            <text:p><text:s/>228 5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7</text:p>
          </table:table-cell>
          <table:table-cell/>
          <table:table-cell table:formula="of:=IF([.A314]=&quot;&quot;;&quot;&quot;;CONCATENATE(&quot; &quot;;[.A314];&quot; &quot;;[.B314];&quot; &quot;;))" office:value-type="string" office:string-value=" 228 547 " calcext:value-type="string">
            <text:p><text:s/>228 5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8</text:p>
          </table:table-cell>
          <table:table-cell/>
          <table:table-cell table:formula="of:=IF([.A315]=&quot;&quot;;&quot;&quot;;CONCATENATE(&quot; &quot;;[.A315];&quot; &quot;;[.B315];&quot; &quot;;))" office:value-type="string" office:string-value=" 228 548 " calcext:value-type="string">
            <text:p><text:s/>228 5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49</text:p>
          </table:table-cell>
          <table:table-cell/>
          <table:table-cell table:formula="of:=IF([.A316]=&quot;&quot;;&quot;&quot;;CONCATENATE(&quot; &quot;;[.A316];&quot; &quot;;[.B316];&quot; &quot;;))" office:value-type="string" office:string-value=" 228 549 " calcext:value-type="string">
            <text:p><text:s/>228 5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0</text:p>
          </table:table-cell>
          <table:table-cell/>
          <table:table-cell table:formula="of:=IF([.A317]=&quot;&quot;;&quot;&quot;;CONCATENATE(&quot; &quot;;[.A317];&quot; &quot;;[.B317];&quot; &quot;;))" office:value-type="string" office:string-value=" 228 550 " calcext:value-type="string">
            <text:p><text:s/>228 5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1</text:p>
          </table:table-cell>
          <table:table-cell/>
          <table:table-cell table:formula="of:=IF([.A318]=&quot;&quot;;&quot;&quot;;CONCATENATE(&quot; &quot;;[.A318];&quot; &quot;;[.B318];&quot; &quot;;))" office:value-type="string" office:string-value=" 228 551 " calcext:value-type="string">
            <text:p><text:s/>228 5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2</text:p>
          </table:table-cell>
          <table:table-cell/>
          <table:table-cell table:formula="of:=IF([.A319]=&quot;&quot;;&quot;&quot;;CONCATENATE(&quot; &quot;;[.A319];&quot; &quot;;[.B319];&quot; &quot;;))" office:value-type="string" office:string-value=" 228 552 " calcext:value-type="string">
            <text:p><text:s/>228 5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3</text:p>
          </table:table-cell>
          <table:table-cell/>
          <table:table-cell table:formula="of:=IF([.A320]=&quot;&quot;;&quot;&quot;;CONCATENATE(&quot; &quot;;[.A320];&quot; &quot;;[.B320];&quot; &quot;;))" office:value-type="string" office:string-value=" 228 553 " calcext:value-type="string">
            <text:p><text:s/>228 5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4</text:p>
          </table:table-cell>
          <table:table-cell/>
          <table:table-cell table:formula="of:=IF([.A321]=&quot;&quot;;&quot;&quot;;CONCATENATE(&quot; &quot;;[.A321];&quot; &quot;;[.B321];&quot; &quot;;))" office:value-type="string" office:string-value=" 228 554 " calcext:value-type="string">
            <text:p><text:s/>228 5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5</text:p>
          </table:table-cell>
          <table:table-cell/>
          <table:table-cell table:formula="of:=IF([.A322]=&quot;&quot;;&quot;&quot;;CONCATENATE(&quot; &quot;;[.A322];&quot; &quot;;[.B322];&quot; &quot;;))" office:value-type="string" office:string-value=" 228 555 " calcext:value-type="string">
            <text:p><text:s/>228 5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6</text:p>
          </table:table-cell>
          <table:table-cell/>
          <table:table-cell table:formula="of:=IF([.A323]=&quot;&quot;;&quot;&quot;;CONCATENATE(&quot; &quot;;[.A323];&quot; &quot;;[.B323];&quot; &quot;;))" office:value-type="string" office:string-value=" 228 556 " calcext:value-type="string">
            <text:p><text:s/>228 5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7</text:p>
          </table:table-cell>
          <table:table-cell/>
          <table:table-cell table:formula="of:=IF([.A324]=&quot;&quot;;&quot;&quot;;CONCATENATE(&quot; &quot;;[.A324];&quot; &quot;;[.B324];&quot; &quot;;))" office:value-type="string" office:string-value=" 228 557 " calcext:value-type="string">
            <text:p><text:s/>228 5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8</text:p>
          </table:table-cell>
          <table:table-cell/>
          <table:table-cell table:formula="of:=IF([.A325]=&quot;&quot;;&quot;&quot;;CONCATENATE(&quot; &quot;;[.A325];&quot; &quot;;[.B325];&quot; &quot;;))" office:value-type="string" office:string-value=" 228 558 " calcext:value-type="string">
            <text:p><text:s/>228 5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59</text:p>
          </table:table-cell>
          <table:table-cell/>
          <table:table-cell table:formula="of:=IF([.A326]=&quot;&quot;;&quot;&quot;;CONCATENATE(&quot; &quot;;[.A326];&quot; &quot;;[.B326];&quot; &quot;;))" office:value-type="string" office:string-value=" 228 559 " calcext:value-type="string">
            <text:p><text:s/>228 5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0</text:p>
          </table:table-cell>
          <table:table-cell/>
          <table:table-cell table:formula="of:=IF([.A327]=&quot;&quot;;&quot;&quot;;CONCATENATE(&quot; &quot;;[.A327];&quot; &quot;;[.B327];&quot; &quot;;))" office:value-type="string" office:string-value=" 228 560 " calcext:value-type="string">
            <text:p><text:s/>228 5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1</text:p>
          </table:table-cell>
          <table:table-cell/>
          <table:table-cell table:formula="of:=IF([.A328]=&quot;&quot;;&quot;&quot;;CONCATENATE(&quot; &quot;;[.A328];&quot; &quot;;[.B328];&quot; &quot;;))" office:value-type="string" office:string-value=" 228 561 " calcext:value-type="string">
            <text:p><text:s/>228 5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2</text:p>
          </table:table-cell>
          <table:table-cell/>
          <table:table-cell table:formula="of:=IF([.A329]=&quot;&quot;;&quot;&quot;;CONCATENATE(&quot; &quot;;[.A329];&quot; &quot;;[.B329];&quot; &quot;;))" office:value-type="string" office:string-value=" 228 562 " calcext:value-type="string">
            <text:p><text:s/>228 5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3</text:p>
          </table:table-cell>
          <table:table-cell/>
          <table:table-cell table:formula="of:=IF([.A330]=&quot;&quot;;&quot;&quot;;CONCATENATE(&quot; &quot;;[.A330];&quot; &quot;;[.B330];&quot; &quot;;))" office:value-type="string" office:string-value=" 228 563 " calcext:value-type="string">
            <text:p><text:s/>228 5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4</text:p>
          </table:table-cell>
          <table:table-cell/>
          <table:table-cell table:formula="of:=IF([.A331]=&quot;&quot;;&quot;&quot;;CONCATENATE(&quot; &quot;;[.A331];&quot; &quot;;[.B331];&quot; &quot;;))" office:value-type="string" office:string-value=" 228 564 " calcext:value-type="string">
            <text:p><text:s/>228 5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5</text:p>
          </table:table-cell>
          <table:table-cell/>
          <table:table-cell table:formula="of:=IF([.A332]=&quot;&quot;;&quot;&quot;;CONCATENATE(&quot; &quot;;[.A332];&quot; &quot;;[.B332];&quot; &quot;;))" office:value-type="string" office:string-value=" 228 565 " calcext:value-type="string">
            <text:p><text:s/>228 5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6</text:p>
          </table:table-cell>
          <table:table-cell/>
          <table:table-cell table:formula="of:=IF([.A333]=&quot;&quot;;&quot;&quot;;CONCATENATE(&quot; &quot;;[.A333];&quot; &quot;;[.B333];&quot; &quot;;))" office:value-type="string" office:string-value=" 228 566 " calcext:value-type="string">
            <text:p><text:s/>228 5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7</text:p>
          </table:table-cell>
          <table:table-cell/>
          <table:table-cell table:formula="of:=IF([.A334]=&quot;&quot;;&quot;&quot;;CONCATENATE(&quot; &quot;;[.A334];&quot; &quot;;[.B334];&quot; &quot;;))" office:value-type="string" office:string-value=" 228 567 " calcext:value-type="string">
            <text:p><text:s/>228 5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8</text:p>
          </table:table-cell>
          <table:table-cell/>
          <table:table-cell table:formula="of:=IF([.A335]=&quot;&quot;;&quot;&quot;;CONCATENATE(&quot; &quot;;[.A335];&quot; &quot;;[.B335];&quot; &quot;;))" office:value-type="string" office:string-value=" 228 568 " calcext:value-type="string">
            <text:p><text:s/>228 5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69</text:p>
          </table:table-cell>
          <table:table-cell/>
          <table:table-cell table:formula="of:=IF([.A336]=&quot;&quot;;&quot;&quot;;CONCATENATE(&quot; &quot;;[.A336];&quot; &quot;;[.B336];&quot; &quot;;))" office:value-type="string" office:string-value=" 228 569 " calcext:value-type="string">
            <text:p><text:s/>228 5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0</text:p>
          </table:table-cell>
          <table:table-cell/>
          <table:table-cell table:formula="of:=IF([.A337]=&quot;&quot;;&quot;&quot;;CONCATENATE(&quot; &quot;;[.A337];&quot; &quot;;[.B337];&quot; &quot;;))" office:value-type="string" office:string-value=" 228 570 " calcext:value-type="string">
            <text:p><text:s/>228 5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1</text:p>
          </table:table-cell>
          <table:table-cell/>
          <table:table-cell table:formula="of:=IF([.A338]=&quot;&quot;;&quot;&quot;;CONCATENATE(&quot; &quot;;[.A338];&quot; &quot;;[.B338];&quot; &quot;;))" office:value-type="string" office:string-value=" 228 571 " calcext:value-type="string">
            <text:p><text:s/>228 5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2</text:p>
          </table:table-cell>
          <table:table-cell/>
          <table:table-cell table:formula="of:=IF([.A339]=&quot;&quot;;&quot;&quot;;CONCATENATE(&quot; &quot;;[.A339];&quot; &quot;;[.B339];&quot; &quot;;))" office:value-type="string" office:string-value=" 228 572 " calcext:value-type="string">
            <text:p><text:s/>228 5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3</text:p>
          </table:table-cell>
          <table:table-cell/>
          <table:table-cell table:formula="of:=IF([.A340]=&quot;&quot;;&quot;&quot;;CONCATENATE(&quot; &quot;;[.A340];&quot; &quot;;[.B340];&quot; &quot;;))" office:value-type="string" office:string-value=" 228 573 " calcext:value-type="string">
            <text:p><text:s/>228 5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4</text:p>
          </table:table-cell>
          <table:table-cell/>
          <table:table-cell table:formula="of:=IF([.A341]=&quot;&quot;;&quot;&quot;;CONCATENATE(&quot; &quot;;[.A341];&quot; &quot;;[.B341];&quot; &quot;;))" office:value-type="string" office:string-value=" 228 574 " calcext:value-type="string">
            <text:p><text:s/>228 5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5</text:p>
          </table:table-cell>
          <table:table-cell/>
          <table:table-cell table:formula="of:=IF([.A342]=&quot;&quot;;&quot;&quot;;CONCATENATE(&quot; &quot;;[.A342];&quot; &quot;;[.B342];&quot; &quot;;))" office:value-type="string" office:string-value=" 228 575 " calcext:value-type="string">
            <text:p><text:s/>228 5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6</text:p>
          </table:table-cell>
          <table:table-cell/>
          <table:table-cell table:formula="of:=IF([.A343]=&quot;&quot;;&quot;&quot;;CONCATENATE(&quot; &quot;;[.A343];&quot; &quot;;[.B343];&quot; &quot;;))" office:value-type="string" office:string-value=" 228 576 " calcext:value-type="string">
            <text:p><text:s/>228 5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7</text:p>
          </table:table-cell>
          <table:table-cell/>
          <table:table-cell table:formula="of:=IF([.A344]=&quot;&quot;;&quot;&quot;;CONCATENATE(&quot; &quot;;[.A344];&quot; &quot;;[.B344];&quot; &quot;;))" office:value-type="string" office:string-value=" 228 577 " calcext:value-type="string">
            <text:p><text:s/>228 5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8</text:p>
          </table:table-cell>
          <table:table-cell/>
          <table:table-cell table:formula="of:=IF([.A345]=&quot;&quot;;&quot;&quot;;CONCATENATE(&quot; &quot;;[.A345];&quot; &quot;;[.B345];&quot; &quot;;))" office:value-type="string" office:string-value=" 228 578 " calcext:value-type="string">
            <text:p><text:s/>228 5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79</text:p>
          </table:table-cell>
          <table:table-cell/>
          <table:table-cell table:formula="of:=IF([.A346]=&quot;&quot;;&quot;&quot;;CONCATENATE(&quot; &quot;;[.A346];&quot; &quot;;[.B346];&quot; &quot;;))" office:value-type="string" office:string-value=" 228 579 " calcext:value-type="string">
            <text:p><text:s/>228 5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0</text:p>
          </table:table-cell>
          <table:table-cell/>
          <table:table-cell table:formula="of:=IF([.A347]=&quot;&quot;;&quot;&quot;;CONCATENATE(&quot; &quot;;[.A347];&quot; &quot;;[.B347];&quot; &quot;;))" office:value-type="string" office:string-value=" 228 580 " calcext:value-type="string">
            <text:p><text:s/>228 5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1</text:p>
          </table:table-cell>
          <table:table-cell/>
          <table:table-cell table:formula="of:=IF([.A348]=&quot;&quot;;&quot;&quot;;CONCATENATE(&quot; &quot;;[.A348];&quot; &quot;;[.B348];&quot; &quot;;))" office:value-type="string" office:string-value=" 228 581 " calcext:value-type="string">
            <text:p><text:s/>228 5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2</text:p>
          </table:table-cell>
          <table:table-cell/>
          <table:table-cell table:formula="of:=IF([.A349]=&quot;&quot;;&quot;&quot;;CONCATENATE(&quot; &quot;;[.A349];&quot; &quot;;[.B349];&quot; &quot;;))" office:value-type="string" office:string-value=" 228 582 " calcext:value-type="string">
            <text:p><text:s/>228 5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3</text:p>
          </table:table-cell>
          <table:table-cell/>
          <table:table-cell table:formula="of:=IF([.A350]=&quot;&quot;;&quot;&quot;;CONCATENATE(&quot; &quot;;[.A350];&quot; &quot;;[.B350];&quot; &quot;;))" office:value-type="string" office:string-value=" 228 583 " calcext:value-type="string">
            <text:p><text:s/>228 5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4</text:p>
          </table:table-cell>
          <table:table-cell/>
          <table:table-cell table:formula="of:=IF([.A351]=&quot;&quot;;&quot;&quot;;CONCATENATE(&quot; &quot;;[.A351];&quot; &quot;;[.B351];&quot; &quot;;))" office:value-type="string" office:string-value=" 228 584 " calcext:value-type="string">
            <text:p><text:s/>228 5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5</text:p>
          </table:table-cell>
          <table:table-cell/>
          <table:table-cell table:formula="of:=IF([.A352]=&quot;&quot;;&quot;&quot;;CONCATENATE(&quot; &quot;;[.A352];&quot; &quot;;[.B352];&quot; &quot;;))" office:value-type="string" office:string-value=" 228 585 " calcext:value-type="string">
            <text:p><text:s/>228 5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586</text:p>
          </table:table-cell>
          <table:table-cell/>
          <table:table-cell table:formula="of:=IF([.A353]=&quot;&quot;;&quot;&quot;;CONCATENATE(&quot; &quot;;[.A353];&quot; &quot;;[.B353];&quot; &quot;;))" office:value-type="string" office:string-value=" 228 586 " calcext:value-type="string">
            <text:p><text:s/>228 586 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IF([.A354]=&quot;&quot;;&quot;&quot;;CONCATENATE(&quot; &quot;;[.A354];&quot; &quot;;[.B354];&quot; &quot;;)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1</text:p>
          </table:table-cell>
          <table:table-cell/>
          <table:table-cell table:formula="of:=IF([.A355]=&quot;&quot;;&quot;&quot;;CONCATENATE(&quot; &quot;;[.A355];&quot; &quot;;[.B355];&quot; &quot;;))" office:value-type="string" office:string-value=" 228 601 " calcext:value-type="string">
            <text:p><text:s/>228 6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2</text:p>
          </table:table-cell>
          <table:table-cell/>
          <table:table-cell table:formula="of:=IF([.A356]=&quot;&quot;;&quot;&quot;;CONCATENATE(&quot; &quot;;[.A356];&quot; &quot;;[.B356];&quot; &quot;;))" office:value-type="string" office:string-value=" 228 602 " calcext:value-type="string">
            <text:p><text:s/>228 6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3</text:p>
          </table:table-cell>
          <table:table-cell/>
          <table:table-cell table:formula="of:=IF([.A357]=&quot;&quot;;&quot;&quot;;CONCATENATE(&quot; &quot;;[.A357];&quot; &quot;;[.B357];&quot; &quot;;))" office:value-type="string" office:string-value=" 228 603 " calcext:value-type="string">
            <text:p><text:s/>228 6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4</text:p>
          </table:table-cell>
          <table:table-cell/>
          <table:table-cell table:formula="of:=IF([.A358]=&quot;&quot;;&quot;&quot;;CONCATENATE(&quot; &quot;;[.A358];&quot; &quot;;[.B358];&quot; &quot;;))" office:value-type="string" office:string-value=" 228 604 " calcext:value-type="string">
            <text:p><text:s/>228 6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5</text:p>
          </table:table-cell>
          <table:table-cell/>
          <table:table-cell table:formula="of:=IF([.A359]=&quot;&quot;;&quot;&quot;;CONCATENATE(&quot; &quot;;[.A359];&quot; &quot;;[.B359];&quot; &quot;;))" office:value-type="string" office:string-value=" 228 605 " calcext:value-type="string">
            <text:p><text:s/>228 6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6</text:p>
          </table:table-cell>
          <table:table-cell/>
          <table:table-cell table:formula="of:=IF([.A360]=&quot;&quot;;&quot;&quot;;CONCATENATE(&quot; &quot;;[.A360];&quot; &quot;;[.B360];&quot; &quot;;))" office:value-type="string" office:string-value=" 228 606 " calcext:value-type="string">
            <text:p><text:s/>228 6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7</text:p>
          </table:table-cell>
          <table:table-cell/>
          <table:table-cell table:formula="of:=IF([.A361]=&quot;&quot;;&quot;&quot;;CONCATENATE(&quot; &quot;;[.A361];&quot; &quot;;[.B361];&quot; &quot;;))" office:value-type="string" office:string-value=" 228 607 " calcext:value-type="string">
            <text:p><text:s/>228 6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8</text:p>
          </table:table-cell>
          <table:table-cell/>
          <table:table-cell table:formula="of:=IF([.A362]=&quot;&quot;;&quot;&quot;;CONCATENATE(&quot; &quot;;[.A362];&quot; &quot;;[.B362];&quot; &quot;;))" office:value-type="string" office:string-value=" 228 608 " calcext:value-type="string">
            <text:p><text:s/>228 6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09</text:p>
          </table:table-cell>
          <table:table-cell/>
          <table:table-cell table:formula="of:=IF([.A363]=&quot;&quot;;&quot;&quot;;CONCATENATE(&quot; &quot;;[.A363];&quot; &quot;;[.B363];&quot; &quot;;))" office:value-type="string" office:string-value=" 228 609 " calcext:value-type="string">
            <text:p><text:s/>228 6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0</text:p>
          </table:table-cell>
          <table:table-cell/>
          <table:table-cell table:formula="of:=IF([.A364]=&quot;&quot;;&quot;&quot;;CONCATENATE(&quot; &quot;;[.A364];&quot; &quot;;[.B364];&quot; &quot;;))" office:value-type="string" office:string-value=" 228 610 " calcext:value-type="string">
            <text:p><text:s/>228 6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1</text:p>
          </table:table-cell>
          <table:table-cell/>
          <table:table-cell table:formula="of:=IF([.A365]=&quot;&quot;;&quot;&quot;;CONCATENATE(&quot; &quot;;[.A365];&quot; &quot;;[.B365];&quot; &quot;;))" office:value-type="string" office:string-value=" 228 611 " calcext:value-type="string">
            <text:p><text:s/>228 6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2</text:p>
          </table:table-cell>
          <table:table-cell/>
          <table:table-cell table:formula="of:=IF([.A366]=&quot;&quot;;&quot;&quot;;CONCATENATE(&quot; &quot;;[.A366];&quot; &quot;;[.B366];&quot; &quot;;))" office:value-type="string" office:string-value=" 228 612 " calcext:value-type="string">
            <text:p><text:s/>228 6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3</text:p>
          </table:table-cell>
          <table:table-cell/>
          <table:table-cell table:formula="of:=IF([.A367]=&quot;&quot;;&quot;&quot;;CONCATENATE(&quot; &quot;;[.A367];&quot; &quot;;[.B367];&quot; &quot;;))" office:value-type="string" office:string-value=" 228 613 " calcext:value-type="string">
            <text:p><text:s/>228 6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4</text:p>
          </table:table-cell>
          <table:table-cell/>
          <table:table-cell table:formula="of:=IF([.A368]=&quot;&quot;;&quot;&quot;;CONCATENATE(&quot; &quot;;[.A368];&quot; &quot;;[.B368];&quot; &quot;;))" office:value-type="string" office:string-value=" 228 614 " calcext:value-type="string">
            <text:p><text:s/>228 6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5</text:p>
          </table:table-cell>
          <table:table-cell/>
          <table:table-cell table:formula="of:=IF([.A369]=&quot;&quot;;&quot;&quot;;CONCATENATE(&quot; &quot;;[.A369];&quot; &quot;;[.B369];&quot; &quot;;))" office:value-type="string" office:string-value=" 228 615 " calcext:value-type="string">
            <text:p><text:s/>228 6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6</text:p>
          </table:table-cell>
          <table:table-cell/>
          <table:table-cell table:formula="of:=IF([.A370]=&quot;&quot;;&quot;&quot;;CONCATENATE(&quot; &quot;;[.A370];&quot; &quot;;[.B370];&quot; &quot;;))" office:value-type="string" office:string-value=" 228 616 " calcext:value-type="string">
            <text:p><text:s/>228 6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7</text:p>
          </table:table-cell>
          <table:table-cell/>
          <table:table-cell table:formula="of:=IF([.A371]=&quot;&quot;;&quot;&quot;;CONCATENATE(&quot; &quot;;[.A371];&quot; &quot;;[.B371];&quot; &quot;;))" office:value-type="string" office:string-value=" 228 617 " calcext:value-type="string">
            <text:p><text:s/>228 6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8</text:p>
          </table:table-cell>
          <table:table-cell/>
          <table:table-cell table:formula="of:=IF([.A372]=&quot;&quot;;&quot;&quot;;CONCATENATE(&quot; &quot;;[.A372];&quot; &quot;;[.B372];&quot; &quot;;))" office:value-type="string" office:string-value=" 228 618 " calcext:value-type="string">
            <text:p><text:s/>228 6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19</text:p>
          </table:table-cell>
          <table:table-cell/>
          <table:table-cell table:formula="of:=IF([.A373]=&quot;&quot;;&quot;&quot;;CONCATENATE(&quot; &quot;;[.A373];&quot; &quot;;[.B373];&quot; &quot;;))" office:value-type="string" office:string-value=" 228 619 " calcext:value-type="string">
            <text:p><text:s/>228 6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0</text:p>
          </table:table-cell>
          <table:table-cell/>
          <table:table-cell table:formula="of:=IF([.A374]=&quot;&quot;;&quot;&quot;;CONCATENATE(&quot; &quot;;[.A374];&quot; &quot;;[.B374];&quot; &quot;;))" office:value-type="string" office:string-value=" 228 620 " calcext:value-type="string">
            <text:p><text:s/>228 6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1</text:p>
          </table:table-cell>
          <table:table-cell/>
          <table:table-cell table:formula="of:=IF([.A375]=&quot;&quot;;&quot;&quot;;CONCATENATE(&quot; &quot;;[.A375];&quot; &quot;;[.B375];&quot; &quot;;))" office:value-type="string" office:string-value=" 228 621 " calcext:value-type="string">
            <text:p><text:s/>228 6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2</text:p>
          </table:table-cell>
          <table:table-cell/>
          <table:table-cell table:formula="of:=IF([.A376]=&quot;&quot;;&quot;&quot;;CONCATENATE(&quot; &quot;;[.A376];&quot; &quot;;[.B376];&quot; &quot;;))" office:value-type="string" office:string-value=" 228 622 " calcext:value-type="string">
            <text:p><text:s/>228 6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3</text:p>
          </table:table-cell>
          <table:table-cell/>
          <table:table-cell table:formula="of:=IF([.A377]=&quot;&quot;;&quot;&quot;;CONCATENATE(&quot; &quot;;[.A377];&quot; &quot;;[.B377];&quot; &quot;;))" office:value-type="string" office:string-value=" 228 623 " calcext:value-type="string">
            <text:p><text:s/>228 6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4</text:p>
          </table:table-cell>
          <table:table-cell/>
          <table:table-cell table:formula="of:=IF([.A378]=&quot;&quot;;&quot;&quot;;CONCATENATE(&quot; &quot;;[.A378];&quot; &quot;;[.B378];&quot; &quot;;))" office:value-type="string" office:string-value=" 228 624 " calcext:value-type="string">
            <text:p><text:s/>228 6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5</text:p>
          </table:table-cell>
          <table:table-cell/>
          <table:table-cell table:formula="of:=IF([.A379]=&quot;&quot;;&quot;&quot;;CONCATENATE(&quot; &quot;;[.A379];&quot; &quot;;[.B379];&quot; &quot;;))" office:value-type="string" office:string-value=" 228 625 " calcext:value-type="string">
            <text:p><text:s/>228 6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6</text:p>
          </table:table-cell>
          <table:table-cell/>
          <table:table-cell table:formula="of:=IF([.A380]=&quot;&quot;;&quot;&quot;;CONCATENATE(&quot; &quot;;[.A380];&quot; &quot;;[.B380];&quot; &quot;;))" office:value-type="string" office:string-value=" 228 626 " calcext:value-type="string">
            <text:p><text:s/>228 6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7</text:p>
          </table:table-cell>
          <table:table-cell/>
          <table:table-cell table:formula="of:=IF([.A381]=&quot;&quot;;&quot;&quot;;CONCATENATE(&quot; &quot;;[.A381];&quot; &quot;;[.B381];&quot; &quot;;))" office:value-type="string" office:string-value=" 228 627 " calcext:value-type="string">
            <text:p><text:s/>228 6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8</text:p>
          </table:table-cell>
          <table:table-cell/>
          <table:table-cell table:formula="of:=IF([.A382]=&quot;&quot;;&quot;&quot;;CONCATENATE(&quot; &quot;;[.A382];&quot; &quot;;[.B382];&quot; &quot;;))" office:value-type="string" office:string-value=" 228 628 " calcext:value-type="string">
            <text:p><text:s/>228 6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29</text:p>
          </table:table-cell>
          <table:table-cell/>
          <table:table-cell table:formula="of:=IF([.A383]=&quot;&quot;;&quot;&quot;;CONCATENATE(&quot; &quot;;[.A383];&quot; &quot;;[.B383];&quot; &quot;;))" office:value-type="string" office:string-value=" 228 629 " calcext:value-type="string">
            <text:p><text:s/>228 6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0</text:p>
          </table:table-cell>
          <table:table-cell/>
          <table:table-cell table:formula="of:=IF([.A384]=&quot;&quot;;&quot;&quot;;CONCATENATE(&quot; &quot;;[.A384];&quot; &quot;;[.B384];&quot; &quot;;))" office:value-type="string" office:string-value=" 228 630 " calcext:value-type="string">
            <text:p><text:s/>228 6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1</text:p>
          </table:table-cell>
          <table:table-cell/>
          <table:table-cell table:formula="of:=IF([.A385]=&quot;&quot;;&quot;&quot;;CONCATENATE(&quot; &quot;;[.A385];&quot; &quot;;[.B385];&quot; &quot;;))" office:value-type="string" office:string-value=" 228 631 " calcext:value-type="string">
            <text:p><text:s/>228 6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2</text:p>
          </table:table-cell>
          <table:table-cell/>
          <table:table-cell table:formula="of:=IF([.A386]=&quot;&quot;;&quot;&quot;;CONCATENATE(&quot; &quot;;[.A386];&quot; &quot;;[.B386];&quot; &quot;;))" office:value-type="string" office:string-value=" 228 632 " calcext:value-type="string">
            <text:p><text:s/>228 6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3</text:p>
          </table:table-cell>
          <table:table-cell/>
          <table:table-cell table:formula="of:=IF([.A387]=&quot;&quot;;&quot;&quot;;CONCATENATE(&quot; &quot;;[.A387];&quot; &quot;;[.B387];&quot; &quot;;))" office:value-type="string" office:string-value=" 228 633 " calcext:value-type="string">
            <text:p><text:s/>228 6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4</text:p>
          </table:table-cell>
          <table:table-cell/>
          <table:table-cell table:formula="of:=IF([.A388]=&quot;&quot;;&quot;&quot;;CONCATENATE(&quot; &quot;;[.A388];&quot; &quot;;[.B388];&quot; &quot;;))" office:value-type="string" office:string-value=" 228 634 " calcext:value-type="string">
            <text:p><text:s/>228 6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5</text:p>
          </table:table-cell>
          <table:table-cell/>
          <table:table-cell table:formula="of:=IF([.A389]=&quot;&quot;;&quot;&quot;;CONCATENATE(&quot; &quot;;[.A389];&quot; &quot;;[.B389];&quot; &quot;;))" office:value-type="string" office:string-value=" 228 635 " calcext:value-type="string">
            <text:p><text:s/>228 6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6</text:p>
          </table:table-cell>
          <table:table-cell/>
          <table:table-cell table:formula="of:=IF([.A390]=&quot;&quot;;&quot;&quot;;CONCATENATE(&quot; &quot;;[.A390];&quot; &quot;;[.B390];&quot; &quot;;))" office:value-type="string" office:string-value=" 228 636 " calcext:value-type="string">
            <text:p><text:s/>228 6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7</text:p>
          </table:table-cell>
          <table:table-cell/>
          <table:table-cell table:formula="of:=IF([.A391]=&quot;&quot;;&quot;&quot;;CONCATENATE(&quot; &quot;;[.A391];&quot; &quot;;[.B391];&quot; &quot;;))" office:value-type="string" office:string-value=" 228 637 " calcext:value-type="string">
            <text:p><text:s/>228 6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8</text:p>
          </table:table-cell>
          <table:table-cell/>
          <table:table-cell table:formula="of:=IF([.A392]=&quot;&quot;;&quot;&quot;;CONCATENATE(&quot; &quot;;[.A392];&quot; &quot;;[.B392];&quot; &quot;;))" office:value-type="string" office:string-value=" 228 638 " calcext:value-type="string">
            <text:p><text:s/>228 6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39</text:p>
          </table:table-cell>
          <table:table-cell/>
          <table:table-cell table:formula="of:=IF([.A393]=&quot;&quot;;&quot;&quot;;CONCATENATE(&quot; &quot;;[.A393];&quot; &quot;;[.B393];&quot; &quot;;))" office:value-type="string" office:string-value=" 228 639 " calcext:value-type="string">
            <text:p><text:s/>228 6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0</text:p>
          </table:table-cell>
          <table:table-cell/>
          <table:table-cell table:formula="of:=IF([.A394]=&quot;&quot;;&quot;&quot;;CONCATENATE(&quot; &quot;;[.A394];&quot; &quot;;[.B394];&quot; &quot;;))" office:value-type="string" office:string-value=" 228 640 " calcext:value-type="string">
            <text:p><text:s/>228 6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1</text:p>
          </table:table-cell>
          <table:table-cell/>
          <table:table-cell table:formula="of:=IF([.A395]=&quot;&quot;;&quot;&quot;;CONCATENATE(&quot; &quot;;[.A395];&quot; &quot;;[.B395];&quot; &quot;;))" office:value-type="string" office:string-value=" 228 641 " calcext:value-type="string">
            <text:p><text:s/>228 6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2</text:p>
          </table:table-cell>
          <table:table-cell/>
          <table:table-cell table:formula="of:=IF([.A396]=&quot;&quot;;&quot;&quot;;CONCATENATE(&quot; &quot;;[.A396];&quot; &quot;;[.B396];&quot; &quot;;))" office:value-type="string" office:string-value=" 228 642 " calcext:value-type="string">
            <text:p><text:s/>228 6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3</text:p>
          </table:table-cell>
          <table:table-cell/>
          <table:table-cell table:formula="of:=IF([.A397]=&quot;&quot;;&quot;&quot;;CONCATENATE(&quot; &quot;;[.A397];&quot; &quot;;[.B397];&quot; &quot;;))" office:value-type="string" office:string-value=" 228 643 " calcext:value-type="string">
            <text:p><text:s/>228 6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4</text:p>
          </table:table-cell>
          <table:table-cell/>
          <table:table-cell table:formula="of:=IF([.A398]=&quot;&quot;;&quot;&quot;;CONCATENATE(&quot; &quot;;[.A398];&quot; &quot;;[.B398];&quot; &quot;;))" office:value-type="string" office:string-value=" 228 644 " calcext:value-type="string">
            <text:p><text:s/>228 6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5</text:p>
          </table:table-cell>
          <table:table-cell/>
          <table:table-cell table:formula="of:=IF([.A399]=&quot;&quot;;&quot;&quot;;CONCATENATE(&quot; &quot;;[.A399];&quot; &quot;;[.B399];&quot; &quot;;))" office:value-type="string" office:string-value=" 228 645 " calcext:value-type="string">
            <text:p><text:s/>228 6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6</text:p>
          </table:table-cell>
          <table:table-cell/>
          <table:table-cell table:formula="of:=IF([.A400]=&quot;&quot;;&quot;&quot;;CONCATENATE(&quot; &quot;;[.A400];&quot; &quot;;[.B400];&quot; &quot;;))" office:value-type="string" office:string-value=" 228 646 " calcext:value-type="string">
            <text:p><text:s/>228 6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7</text:p>
          </table:table-cell>
          <table:table-cell/>
          <table:table-cell table:formula="of:=IF([.A401]=&quot;&quot;;&quot;&quot;;CONCATENATE(&quot; &quot;;[.A401];&quot; &quot;;[.B401];&quot; &quot;;))" office:value-type="string" office:string-value=" 228 647 " calcext:value-type="string">
            <text:p><text:s/>228 6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8</text:p>
          </table:table-cell>
          <table:table-cell/>
          <table:table-cell table:formula="of:=IF([.A402]=&quot;&quot;;&quot;&quot;;CONCATENATE(&quot; &quot;;[.A402];&quot; &quot;;[.B402];&quot; &quot;;))" office:value-type="string" office:string-value=" 228 648 " calcext:value-type="string">
            <text:p><text:s/>228 6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49</text:p>
          </table:table-cell>
          <table:table-cell/>
          <table:table-cell table:formula="of:=IF([.A403]=&quot;&quot;;&quot;&quot;;CONCATENATE(&quot; &quot;;[.A403];&quot; &quot;;[.B403];&quot; &quot;;))" office:value-type="string" office:string-value=" 228 649 " calcext:value-type="string">
            <text:p><text:s/>228 6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0</text:p>
          </table:table-cell>
          <table:table-cell/>
          <table:table-cell table:formula="of:=IF([.A404]=&quot;&quot;;&quot;&quot;;CONCATENATE(&quot; &quot;;[.A404];&quot; &quot;;[.B404];&quot; &quot;;))" office:value-type="string" office:string-value=" 228 650 " calcext:value-type="string">
            <text:p><text:s/>228 6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1</text:p>
          </table:table-cell>
          <table:table-cell/>
          <table:table-cell table:formula="of:=IF([.A405]=&quot;&quot;;&quot;&quot;;CONCATENATE(&quot; &quot;;[.A405];&quot; &quot;;[.B405];&quot; &quot;;))" office:value-type="string" office:string-value=" 228 651 " calcext:value-type="string">
            <text:p><text:s/>228 6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2</text:p>
          </table:table-cell>
          <table:table-cell/>
          <table:table-cell table:formula="of:=IF([.A406]=&quot;&quot;;&quot;&quot;;CONCATENATE(&quot; &quot;;[.A406];&quot; &quot;;[.B406];&quot; &quot;;))" office:value-type="string" office:string-value=" 228 652 " calcext:value-type="string">
            <text:p><text:s/>228 6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3</text:p>
          </table:table-cell>
          <table:table-cell/>
          <table:table-cell table:formula="of:=IF([.A407]=&quot;&quot;;&quot;&quot;;CONCATENATE(&quot; &quot;;[.A407];&quot; &quot;;[.B407];&quot; &quot;;))" office:value-type="string" office:string-value=" 228 653 " calcext:value-type="string">
            <text:p><text:s/>228 6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4</text:p>
          </table:table-cell>
          <table:table-cell/>
          <table:table-cell table:formula="of:=IF([.A408]=&quot;&quot;;&quot;&quot;;CONCATENATE(&quot; &quot;;[.A408];&quot; &quot;;[.B408];&quot; &quot;;))" office:value-type="string" office:string-value=" 228 654 " calcext:value-type="string">
            <text:p><text:s/>228 6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5</text:p>
          </table:table-cell>
          <table:table-cell/>
          <table:table-cell table:formula="of:=IF([.A409]=&quot;&quot;;&quot;&quot;;CONCATENATE(&quot; &quot;;[.A409];&quot; &quot;;[.B409];&quot; &quot;;))" office:value-type="string" office:string-value=" 228 655 " calcext:value-type="string">
            <text:p><text:s/>228 6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6</text:p>
          </table:table-cell>
          <table:table-cell/>
          <table:table-cell table:formula="of:=IF([.A410]=&quot;&quot;;&quot;&quot;;CONCATENATE(&quot; &quot;;[.A410];&quot; &quot;;[.B410];&quot; &quot;;))" office:value-type="string" office:string-value=" 228 656 " calcext:value-type="string">
            <text:p><text:s/>228 6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7</text:p>
          </table:table-cell>
          <table:table-cell/>
          <table:table-cell table:formula="of:=IF([.A411]=&quot;&quot;;&quot;&quot;;CONCATENATE(&quot; &quot;;[.A411];&quot; &quot;;[.B411];&quot; &quot;;))" office:value-type="string" office:string-value=" 228 657 " calcext:value-type="string">
            <text:p><text:s/>228 6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8</text:p>
          </table:table-cell>
          <table:table-cell/>
          <table:table-cell table:formula="of:=IF([.A412]=&quot;&quot;;&quot;&quot;;CONCATENATE(&quot; &quot;;[.A412];&quot; &quot;;[.B412];&quot; &quot;;))" office:value-type="string" office:string-value=" 228 658 " calcext:value-type="string">
            <text:p><text:s/>228 6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59</text:p>
          </table:table-cell>
          <table:table-cell/>
          <table:table-cell table:formula="of:=IF([.A413]=&quot;&quot;;&quot;&quot;;CONCATENATE(&quot; &quot;;[.A413];&quot; &quot;;[.B413];&quot; &quot;;))" office:value-type="string" office:string-value=" 228 659 " calcext:value-type="string">
            <text:p><text:s/>228 6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0</text:p>
          </table:table-cell>
          <table:table-cell/>
          <table:table-cell table:formula="of:=IF([.A414]=&quot;&quot;;&quot;&quot;;CONCATENATE(&quot; &quot;;[.A414];&quot; &quot;;[.B414];&quot; &quot;;))" office:value-type="string" office:string-value=" 228 660 " calcext:value-type="string">
            <text:p><text:s/>228 6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1</text:p>
          </table:table-cell>
          <table:table-cell/>
          <table:table-cell table:formula="of:=IF([.A415]=&quot;&quot;;&quot;&quot;;CONCATENATE(&quot; &quot;;[.A415];&quot; &quot;;[.B415];&quot; &quot;;))" office:value-type="string" office:string-value=" 228 661 " calcext:value-type="string">
            <text:p><text:s/>228 6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2</text:p>
          </table:table-cell>
          <table:table-cell/>
          <table:table-cell table:formula="of:=IF([.A416]=&quot;&quot;;&quot;&quot;;CONCATENATE(&quot; &quot;;[.A416];&quot; &quot;;[.B416];&quot; &quot;;))" office:value-type="string" office:string-value=" 228 662 " calcext:value-type="string">
            <text:p><text:s/>228 6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3</text:p>
          </table:table-cell>
          <table:table-cell/>
          <table:table-cell table:formula="of:=IF([.A417]=&quot;&quot;;&quot;&quot;;CONCATENATE(&quot; &quot;;[.A417];&quot; &quot;;[.B417];&quot; &quot;;))" office:value-type="string" office:string-value=" 228 663 " calcext:value-type="string">
            <text:p><text:s/>228 6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4</text:p>
          </table:table-cell>
          <table:table-cell/>
          <table:table-cell table:formula="of:=IF([.A418]=&quot;&quot;;&quot;&quot;;CONCATENATE(&quot; &quot;;[.A418];&quot; &quot;;[.B418];&quot; &quot;;))" office:value-type="string" office:string-value=" 228 664 " calcext:value-type="string">
            <text:p><text:s/>228 6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5</text:p>
          </table:table-cell>
          <table:table-cell/>
          <table:table-cell table:formula="of:=IF([.A419]=&quot;&quot;;&quot;&quot;;CONCATENATE(&quot; &quot;;[.A419];&quot; &quot;;[.B419];&quot; &quot;;))" office:value-type="string" office:string-value=" 228 665 " calcext:value-type="string">
            <text:p><text:s/>228 6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6</text:p>
          </table:table-cell>
          <table:table-cell/>
          <table:table-cell table:formula="of:=IF([.A420]=&quot;&quot;;&quot;&quot;;CONCATENATE(&quot; &quot;;[.A420];&quot; &quot;;[.B420];&quot; &quot;;))" office:value-type="string" office:string-value=" 228 666 " calcext:value-type="string">
            <text:p><text:s/>228 6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7</text:p>
          </table:table-cell>
          <table:table-cell/>
          <table:table-cell table:formula="of:=IF([.A421]=&quot;&quot;;&quot;&quot;;CONCATENATE(&quot; &quot;;[.A421];&quot; &quot;;[.B421];&quot; &quot;;))" office:value-type="string" office:string-value=" 228 667 " calcext:value-type="string">
            <text:p><text:s/>228 6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8</text:p>
          </table:table-cell>
          <table:table-cell/>
          <table:table-cell table:formula="of:=IF([.A422]=&quot;&quot;;&quot;&quot;;CONCATENATE(&quot; &quot;;[.A422];&quot; &quot;;[.B422];&quot; &quot;;))" office:value-type="string" office:string-value=" 228 668 " calcext:value-type="string">
            <text:p><text:s/>228 6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69</text:p>
          </table:table-cell>
          <table:table-cell/>
          <table:table-cell table:formula="of:=IF([.A423]=&quot;&quot;;&quot;&quot;;CONCATENATE(&quot; &quot;;[.A423];&quot; &quot;;[.B423];&quot; &quot;;))" office:value-type="string" office:string-value=" 228 669 " calcext:value-type="string">
            <text:p><text:s/>228 6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0</text:p>
          </table:table-cell>
          <table:table-cell/>
          <table:table-cell table:formula="of:=IF([.A424]=&quot;&quot;;&quot;&quot;;CONCATENATE(&quot; &quot;;[.A424];&quot; &quot;;[.B424];&quot; &quot;;))" office:value-type="string" office:string-value=" 228 670 " calcext:value-type="string">
            <text:p><text:s/>228 6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1</text:p>
          </table:table-cell>
          <table:table-cell/>
          <table:table-cell table:formula="of:=IF([.A425]=&quot;&quot;;&quot;&quot;;CONCATENATE(&quot; &quot;;[.A425];&quot; &quot;;[.B425];&quot; &quot;;))" office:value-type="string" office:string-value=" 228 671 " calcext:value-type="string">
            <text:p><text:s/>228 6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2</text:p>
          </table:table-cell>
          <table:table-cell/>
          <table:table-cell table:formula="of:=IF([.A426]=&quot;&quot;;&quot;&quot;;CONCATENATE(&quot; &quot;;[.A426];&quot; &quot;;[.B426];&quot; &quot;;))" office:value-type="string" office:string-value=" 228 672 " calcext:value-type="string">
            <text:p><text:s/>228 6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3</text:p>
          </table:table-cell>
          <table:table-cell/>
          <table:table-cell table:formula="of:=IF([.A427]=&quot;&quot;;&quot;&quot;;CONCATENATE(&quot; &quot;;[.A427];&quot; &quot;;[.B427];&quot; &quot;;))" office:value-type="string" office:string-value=" 228 673 " calcext:value-type="string">
            <text:p><text:s/>228 6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4</text:p>
          </table:table-cell>
          <table:table-cell/>
          <table:table-cell table:formula="of:=IF([.A428]=&quot;&quot;;&quot;&quot;;CONCATENATE(&quot; &quot;;[.A428];&quot; &quot;;[.B428];&quot; &quot;;))" office:value-type="string" office:string-value=" 228 674 " calcext:value-type="string">
            <text:p><text:s/>228 6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5</text:p>
          </table:table-cell>
          <table:table-cell/>
          <table:table-cell table:formula="of:=IF([.A429]=&quot;&quot;;&quot;&quot;;CONCATENATE(&quot; &quot;;[.A429];&quot; &quot;;[.B429];&quot; &quot;;))" office:value-type="string" office:string-value=" 228 675 " calcext:value-type="string">
            <text:p><text:s/>228 6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6</text:p>
          </table:table-cell>
          <table:table-cell/>
          <table:table-cell table:formula="of:=IF([.A430]=&quot;&quot;;&quot;&quot;;CONCATENATE(&quot; &quot;;[.A430];&quot; &quot;;[.B430];&quot; &quot;;))" office:value-type="string" office:string-value=" 228 676 " calcext:value-type="string">
            <text:p><text:s/>228 6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7</text:p>
          </table:table-cell>
          <table:table-cell/>
          <table:table-cell table:formula="of:=IF([.A431]=&quot;&quot;;&quot;&quot;;CONCATENATE(&quot; &quot;;[.A431];&quot; &quot;;[.B431];&quot; &quot;;))" office:value-type="string" office:string-value=" 228 677 " calcext:value-type="string">
            <text:p><text:s/>228 6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8</text:p>
          </table:table-cell>
          <table:table-cell/>
          <table:table-cell table:formula="of:=IF([.A432]=&quot;&quot;;&quot;&quot;;CONCATENATE(&quot; &quot;;[.A432];&quot; &quot;;[.B432];&quot; &quot;;))" office:value-type="string" office:string-value=" 228 678 " calcext:value-type="string">
            <text:p><text:s/>228 6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79</text:p>
          </table:table-cell>
          <table:table-cell/>
          <table:table-cell table:formula="of:=IF([.A433]=&quot;&quot;;&quot;&quot;;CONCATENATE(&quot; &quot;;[.A433];&quot; &quot;;[.B433];&quot; &quot;;))" office:value-type="string" office:string-value=" 228 679 " calcext:value-type="string">
            <text:p><text:s/>228 6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0</text:p>
          </table:table-cell>
          <table:table-cell/>
          <table:table-cell table:formula="of:=IF([.A434]=&quot;&quot;;&quot;&quot;;CONCATENATE(&quot; &quot;;[.A434];&quot; &quot;;[.B434];&quot; &quot;;))" office:value-type="string" office:string-value=" 228 680 " calcext:value-type="string">
            <text:p><text:s/>228 6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1</text:p>
          </table:table-cell>
          <table:table-cell/>
          <table:table-cell table:formula="of:=IF([.A435]=&quot;&quot;;&quot;&quot;;CONCATENATE(&quot; &quot;;[.A435];&quot; &quot;;[.B435];&quot; &quot;;))" office:value-type="string" office:string-value=" 228 681 " calcext:value-type="string">
            <text:p><text:s/>228 6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2</text:p>
          </table:table-cell>
          <table:table-cell/>
          <table:table-cell table:formula="of:=IF([.A436]=&quot;&quot;;&quot;&quot;;CONCATENATE(&quot; &quot;;[.A436];&quot; &quot;;[.B436];&quot; &quot;;))" office:value-type="string" office:string-value=" 228 682 " calcext:value-type="string">
            <text:p><text:s/>228 6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3</text:p>
          </table:table-cell>
          <table:table-cell/>
          <table:table-cell table:formula="of:=IF([.A437]=&quot;&quot;;&quot;&quot;;CONCATENATE(&quot; &quot;;[.A437];&quot; &quot;;[.B437];&quot; &quot;;))" office:value-type="string" office:string-value=" 228 683 " calcext:value-type="string">
            <text:p><text:s/>228 6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4</text:p>
          </table:table-cell>
          <table:table-cell/>
          <table:table-cell table:formula="of:=IF([.A438]=&quot;&quot;;&quot;&quot;;CONCATENATE(&quot; &quot;;[.A438];&quot; &quot;;[.B438];&quot; &quot;;))" office:value-type="string" office:string-value=" 228 684 " calcext:value-type="string">
            <text:p><text:s/>228 6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5</text:p>
          </table:table-cell>
          <table:table-cell/>
          <table:table-cell table:formula="of:=IF([.A439]=&quot;&quot;;&quot;&quot;;CONCATENATE(&quot; &quot;;[.A439];&quot; &quot;;[.B439];&quot; &quot;;))" office:value-type="string" office:string-value=" 228 685 " calcext:value-type="string">
            <text:p><text:s/>228 6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6</text:p>
          </table:table-cell>
          <table:table-cell/>
          <table:table-cell table:formula="of:=IF([.A440]=&quot;&quot;;&quot;&quot;;CONCATENATE(&quot; &quot;;[.A440];&quot; &quot;;[.B440];&quot; &quot;;))" office:value-type="string" office:string-value=" 228 686 " calcext:value-type="string">
            <text:p><text:s/>228 6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7</text:p>
          </table:table-cell>
          <table:table-cell/>
          <table:table-cell table:formula="of:=IF([.A441]=&quot;&quot;;&quot;&quot;;CONCATENATE(&quot; &quot;;[.A441];&quot; &quot;;[.B441];&quot; &quot;;))" office:value-type="string" office:string-value=" 228 687 " calcext:value-type="string">
            <text:p><text:s/>228 6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8</text:p>
          </table:table-cell>
          <table:table-cell/>
          <table:table-cell table:formula="of:=IF([.A442]=&quot;&quot;;&quot;&quot;;CONCATENATE(&quot; &quot;;[.A442];&quot; &quot;;[.B442];&quot; &quot;;))" office:value-type="string" office:string-value=" 228 688 " calcext:value-type="string">
            <text:p><text:s/>228 6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89</text:p>
          </table:table-cell>
          <table:table-cell/>
          <table:table-cell table:formula="of:=IF([.A443]=&quot;&quot;;&quot;&quot;;CONCATENATE(&quot; &quot;;[.A443];&quot; &quot;;[.B443];&quot; &quot;;))" office:value-type="string" office:string-value=" 228 689 " calcext:value-type="string">
            <text:p><text:s/>228 6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0</text:p>
          </table:table-cell>
          <table:table-cell/>
          <table:table-cell table:formula="of:=IF([.A444]=&quot;&quot;;&quot;&quot;;CONCATENATE(&quot; &quot;;[.A444];&quot; &quot;;[.B444];&quot; &quot;;))" office:value-type="string" office:string-value=" 228 690 " calcext:value-type="string">
            <text:p><text:s/>228 6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1</text:p>
          </table:table-cell>
          <table:table-cell/>
          <table:table-cell table:formula="of:=IF([.A445]=&quot;&quot;;&quot;&quot;;CONCATENATE(&quot; &quot;;[.A445];&quot; &quot;;[.B445];&quot; &quot;;))" office:value-type="string" office:string-value=" 228 691 " calcext:value-type="string">
            <text:p><text:s/>228 6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2</text:p>
          </table:table-cell>
          <table:table-cell/>
          <table:table-cell table:formula="of:=IF([.A446]=&quot;&quot;;&quot;&quot;;CONCATENATE(&quot; &quot;;[.A446];&quot; &quot;;[.B446];&quot; &quot;;))" office:value-type="string" office:string-value=" 228 692 " calcext:value-type="string">
            <text:p><text:s/>228 6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3</text:p>
          </table:table-cell>
          <table:table-cell/>
          <table:table-cell table:formula="of:=IF([.A447]=&quot;&quot;;&quot;&quot;;CONCATENATE(&quot; &quot;;[.A447];&quot; &quot;;[.B447];&quot; &quot;;))" office:value-type="string" office:string-value=" 228 693 " calcext:value-type="string">
            <text:p><text:s/>228 6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4</text:p>
          </table:table-cell>
          <table:table-cell/>
          <table:table-cell table:formula="of:=IF([.A448]=&quot;&quot;;&quot;&quot;;CONCATENATE(&quot; &quot;;[.A448];&quot; &quot;;[.B448];&quot; &quot;;))" office:value-type="string" office:string-value=" 228 694 " calcext:value-type="string">
            <text:p><text:s/>228 6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5</text:p>
          </table:table-cell>
          <table:table-cell/>
          <table:table-cell table:formula="of:=IF([.A449]=&quot;&quot;;&quot;&quot;;CONCATENATE(&quot; &quot;;[.A449];&quot; &quot;;[.B449];&quot; &quot;;))" office:value-type="string" office:string-value=" 228 695 " calcext:value-type="string">
            <text:p><text:s/>228 6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6</text:p>
          </table:table-cell>
          <table:table-cell/>
          <table:table-cell table:formula="of:=IF([.A450]=&quot;&quot;;&quot;&quot;;CONCATENATE(&quot; &quot;;[.A450];&quot; &quot;;[.B450];&quot; &quot;;))" office:value-type="string" office:string-value=" 228 696 " calcext:value-type="string">
            <text:p><text:s/>228 6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7</text:p>
          </table:table-cell>
          <table:table-cell/>
          <table:table-cell table:formula="of:=IF([.A451]=&quot;&quot;;&quot;&quot;;CONCATENATE(&quot; &quot;;[.A451];&quot; &quot;;[.B451];&quot; &quot;;))" office:value-type="string" office:string-value=" 228 697 " calcext:value-type="string">
            <text:p><text:s/>228 6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8</text:p>
          </table:table-cell>
          <table:table-cell/>
          <table:table-cell table:formula="of:=IF([.A452]=&quot;&quot;;&quot;&quot;;CONCATENATE(&quot; &quot;;[.A452];&quot; &quot;;[.B452];&quot; &quot;;))" office:value-type="string" office:string-value=" 228 698 " calcext:value-type="string">
            <text:p><text:s/>228 6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699</text:p>
          </table:table-cell>
          <table:table-cell/>
          <table:table-cell table:formula="of:=IF([.A453]=&quot;&quot;;&quot;&quot;;CONCATENATE(&quot; &quot;;[.A453];&quot; &quot;;[.B453];&quot; &quot;;))" office:value-type="string" office:string-value=" 228 699 " calcext:value-type="string">
            <text:p><text:s/>228 6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0</text:p>
          </table:table-cell>
          <table:table-cell/>
          <table:table-cell table:formula="of:=IF([.A454]=&quot;&quot;;&quot;&quot;;CONCATENATE(&quot; &quot;;[.A454];&quot; &quot;;[.B454];&quot; &quot;;))" office:value-type="string" office:string-value=" 228 700 " calcext:value-type="string">
            <text:p><text:s/>228 7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1</text:p>
          </table:table-cell>
          <table:table-cell/>
          <table:table-cell table:formula="of:=IF([.A455]=&quot;&quot;;&quot;&quot;;CONCATENATE(&quot; &quot;;[.A455];&quot; &quot;;[.B455];&quot; &quot;;))" office:value-type="string" office:string-value=" 228 701 " calcext:value-type="string">
            <text:p><text:s/>228 7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2</text:p>
          </table:table-cell>
          <table:table-cell/>
          <table:table-cell table:formula="of:=IF([.A456]=&quot;&quot;;&quot;&quot;;CONCATENATE(&quot; &quot;;[.A456];&quot; &quot;;[.B456];&quot; &quot;;))" office:value-type="string" office:string-value=" 228 702 " calcext:value-type="string">
            <text:p><text:s/>228 7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3</text:p>
          </table:table-cell>
          <table:table-cell/>
          <table:table-cell table:formula="of:=IF([.A457]=&quot;&quot;;&quot;&quot;;CONCATENATE(&quot; &quot;;[.A457];&quot; &quot;;[.B457];&quot; &quot;;))" office:value-type="string" office:string-value=" 228 703 " calcext:value-type="string">
            <text:p><text:s/>228 7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4</text:p>
          </table:table-cell>
          <table:table-cell/>
          <table:table-cell table:formula="of:=IF([.A458]=&quot;&quot;;&quot;&quot;;CONCATENATE(&quot; &quot;;[.A458];&quot; &quot;;[.B458];&quot; &quot;;))" office:value-type="string" office:string-value=" 228 704 " calcext:value-type="string">
            <text:p><text:s/>228 7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5</text:p>
          </table:table-cell>
          <table:table-cell/>
          <table:table-cell table:formula="of:=IF([.A459]=&quot;&quot;;&quot;&quot;;CONCATENATE(&quot; &quot;;[.A459];&quot; &quot;;[.B459];&quot; &quot;;))" office:value-type="string" office:string-value=" 228 705 " calcext:value-type="string">
            <text:p><text:s/>228 7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6</text:p>
          </table:table-cell>
          <table:table-cell/>
          <table:table-cell table:formula="of:=IF([.A460]=&quot;&quot;;&quot;&quot;;CONCATENATE(&quot; &quot;;[.A460];&quot; &quot;;[.B460];&quot; &quot;;))" office:value-type="string" office:string-value=" 228 706 " calcext:value-type="string">
            <text:p><text:s/>228 70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7</text:p>
          </table:table-cell>
          <table:table-cell/>
          <table:table-cell table:formula="of:=IF([.A461]=&quot;&quot;;&quot;&quot;;CONCATENATE(&quot; &quot;;[.A461];&quot; &quot;;[.B461];&quot; &quot;;))" office:value-type="string" office:string-value=" 228 707 " calcext:value-type="string">
            <text:p><text:s/>228 70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8</text:p>
          </table:table-cell>
          <table:table-cell/>
          <table:table-cell table:formula="of:=IF([.A462]=&quot;&quot;;&quot;&quot;;CONCATENATE(&quot; &quot;;[.A462];&quot; &quot;;[.B462];&quot; &quot;;))" office:value-type="string" office:string-value=" 228 708 " calcext:value-type="string">
            <text:p><text:s/>228 70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09</text:p>
          </table:table-cell>
          <table:table-cell/>
          <table:table-cell table:formula="of:=IF([.A463]=&quot;&quot;;&quot;&quot;;CONCATENATE(&quot; &quot;;[.A463];&quot; &quot;;[.B463];&quot; &quot;;))" office:value-type="string" office:string-value=" 228 709 " calcext:value-type="string">
            <text:p><text:s/>228 70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0</text:p>
          </table:table-cell>
          <table:table-cell/>
          <table:table-cell table:formula="of:=IF([.A464]=&quot;&quot;;&quot;&quot;;CONCATENATE(&quot; &quot;;[.A464];&quot; &quot;;[.B464];&quot; &quot;;))" office:value-type="string" office:string-value=" 228 710 " calcext:value-type="string">
            <text:p><text:s/>228 71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1</text:p>
          </table:table-cell>
          <table:table-cell/>
          <table:table-cell table:formula="of:=IF([.A465]=&quot;&quot;;&quot;&quot;;CONCATENATE(&quot; &quot;;[.A465];&quot; &quot;;[.B465];&quot; &quot;;))" office:value-type="string" office:string-value=" 228 711 " calcext:value-type="string">
            <text:p><text:s/>228 71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2</text:p>
          </table:table-cell>
          <table:table-cell/>
          <table:table-cell table:formula="of:=IF([.A466]=&quot;&quot;;&quot;&quot;;CONCATENATE(&quot; &quot;;[.A466];&quot; &quot;;[.B466];&quot; &quot;;))" office:value-type="string" office:string-value=" 228 712 " calcext:value-type="string">
            <text:p><text:s/>228 71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3</text:p>
          </table:table-cell>
          <table:table-cell/>
          <table:table-cell table:formula="of:=IF([.A467]=&quot;&quot;;&quot;&quot;;CONCATENATE(&quot; &quot;;[.A467];&quot; &quot;;[.B467];&quot; &quot;;))" office:value-type="string" office:string-value=" 228 713 " calcext:value-type="string">
            <text:p><text:s/>228 71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4</text:p>
          </table:table-cell>
          <table:table-cell/>
          <table:table-cell table:formula="of:=IF([.A468]=&quot;&quot;;&quot;&quot;;CONCATENATE(&quot; &quot;;[.A468];&quot; &quot;;[.B468];&quot; &quot;;))" office:value-type="string" office:string-value=" 228 714 " calcext:value-type="string">
            <text:p><text:s/>228 71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5</text:p>
          </table:table-cell>
          <table:table-cell/>
          <table:table-cell table:formula="of:=IF([.A469]=&quot;&quot;;&quot;&quot;;CONCATENATE(&quot; &quot;;[.A469];&quot; &quot;;[.B469];&quot; &quot;;))" office:value-type="string" office:string-value=" 228 715 " calcext:value-type="string">
            <text:p><text:s/>228 71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6</text:p>
          </table:table-cell>
          <table:table-cell/>
          <table:table-cell table:formula="of:=IF([.A470]=&quot;&quot;;&quot;&quot;;CONCATENATE(&quot; &quot;;[.A470];&quot; &quot;;[.B470];&quot; &quot;;))" office:value-type="string" office:string-value=" 228 716 " calcext:value-type="string">
            <text:p><text:s/>228 71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7</text:p>
          </table:table-cell>
          <table:table-cell/>
          <table:table-cell table:formula="of:=IF([.A471]=&quot;&quot;;&quot;&quot;;CONCATENATE(&quot; &quot;;[.A471];&quot; &quot;;[.B471];&quot; &quot;;))" office:value-type="string" office:string-value=" 228 717 " calcext:value-type="string">
            <text:p><text:s/>228 71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8</text:p>
          </table:table-cell>
          <table:table-cell/>
          <table:table-cell table:formula="of:=IF([.A472]=&quot;&quot;;&quot;&quot;;CONCATENATE(&quot; &quot;;[.A472];&quot; &quot;;[.B472];&quot; &quot;;))" office:value-type="string" office:string-value=" 228 718 " calcext:value-type="string">
            <text:p><text:s/>228 71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19</text:p>
          </table:table-cell>
          <table:table-cell/>
          <table:table-cell table:formula="of:=IF([.A473]=&quot;&quot;;&quot;&quot;;CONCATENATE(&quot; &quot;;[.A473];&quot; &quot;;[.B473];&quot; &quot;;))" office:value-type="string" office:string-value=" 228 719 " calcext:value-type="string">
            <text:p><text:s/>228 71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0</text:p>
          </table:table-cell>
          <table:table-cell/>
          <table:table-cell table:formula="of:=IF([.A474]=&quot;&quot;;&quot;&quot;;CONCATENATE(&quot; &quot;;[.A474];&quot; &quot;;[.B474];&quot; &quot;;))" office:value-type="string" office:string-value=" 228 720 " calcext:value-type="string">
            <text:p><text:s/>228 72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1</text:p>
          </table:table-cell>
          <table:table-cell/>
          <table:table-cell table:formula="of:=IF([.A475]=&quot;&quot;;&quot;&quot;;CONCATENATE(&quot; &quot;;[.A475];&quot; &quot;;[.B475];&quot; &quot;;))" office:value-type="string" office:string-value=" 228 721 " calcext:value-type="string">
            <text:p><text:s/>228 72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2</text:p>
          </table:table-cell>
          <table:table-cell/>
          <table:table-cell table:formula="of:=IF([.A476]=&quot;&quot;;&quot;&quot;;CONCATENATE(&quot; &quot;;[.A476];&quot; &quot;;[.B476];&quot; &quot;;))" office:value-type="string" office:string-value=" 228 722 " calcext:value-type="string">
            <text:p><text:s/>228 72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3</text:p>
          </table:table-cell>
          <table:table-cell/>
          <table:table-cell table:formula="of:=IF([.A477]=&quot;&quot;;&quot;&quot;;CONCATENATE(&quot; &quot;;[.A477];&quot; &quot;;[.B477];&quot; &quot;;))" office:value-type="string" office:string-value=" 228 723 " calcext:value-type="string">
            <text:p><text:s/>228 72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4</text:p>
          </table:table-cell>
          <table:table-cell/>
          <table:table-cell table:formula="of:=IF([.A478]=&quot;&quot;;&quot;&quot;;CONCATENATE(&quot; &quot;;[.A478];&quot; &quot;;[.B478];&quot; &quot;;))" office:value-type="string" office:string-value=" 228 724 " calcext:value-type="string">
            <text:p><text:s/>228 72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5</text:p>
          </table:table-cell>
          <table:table-cell/>
          <table:table-cell table:formula="of:=IF([.A479]=&quot;&quot;;&quot;&quot;;CONCATENATE(&quot; &quot;;[.A479];&quot; &quot;;[.B479];&quot; &quot;;))" office:value-type="string" office:string-value=" 228 725 " calcext:value-type="string">
            <text:p><text:s/>228 72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6</text:p>
          </table:table-cell>
          <table:table-cell/>
          <table:table-cell table:formula="of:=IF([.A480]=&quot;&quot;;&quot;&quot;;CONCATENATE(&quot; &quot;;[.A480];&quot; &quot;;[.B480];&quot; &quot;;))" office:value-type="string" office:string-value=" 228 726 " calcext:value-type="string">
            <text:p><text:s/>228 72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7</text:p>
          </table:table-cell>
          <table:table-cell/>
          <table:table-cell table:formula="of:=IF([.A481]=&quot;&quot;;&quot;&quot;;CONCATENATE(&quot; &quot;;[.A481];&quot; &quot;;[.B481];&quot; &quot;;))" office:value-type="string" office:string-value=" 228 727 " calcext:value-type="string">
            <text:p><text:s/>228 72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8</text:p>
          </table:table-cell>
          <table:table-cell/>
          <table:table-cell table:formula="of:=IF([.A482]=&quot;&quot;;&quot;&quot;;CONCATENATE(&quot; &quot;;[.A482];&quot; &quot;;[.B482];&quot; &quot;;))" office:value-type="string" office:string-value=" 228 728 " calcext:value-type="string">
            <text:p><text:s/>228 72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29</text:p>
          </table:table-cell>
          <table:table-cell/>
          <table:table-cell table:formula="of:=IF([.A483]=&quot;&quot;;&quot;&quot;;CONCATENATE(&quot; &quot;;[.A483];&quot; &quot;;[.B483];&quot; &quot;;))" office:value-type="string" office:string-value=" 228 729 " calcext:value-type="string">
            <text:p><text:s/>228 72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0</text:p>
          </table:table-cell>
          <table:table-cell/>
          <table:table-cell table:formula="of:=IF([.A484]=&quot;&quot;;&quot;&quot;;CONCATENATE(&quot; &quot;;[.A484];&quot; &quot;;[.B484];&quot; &quot;;))" office:value-type="string" office:string-value=" 228 730 " calcext:value-type="string">
            <text:p><text:s/>228 73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1</text:p>
          </table:table-cell>
          <table:table-cell/>
          <table:table-cell table:formula="of:=IF([.A485]=&quot;&quot;;&quot;&quot;;CONCATENATE(&quot; &quot;;[.A485];&quot; &quot;;[.B485];&quot; &quot;;))" office:value-type="string" office:string-value=" 228 731 " calcext:value-type="string">
            <text:p><text:s/>228 73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2</text:p>
          </table:table-cell>
          <table:table-cell/>
          <table:table-cell table:formula="of:=IF([.A486]=&quot;&quot;;&quot;&quot;;CONCATENATE(&quot; &quot;;[.A486];&quot; &quot;;[.B486];&quot; &quot;;))" office:value-type="string" office:string-value=" 228 732 " calcext:value-type="string">
            <text:p><text:s/>228 73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3</text:p>
          </table:table-cell>
          <table:table-cell/>
          <table:table-cell table:formula="of:=IF([.A487]=&quot;&quot;;&quot;&quot;;CONCATENATE(&quot; &quot;;[.A487];&quot; &quot;;[.B487];&quot; &quot;;))" office:value-type="string" office:string-value=" 228 733 " calcext:value-type="string">
            <text:p><text:s/>228 73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4</text:p>
          </table:table-cell>
          <table:table-cell/>
          <table:table-cell table:formula="of:=IF([.A488]=&quot;&quot;;&quot;&quot;;CONCATENATE(&quot; &quot;;[.A488];&quot; &quot;;[.B488];&quot; &quot;;))" office:value-type="string" office:string-value=" 228 734 " calcext:value-type="string">
            <text:p><text:s/>228 73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5</text:p>
          </table:table-cell>
          <table:table-cell/>
          <table:table-cell table:formula="of:=IF([.A489]=&quot;&quot;;&quot;&quot;;CONCATENATE(&quot; &quot;;[.A489];&quot; &quot;;[.B489];&quot; &quot;;))" office:value-type="string" office:string-value=" 228 735 " calcext:value-type="string">
            <text:p><text:s/>228 73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6</text:p>
          </table:table-cell>
          <table:table-cell/>
          <table:table-cell table:formula="of:=IF([.A490]=&quot;&quot;;&quot;&quot;;CONCATENATE(&quot; &quot;;[.A490];&quot; &quot;;[.B490];&quot; &quot;;))" office:value-type="string" office:string-value=" 228 736 " calcext:value-type="string">
            <text:p><text:s/>228 73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7</text:p>
          </table:table-cell>
          <table:table-cell/>
          <table:table-cell table:formula="of:=IF([.A491]=&quot;&quot;;&quot;&quot;;CONCATENATE(&quot; &quot;;[.A491];&quot; &quot;;[.B491];&quot; &quot;;))" office:value-type="string" office:string-value=" 228 737 " calcext:value-type="string">
            <text:p><text:s/>228 73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8</text:p>
          </table:table-cell>
          <table:table-cell/>
          <table:table-cell table:formula="of:=IF([.A492]=&quot;&quot;;&quot;&quot;;CONCATENATE(&quot; &quot;;[.A492];&quot; &quot;;[.B492];&quot; &quot;;))" office:value-type="string" office:string-value=" 228 738 " calcext:value-type="string">
            <text:p><text:s/>228 73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39</text:p>
          </table:table-cell>
          <table:table-cell/>
          <table:table-cell table:formula="of:=IF([.A493]=&quot;&quot;;&quot;&quot;;CONCATENATE(&quot; &quot;;[.A493];&quot; &quot;;[.B493];&quot; &quot;;))" office:value-type="string" office:string-value=" 228 739 " calcext:value-type="string">
            <text:p><text:s/>228 73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0</text:p>
          </table:table-cell>
          <table:table-cell/>
          <table:table-cell table:formula="of:=IF([.A494]=&quot;&quot;;&quot;&quot;;CONCATENATE(&quot; &quot;;[.A494];&quot; &quot;;[.B494];&quot; &quot;;))" office:value-type="string" office:string-value=" 228 740 " calcext:value-type="string">
            <text:p><text:s/>228 74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1</text:p>
          </table:table-cell>
          <table:table-cell/>
          <table:table-cell table:formula="of:=IF([.A495]=&quot;&quot;;&quot;&quot;;CONCATENATE(&quot; &quot;;[.A495];&quot; &quot;;[.B495];&quot; &quot;;))" office:value-type="string" office:string-value=" 228 741 " calcext:value-type="string">
            <text:p><text:s/>228 74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2</text:p>
          </table:table-cell>
          <table:table-cell/>
          <table:table-cell table:formula="of:=IF([.A496]=&quot;&quot;;&quot;&quot;;CONCATENATE(&quot; &quot;;[.A496];&quot; &quot;;[.B496];&quot; &quot;;))" office:value-type="string" office:string-value=" 228 742 " calcext:value-type="string">
            <text:p><text:s/>228 74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3</text:p>
          </table:table-cell>
          <table:table-cell/>
          <table:table-cell table:formula="of:=IF([.A497]=&quot;&quot;;&quot;&quot;;CONCATENATE(&quot; &quot;;[.A497];&quot; &quot;;[.B497];&quot; &quot;;))" office:value-type="string" office:string-value=" 228 743 " calcext:value-type="string">
            <text:p><text:s/>228 74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4</text:p>
          </table:table-cell>
          <table:table-cell/>
          <table:table-cell table:formula="of:=IF([.A498]=&quot;&quot;;&quot;&quot;;CONCATENATE(&quot; &quot;;[.A498];&quot; &quot;;[.B498];&quot; &quot;;))" office:value-type="string" office:string-value=" 228 744 " calcext:value-type="string">
            <text:p><text:s/>228 74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5</text:p>
          </table:table-cell>
          <table:table-cell/>
          <table:table-cell table:formula="of:=IF([.A499]=&quot;&quot;;&quot;&quot;;CONCATENATE(&quot; &quot;;[.A499];&quot; &quot;;[.B499];&quot; &quot;;))" office:value-type="string" office:string-value=" 228 745 " calcext:value-type="string">
            <text:p><text:s/>228 74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6</text:p>
          </table:table-cell>
          <table:table-cell/>
          <table:table-cell table:formula="of:=IF([.A500]=&quot;&quot;;&quot;&quot;;CONCATENATE(&quot; &quot;;[.A500];&quot; &quot;;[.B500];&quot; &quot;;))" office:value-type="string" office:string-value=" 228 746 " calcext:value-type="string">
            <text:p><text:s/>228 74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7</text:p>
          </table:table-cell>
          <table:table-cell/>
          <table:table-cell table:formula="of:=IF([.A501]=&quot;&quot;;&quot;&quot;;CONCATENATE(&quot; &quot;;[.A501];&quot; &quot;;[.B501];&quot; &quot;;))" office:value-type="string" office:string-value=" 228 747 " calcext:value-type="string">
            <text:p><text:s/>228 74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8</text:p>
          </table:table-cell>
          <table:table-cell/>
          <table:table-cell table:formula="of:=IF([.A502]=&quot;&quot;;&quot;&quot;;CONCATENATE(&quot; &quot;;[.A502];&quot; &quot;;[.B502];&quot; &quot;;))" office:value-type="string" office:string-value=" 228 748 " calcext:value-type="string">
            <text:p><text:s/>228 74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49</text:p>
          </table:table-cell>
          <table:table-cell/>
          <table:table-cell table:formula="of:=IF([.A503]=&quot;&quot;;&quot;&quot;;CONCATENATE(&quot; &quot;;[.A503];&quot; &quot;;[.B503];&quot; &quot;;))" office:value-type="string" office:string-value=" 228 749 " calcext:value-type="string">
            <text:p><text:s/>228 74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0</text:p>
          </table:table-cell>
          <table:table-cell/>
          <table:table-cell table:formula="of:=IF([.A504]=&quot;&quot;;&quot;&quot;;CONCATENATE(&quot; &quot;;[.A504];&quot; &quot;;[.B504];&quot; &quot;;))" office:value-type="string" office:string-value=" 228 750 " calcext:value-type="string">
            <text:p><text:s/>228 75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1</text:p>
          </table:table-cell>
          <table:table-cell/>
          <table:table-cell table:formula="of:=IF([.A505]=&quot;&quot;;&quot;&quot;;CONCATENATE(&quot; &quot;;[.A505];&quot; &quot;;[.B505];&quot; &quot;;))" office:value-type="string" office:string-value=" 228 751 " calcext:value-type="string">
            <text:p><text:s/>228 75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2</text:p>
          </table:table-cell>
          <table:table-cell/>
          <table:table-cell table:formula="of:=IF([.A506]=&quot;&quot;;&quot;&quot;;CONCATENATE(&quot; &quot;;[.A506];&quot; &quot;;[.B506];&quot; &quot;;))" office:value-type="string" office:string-value=" 228 752 " calcext:value-type="string">
            <text:p><text:s/>228 75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3</text:p>
          </table:table-cell>
          <table:table-cell/>
          <table:table-cell table:formula="of:=IF([.A507]=&quot;&quot;;&quot;&quot;;CONCATENATE(&quot; &quot;;[.A507];&quot; &quot;;[.B507];&quot; &quot;;))" office:value-type="string" office:string-value=" 228 753 " calcext:value-type="string">
            <text:p><text:s/>228 75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4</text:p>
          </table:table-cell>
          <table:table-cell/>
          <table:table-cell table:formula="of:=IF([.A508]=&quot;&quot;;&quot;&quot;;CONCATENATE(&quot; &quot;;[.A508];&quot; &quot;;[.B508];&quot; &quot;;))" office:value-type="string" office:string-value=" 228 754 " calcext:value-type="string">
            <text:p><text:s/>228 75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5</text:p>
          </table:table-cell>
          <table:table-cell/>
          <table:table-cell table:formula="of:=IF([.A509]=&quot;&quot;;&quot;&quot;;CONCATENATE(&quot; &quot;;[.A509];&quot; &quot;;[.B509];&quot; &quot;;))" office:value-type="string" office:string-value=" 228 755 " calcext:value-type="string">
            <text:p><text:s/>228 75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6</text:p>
          </table:table-cell>
          <table:table-cell/>
          <table:table-cell table:formula="of:=IF([.A510]=&quot;&quot;;&quot;&quot;;CONCATENATE(&quot; &quot;;[.A510];&quot; &quot;;[.B510];&quot; &quot;;))" office:value-type="string" office:string-value=" 228 756 " calcext:value-type="string">
            <text:p><text:s/>228 75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7</text:p>
          </table:table-cell>
          <table:table-cell/>
          <table:table-cell table:formula="of:=IF([.A511]=&quot;&quot;;&quot;&quot;;CONCATENATE(&quot; &quot;;[.A511];&quot; &quot;;[.B511];&quot; &quot;;))" office:value-type="string" office:string-value=" 228 757 " calcext:value-type="string">
            <text:p><text:s/>228 75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8</text:p>
          </table:table-cell>
          <table:table-cell/>
          <table:table-cell table:formula="of:=IF([.A512]=&quot;&quot;;&quot;&quot;;CONCATENATE(&quot; &quot;;[.A512];&quot; &quot;;[.B512];&quot; &quot;;))" office:value-type="string" office:string-value=" 228 758 " calcext:value-type="string">
            <text:p><text:s/>228 75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59</text:p>
          </table:table-cell>
          <table:table-cell/>
          <table:table-cell table:formula="of:=IF([.A513]=&quot;&quot;;&quot;&quot;;CONCATENATE(&quot; &quot;;[.A513];&quot; &quot;;[.B513];&quot; &quot;;))" office:value-type="string" office:string-value=" 228 759 " calcext:value-type="string">
            <text:p><text:s/>228 75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0</text:p>
          </table:table-cell>
          <table:table-cell/>
          <table:table-cell table:formula="of:=IF([.A514]=&quot;&quot;;&quot;&quot;;CONCATENATE(&quot; &quot;;[.A514];&quot; &quot;;[.B514];&quot; &quot;;))" office:value-type="string" office:string-value=" 228 760 " calcext:value-type="string">
            <text:p><text:s/>228 76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1</text:p>
          </table:table-cell>
          <table:table-cell/>
          <table:table-cell table:formula="of:=IF([.A515]=&quot;&quot;;&quot;&quot;;CONCATENATE(&quot; &quot;;[.A515];&quot; &quot;;[.B515];&quot; &quot;;))" office:value-type="string" office:string-value=" 228 761 " calcext:value-type="string">
            <text:p><text:s/>228 76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2</text:p>
          </table:table-cell>
          <table:table-cell/>
          <table:table-cell table:formula="of:=IF([.A516]=&quot;&quot;;&quot;&quot;;CONCATENATE(&quot; &quot;;[.A516];&quot; &quot;;[.B516];&quot; &quot;;))" office:value-type="string" office:string-value=" 228 762 " calcext:value-type="string">
            <text:p><text:s/>228 76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3</text:p>
          </table:table-cell>
          <table:table-cell/>
          <table:table-cell table:formula="of:=IF([.A517]=&quot;&quot;;&quot;&quot;;CONCATENATE(&quot; &quot;;[.A517];&quot; &quot;;[.B517];&quot; &quot;;))" office:value-type="string" office:string-value=" 228 763 " calcext:value-type="string">
            <text:p><text:s/>228 76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4</text:p>
          </table:table-cell>
          <table:table-cell/>
          <table:table-cell table:formula="of:=IF([.A518]=&quot;&quot;;&quot;&quot;;CONCATENATE(&quot; &quot;;[.A518];&quot; &quot;;[.B518];&quot; &quot;;))" office:value-type="string" office:string-value=" 228 764 " calcext:value-type="string">
            <text:p><text:s/>228 76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5</text:p>
          </table:table-cell>
          <table:table-cell/>
          <table:table-cell table:formula="of:=IF([.A519]=&quot;&quot;;&quot;&quot;;CONCATENATE(&quot; &quot;;[.A519];&quot; &quot;;[.B519];&quot; &quot;;))" office:value-type="string" office:string-value=" 228 765 " calcext:value-type="string">
            <text:p><text:s/>228 76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6</text:p>
          </table:table-cell>
          <table:table-cell/>
          <table:table-cell table:formula="of:=IF([.A520]=&quot;&quot;;&quot;&quot;;CONCATENATE(&quot; &quot;;[.A520];&quot; &quot;;[.B520];&quot; &quot;;))" office:value-type="string" office:string-value=" 228 766 " calcext:value-type="string">
            <text:p><text:s/>228 76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7</text:p>
          </table:table-cell>
          <table:table-cell/>
          <table:table-cell table:formula="of:=IF([.A521]=&quot;&quot;;&quot;&quot;;CONCATENATE(&quot; &quot;;[.A521];&quot; &quot;;[.B521];&quot; &quot;;))" office:value-type="string" office:string-value=" 228 767 " calcext:value-type="string">
            <text:p><text:s/>228 76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8</text:p>
          </table:table-cell>
          <table:table-cell/>
          <table:table-cell table:formula="of:=IF([.A522]=&quot;&quot;;&quot;&quot;;CONCATENATE(&quot; &quot;;[.A522];&quot; &quot;;[.B522];&quot; &quot;;))" office:value-type="string" office:string-value=" 228 768 " calcext:value-type="string">
            <text:p><text:s/>228 76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69</text:p>
          </table:table-cell>
          <table:table-cell/>
          <table:table-cell table:formula="of:=IF([.A523]=&quot;&quot;;&quot;&quot;;CONCATENATE(&quot; &quot;;[.A523];&quot; &quot;;[.B523];&quot; &quot;;))" office:value-type="string" office:string-value=" 228 769 " calcext:value-type="string">
            <text:p><text:s/>228 76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0</text:p>
          </table:table-cell>
          <table:table-cell/>
          <table:table-cell table:formula="of:=IF([.A524]=&quot;&quot;;&quot;&quot;;CONCATENATE(&quot; &quot;;[.A524];&quot; &quot;;[.B524];&quot; &quot;;))" office:value-type="string" office:string-value=" 228 770 " calcext:value-type="string">
            <text:p><text:s/>228 77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1</text:p>
          </table:table-cell>
          <table:table-cell/>
          <table:table-cell table:formula="of:=IF([.A525]=&quot;&quot;;&quot;&quot;;CONCATENATE(&quot; &quot;;[.A525];&quot; &quot;;[.B525];&quot; &quot;;))" office:value-type="string" office:string-value=" 228 771 " calcext:value-type="string">
            <text:p><text:s/>228 77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2</text:p>
          </table:table-cell>
          <table:table-cell/>
          <table:table-cell table:formula="of:=IF([.A526]=&quot;&quot;;&quot;&quot;;CONCATENATE(&quot; &quot;;[.A526];&quot; &quot;;[.B526];&quot; &quot;;))" office:value-type="string" office:string-value=" 228 772 " calcext:value-type="string">
            <text:p><text:s/>228 77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3</text:p>
          </table:table-cell>
          <table:table-cell/>
          <table:table-cell table:formula="of:=IF([.A527]=&quot;&quot;;&quot;&quot;;CONCATENATE(&quot; &quot;;[.A527];&quot; &quot;;[.B527];&quot; &quot;;))" office:value-type="string" office:string-value=" 228 773 " calcext:value-type="string">
            <text:p><text:s/>228 77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4</text:p>
          </table:table-cell>
          <table:table-cell/>
          <table:table-cell table:formula="of:=IF([.A528]=&quot;&quot;;&quot;&quot;;CONCATENATE(&quot; &quot;;[.A528];&quot; &quot;;[.B528];&quot; &quot;;))" office:value-type="string" office:string-value=" 228 774 " calcext:value-type="string">
            <text:p><text:s/>228 77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5</text:p>
          </table:table-cell>
          <table:table-cell/>
          <table:table-cell table:formula="of:=IF([.A529]=&quot;&quot;;&quot;&quot;;CONCATENATE(&quot; &quot;;[.A529];&quot; &quot;;[.B529];&quot; &quot;;))" office:value-type="string" office:string-value=" 228 775 " calcext:value-type="string">
            <text:p><text:s/>228 77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6</text:p>
          </table:table-cell>
          <table:table-cell/>
          <table:table-cell table:formula="of:=IF([.A530]=&quot;&quot;;&quot;&quot;;CONCATENATE(&quot; &quot;;[.A530];&quot; &quot;;[.B530];&quot; &quot;;))" office:value-type="string" office:string-value=" 228 776 " calcext:value-type="string">
            <text:p><text:s/>228 77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7</text:p>
          </table:table-cell>
          <table:table-cell/>
          <table:table-cell table:formula="of:=IF([.A531]=&quot;&quot;;&quot;&quot;;CONCATENATE(&quot; &quot;;[.A531];&quot; &quot;;[.B531];&quot; &quot;;))" office:value-type="string" office:string-value=" 228 777 " calcext:value-type="string">
            <text:p><text:s/>228 77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8</text:p>
          </table:table-cell>
          <table:table-cell/>
          <table:table-cell table:formula="of:=IF([.A532]=&quot;&quot;;&quot;&quot;;CONCATENATE(&quot; &quot;;[.A532];&quot; &quot;;[.B532];&quot; &quot;;))" office:value-type="string" office:string-value=" 228 778 " calcext:value-type="string">
            <text:p><text:s/>228 77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79</text:p>
          </table:table-cell>
          <table:table-cell/>
          <table:table-cell table:formula="of:=IF([.A533]=&quot;&quot;;&quot;&quot;;CONCATENATE(&quot; &quot;;[.A533];&quot; &quot;;[.B533];&quot; &quot;;))" office:value-type="string" office:string-value=" 228 779 " calcext:value-type="string">
            <text:p><text:s/>228 77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0</text:p>
          </table:table-cell>
          <table:table-cell/>
          <table:table-cell table:formula="of:=IF([.A534]=&quot;&quot;;&quot;&quot;;CONCATENATE(&quot; &quot;;[.A534];&quot; &quot;;[.B534];&quot; &quot;;))" office:value-type="string" office:string-value=" 228 780 " calcext:value-type="string">
            <text:p><text:s/>228 78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1</text:p>
          </table:table-cell>
          <table:table-cell/>
          <table:table-cell table:formula="of:=IF([.A535]=&quot;&quot;;&quot;&quot;;CONCATENATE(&quot; &quot;;[.A535];&quot; &quot;;[.B535];&quot; &quot;;))" office:value-type="string" office:string-value=" 228 781 " calcext:value-type="string">
            <text:p><text:s/>228 78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2</text:p>
          </table:table-cell>
          <table:table-cell/>
          <table:table-cell table:formula="of:=IF([.A536]=&quot;&quot;;&quot;&quot;;CONCATENATE(&quot; &quot;;[.A536];&quot; &quot;;[.B536];&quot; &quot;;))" office:value-type="string" office:string-value=" 228 782 " calcext:value-type="string">
            <text:p><text:s/>228 78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3</text:p>
          </table:table-cell>
          <table:table-cell/>
          <table:table-cell table:formula="of:=IF([.A537]=&quot;&quot;;&quot;&quot;;CONCATENATE(&quot; &quot;;[.A537];&quot; &quot;;[.B537];&quot; &quot;;))" office:value-type="string" office:string-value=" 228 783 " calcext:value-type="string">
            <text:p><text:s/>228 78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4</text:p>
          </table:table-cell>
          <table:table-cell/>
          <table:table-cell table:formula="of:=IF([.A538]=&quot;&quot;;&quot;&quot;;CONCATENATE(&quot; &quot;;[.A538];&quot; &quot;;[.B538];&quot; &quot;;))" office:value-type="string" office:string-value=" 228 784 " calcext:value-type="string">
            <text:p><text:s/>228 78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5</text:p>
          </table:table-cell>
          <table:table-cell/>
          <table:table-cell table:formula="of:=IF([.A539]=&quot;&quot;;&quot;&quot;;CONCATENATE(&quot; &quot;;[.A539];&quot; &quot;;[.B539];&quot; &quot;;))" office:value-type="string" office:string-value=" 228 785 " calcext:value-type="string">
            <text:p><text:s/>228 78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6</text:p>
          </table:table-cell>
          <table:table-cell/>
          <table:table-cell table:formula="of:=IF([.A540]=&quot;&quot;;&quot;&quot;;CONCATENATE(&quot; &quot;;[.A540];&quot; &quot;;[.B540];&quot; &quot;;))" office:value-type="string" office:string-value=" 228 786 " calcext:value-type="string">
            <text:p><text:s/>228 78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7</text:p>
          </table:table-cell>
          <table:table-cell/>
          <table:table-cell table:formula="of:=IF([.A541]=&quot;&quot;;&quot;&quot;;CONCATENATE(&quot; &quot;;[.A541];&quot; &quot;;[.B541];&quot; &quot;;))" office:value-type="string" office:string-value=" 228 787 " calcext:value-type="string">
            <text:p><text:s/>228 78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8</text:p>
          </table:table-cell>
          <table:table-cell/>
          <table:table-cell table:formula="of:=IF([.A542]=&quot;&quot;;&quot;&quot;;CONCATENATE(&quot; &quot;;[.A542];&quot; &quot;;[.B542];&quot; &quot;;))" office:value-type="string" office:string-value=" 228 788 " calcext:value-type="string">
            <text:p><text:s/>228 78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89</text:p>
          </table:table-cell>
          <table:table-cell/>
          <table:table-cell table:formula="of:=IF([.A543]=&quot;&quot;;&quot;&quot;;CONCATENATE(&quot; &quot;;[.A543];&quot; &quot;;[.B543];&quot; &quot;;))" office:value-type="string" office:string-value=" 228 789 " calcext:value-type="string">
            <text:p><text:s/>228 78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0</text:p>
          </table:table-cell>
          <table:table-cell/>
          <table:table-cell table:formula="of:=IF([.A544]=&quot;&quot;;&quot;&quot;;CONCATENATE(&quot; &quot;;[.A544];&quot; &quot;;[.B544];&quot; &quot;;))" office:value-type="string" office:string-value=" 228 790 " calcext:value-type="string">
            <text:p><text:s/>228 79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1</text:p>
          </table:table-cell>
          <table:table-cell/>
          <table:table-cell table:formula="of:=IF([.A545]=&quot;&quot;;&quot;&quot;;CONCATENATE(&quot; &quot;;[.A545];&quot; &quot;;[.B545];&quot; &quot;;))" office:value-type="string" office:string-value=" 228 791 " calcext:value-type="string">
            <text:p><text:s/>228 7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2</text:p>
          </table:table-cell>
          <table:table-cell/>
          <table:table-cell table:formula="of:=IF([.A546]=&quot;&quot;;&quot;&quot;;CONCATENATE(&quot; &quot;;[.A546];&quot; &quot;;[.B546];&quot; &quot;;))" office:value-type="string" office:string-value=" 228 792 " calcext:value-type="string">
            <text:p><text:s/>228 79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3</text:p>
          </table:table-cell>
          <table:table-cell/>
          <table:table-cell table:formula="of:=IF([.A547]=&quot;&quot;;&quot;&quot;;CONCATENATE(&quot; &quot;;[.A547];&quot; &quot;;[.B547];&quot; &quot;;))" office:value-type="string" office:string-value=" 228 793 " calcext:value-type="string">
            <text:p><text:s/>228 79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4</text:p>
          </table:table-cell>
          <table:table-cell/>
          <table:table-cell table:formula="of:=IF([.A548]=&quot;&quot;;&quot;&quot;;CONCATENATE(&quot; &quot;;[.A548];&quot; &quot;;[.B548];&quot; &quot;;))" office:value-type="string" office:string-value=" 228 794 " calcext:value-type="string">
            <text:p><text:s/>228 79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5</text:p>
          </table:table-cell>
          <table:table-cell/>
          <table:table-cell table:formula="of:=IF([.A549]=&quot;&quot;;&quot;&quot;;CONCATENATE(&quot; &quot;;[.A549];&quot; &quot;;[.B549];&quot; &quot;;))" office:value-type="string" office:string-value=" 228 795 " calcext:value-type="string">
            <text:p><text:s/>228 79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6</text:p>
          </table:table-cell>
          <table:table-cell/>
          <table:table-cell table:formula="of:=IF([.A550]=&quot;&quot;;&quot;&quot;;CONCATENATE(&quot; &quot;;[.A550];&quot; &quot;;[.B550];&quot; &quot;;))" office:value-type="string" office:string-value=" 228 796 " calcext:value-type="string">
            <text:p><text:s/>228 796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7</text:p>
          </table:table-cell>
          <table:table-cell/>
          <table:table-cell table:formula="of:=IF([.A551]=&quot;&quot;;&quot;&quot;;CONCATENATE(&quot; &quot;;[.A551];&quot; &quot;;[.B551];&quot; &quot;;))" office:value-type="string" office:string-value=" 228 797 " calcext:value-type="string">
            <text:p><text:s/>228 797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8</text:p>
          </table:table-cell>
          <table:table-cell/>
          <table:table-cell table:formula="of:=IF([.A552]=&quot;&quot;;&quot;&quot;;CONCATENATE(&quot; &quot;;[.A552];&quot; &quot;;[.B552];&quot; &quot;;))" office:value-type="string" office:string-value=" 228 798 " calcext:value-type="string">
            <text:p><text:s/>228 798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799</text:p>
          </table:table-cell>
          <table:table-cell/>
          <table:table-cell table:formula="of:=IF([.A553]=&quot;&quot;;&quot;&quot;;CONCATENATE(&quot; &quot;;[.A553];&quot; &quot;;[.B553];&quot; &quot;;))" office:value-type="string" office:string-value=" 228 799 " calcext:value-type="string">
            <text:p><text:s/>228 799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0</text:p>
          </table:table-cell>
          <table:table-cell/>
          <table:table-cell table:formula="of:=IF([.A554]=&quot;&quot;;&quot;&quot;;CONCATENATE(&quot; &quot;;[.A554];&quot; &quot;;[.B554];&quot; &quot;;))" office:value-type="string" office:string-value=" 228 800 " calcext:value-type="string">
            <text:p><text:s/>228 800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1</text:p>
          </table:table-cell>
          <table:table-cell/>
          <table:table-cell table:formula="of:=IF([.A555]=&quot;&quot;;&quot;&quot;;CONCATENATE(&quot; &quot;;[.A555];&quot; &quot;;[.B555];&quot; &quot;;))" office:value-type="string" office:string-value=" 228 801 " calcext:value-type="string">
            <text:p><text:s/>228 80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2</text:p>
          </table:table-cell>
          <table:table-cell/>
          <table:table-cell table:formula="of:=IF([.A556]=&quot;&quot;;&quot;&quot;;CONCATENATE(&quot; &quot;;[.A556];&quot; &quot;;[.B556];&quot; &quot;;))" office:value-type="string" office:string-value=" 228 802 " calcext:value-type="string">
            <text:p><text:s/>228 802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3</text:p>
          </table:table-cell>
          <table:table-cell/>
          <table:table-cell table:formula="of:=IF([.A557]=&quot;&quot;;&quot;&quot;;CONCATENATE(&quot; &quot;;[.A557];&quot; &quot;;[.B557];&quot; &quot;;))" office:value-type="string" office:string-value=" 228 803 " calcext:value-type="string">
            <text:p><text:s/>228 803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4</text:p>
          </table:table-cell>
          <table:table-cell/>
          <table:table-cell table:formula="of:=IF([.A558]=&quot;&quot;;&quot;&quot;;CONCATENATE(&quot; &quot;;[.A558];&quot; &quot;;[.B558];&quot; &quot;;))" office:value-type="string" office:string-value=" 228 804 " calcext:value-type="string">
            <text:p><text:s/>228 804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5</text:p>
          </table:table-cell>
          <table:table-cell/>
          <table:table-cell table:formula="of:=IF([.A559]=&quot;&quot;;&quot;&quot;;CONCATENATE(&quot; &quot;;[.A559];&quot; &quot;;[.B559];&quot; &quot;;))" office:value-type="string" office:string-value=" 228 805 " calcext:value-type="string">
            <text:p><text:s/>228 805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806</text:p>
          </table:table-cell>
          <table:table-cell/>
          <table:table-cell table:formula="of:=IF([.A560]=&quot;&quot;;&quot;&quot;;CONCATENATE(&quot; &quot;;[.A560];&quot; &quot;;[.B560];&quot; &quot;;))" office:value-type="string" office:string-value=" 228 806 " calcext:value-type="string">
            <text:p><text:s/>228 806 </text:p>
          </table:table-cell>
          <table:table-cell table:number-columns-repeated="1017"/>
        </table:table-row>
        <table:table-row table:style-name="ro1" table:number-rows-repeated="104801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.00.0000</text:date>, <text:time style:data-style-name="N2" text:time-value="09:18:00.7285665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7T09:34:26.402759545</dc:date>
    <dc:creator>Andreas Böttger</dc:creator>
    <meta:editing-duration>PT1H48M6S</meta:editing-duration>
    <meta:editing-cycles>8</meta:editing-cycles>
    <meta:generator>LibreOffice/4.2.4.2$Linux_X86_64 LibreOffice_project/420m0$Build-2</meta:generator>
    <meta:document-statistic meta:table-count="1" meta:cell-count="1672" meta:object-count="0"/>
  </office:meta>
</office:document-meta>
</file>